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ie viel Zeit verbringen Sie an einem gewöhnlichen Werktag insgesamt damit, fernzusehen?</text:p>
          </table:table-cell>
          <table:table-cell office:value-type="float" office:value="14414" calcext:value-type="float">
            <text:p>14414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nd wie viel von dieser Zeit verbringen Sie damit, sich Nachrichten oder Sendungen über Politik und aktuelle politische Ereignisse anzusehen?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ie viel Zeit verbringen Sie an einem gewöhnlichen Werktag insgesamt damit, Radio zu hören?</text:p>
          </table:table-cell>
          <table:table-cell office:value-type="float" office:value="15051" calcext:value-type="float">
            <text:p>15051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Und wie viel Zeit von dieser Zeit verbringen Sie damit, sich Nachrichten oder Sendungen über Politik und aktuelle politische Ereignisse anzuhören?</text:p>
          </table:table-cell>
          <table:table-cell office:value-type="float" office:value="15052" calcext:value-type="float">
            <text:p>15052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nd wie viel Zeit verbringen Sie an einem gewöhnlichen Werktag insgesamt damit, Zeitung zu lesen?</text:p>
          </table:table-cell>
          <table:table-cell office:value-type="float" office:value="15053" calcext:value-type="float">
            <text:p>15053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Und wie viel Zeit von dieser Zeit verbringen Sie damit, Artikel über Politik und aktuelle politische Ereignisse zu lesen?</text:p>
          </table:table-cell>
          <table:table-cell office:value-type="float" office:value="15054" calcext:value-type="float">
            <text:p>15054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itte benutzen Sie jetzt Liste 2 und sagen Sie mir: Wie oft nutzen Sie das Internet, das World Wide Web oder E-Mail für private Zwecke, egal ob zu Hause oder am Arbeitsplatz?</text:p>
          </table:table-cell>
          <table:table-cell office:value-type="float" office:value="14030" calcext:value-type="float">
            <text:p>14030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anz allgemein gesprochen: Glauben Sie, dass man den meisten Menschen vertrauen kann, oder dass man im Umgang mit anderen Menschen nicht vorsichtig genug sein kann?</text:p>
          </table:table-cell>
          <table:table-cell office:value-type="float" office:value="14031" calcext:value-type="float">
            <text:p>1403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 bedeutet, dass man nicht vorsichtig genug sein kann, und 10 bedeutet, dass man den meisten Menschen vertrauen kann.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lauben Sie, dass die meisten Menschen versuchen, Sie auszunutzen, wenn sie die Gelegenheit dazu haben, oder versuchen die meisten Menschen, sich fair zu verhalten?</text:p>
          </table:table-cell>
          <table:table-cell office:value-type="float" office:value="14033" calcext:value-type="float">
            <text:p>14033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nd glauben Sie, dass die Menschen meistens versuchen, hilfsbereit zu sein, oder dass die Menschen meistens auf den eigenen Vorteil bedacht sind?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1">
          <table:table-cell office:value-type="string" calcext:value-type="string">
            <text:p>ESS_R05_2010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ie sehr interessieren Sie sich für Politik?</text:p>
          </table:table-cell>
          <table:table-cell office:value-type="float" office:value="14035" calcext:value-type="float">
            <text:p>14035</text:p>
          </table:table-cell>
        </table:table-row>
        <table:table-row table:style-name="ro1">
          <table:table-cell office:value-type="string" calcext:value-type="string">
            <text:p>ESS_R05_2010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ind Sie...</text:p>
          </table:table-cell>
          <table:table-cell office:value-type="float" office:value="14036" calcext:value-type="float">
            <text:p>14036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itte benutzen Sie Liste 8 und sagen Sie mir zu jeder öffentlichen Einrichtung oder Personengruppe, die ich Ihnen nenne, wie sehr Sie persönlich jeder einzelnen davon vertrauen.</text:p>
          </table:table-cell>
          <table:table-cell office:value-type="float" office:value="15055" calcext:value-type="float">
            <text:p>15055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erwenden Sie dazu diese Skala von 0 bis 10.</text:p>
          </table:table-cell>
          <table:table-cell office:value-type="float" office:value="14042" calcext:value-type="float">
            <text:p>14042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bedeutet, dass Sie dieser Einrichtung oder Personengruppe überhaupt nicht vertrauen, und 10 bedeutet, dass Sie ihr voll und ganz vertrauen.</text:p>
          </table:table-cell>
          <table:table-cell office:value-type="float" office:value="14043" calcext:value-type="float">
            <text:p>14043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ie ist das mit ... dem Bundestag?</text:p>
          </table:table-cell>
          <table:table-cell office:value-type="float" office:value="16752" calcext:value-type="float">
            <text:p>16752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der Justiz?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der Polizei?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den Politikern?</text:p>
          </table:table-cell>
          <table:table-cell office:value-type="float" office:value="14048" calcext:value-type="float">
            <text:p>14048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den Parteien?</text:p>
          </table:table-cell>
          <table:table-cell office:value-type="float" office:value="14373" calcext:value-type="float">
            <text:p>14373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dem Europäischen Parlament?</text:p>
          </table:table-cell>
          <table:table-cell office:value-type="float" office:value="14049" calcext:value-type="float">
            <text:p>14049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den Vereinten Nationen?</text:p>
          </table:table-cell>
          <table:table-cell office:value-type="float" office:value="14050" calcext:value-type="float">
            <text:p>14050</text:p>
          </table:table-cell>
        </table:table-row>
        <table:table-row table:style-name="ro1">
          <table:table-cell office:value-type="string" calcext:value-type="string">
            <text:p>ESS_R05_2010_GER_D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anche Menschen gehen heutzutage aus verschiedenen Gründen nicht zur Wahl.</text:p>
          </table:table-cell>
          <table:table-cell office:value-type="float" office:value="14051" calcext:value-type="float">
            <text:p>14051</text:p>
          </table:table-cell>
        </table:table-row>
        <table:table-row table:style-name="ro1">
          <table:table-cell office:value-type="string" calcext:value-type="string">
            <text:p>ESS_R05_2010_GER_D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Wie ist das bei Ihnen?</text:p>
          </table:table-cell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string" calcext:value-type="string">
            <text:p>ESS_R05_2010_GER_D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aben Sie bei der letzten Bundestags-wahl im September 2009 gewählt?</text:p>
          </table:table-cell>
          <table:table-cell office:value-type="float" office:value="16753" calcext:value-type="float">
            <text:p>16753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Bei der Bundestagswahl konnten Sie ja zwei Stimmen vergeben.</text:p>
          </table:table-cell>
          <table:table-cell office:value-type="float" office:value="14053" calcext:value-type="float">
            <text:p>14053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Die Erststimme für einen Kandidaten aus Ihrem Wahlkreis, die Zweitstimme für eine Partei.</text:p>
          </table:table-cell>
          <table:table-cell office:value-type="float" office:value="14054" calcext:value-type="float">
            <text:p>1405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Welchem Kandidaten haben Sie Ihre Erststimme gegeben?</text:p>
          </table:table-cell>
          <table:table-cell office:value-type="float" office:value="14055" calcext:value-type="float">
            <text:p>14055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Und welche Partei haben Sie mit Ihrer Zweitstimme gewählt?</text:p>
          </table:table-cell>
          <table:table-cell office:value-type="float" office:value="14056" calcext:value-type="float">
            <text:p>14056</text:p>
          </table:table-cell>
        </table:table-row>
        <table:table-row table:style-name="ro1">
          <table:table-cell office:value-type="string" calcext:value-type="string">
            <text:p>ESS_R05_2010_GER_DE_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s gibt verschiedene Möglichkeiten, mit denen man versuchen kann, etwas in Deutschland zu verbessern oder zu verhindern, dass sich etwas verschlechtert.</text:p>
          </table:table-cell>
          <table:table-cell office:value-type="float" office:value="14057" calcext:value-type="float">
            <text:p>14057</text:p>
          </table:table-cell>
        </table:table-row>
        <table:table-row table:style-name="ro1">
          <table:table-cell office:value-type="string" calcext:value-type="string">
            <text:p>ESS_R05_2010_GER_DE_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ben sie im Verlauf der letzten 12 Monate irgendetwas davon unternommen?</text:p>
          </table:table-cell>
          <table:table-cell office:value-type="float" office:value="14058" calcext:value-type="float">
            <text:p>14058</text:p>
          </table:table-cell>
        </table:table-row>
        <table:table-row table:style-name="ro1">
          <table:table-cell office:value-type="string" calcext:value-type="string">
            <text:p>ESS_R05_2010_GER_DE_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ben Sie...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1">
          <table:table-cell office:value-type="string" calcext:value-type="string">
            <text:p>ESS_R05_2010_GER_DE_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...Kontakt zu einem Politiker oder einer Amtsperson auf Bundes-, Landes- oder Kommunalebene aufgenommen?</text:p>
          </table:table-cell>
          <table:table-cell office:value-type="float" office:value="16754" calcext:value-type="float">
            <text:p>16754</text:p>
          </table:table-cell>
        </table:table-row>
        <table:table-row table:style-name="ro1">
          <table:table-cell office:value-type="string" calcext:value-type="string">
            <text:p>ESS_R05_2010_GER_DE_2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 einer politischen Partei oder Gruppierung mitgearbeitet?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1">
          <table:table-cell office:value-type="string" calcext:value-type="string">
            <text:p>ESS_R05_2010_GER_DE_2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 einer anderen Organisation oder in einem anderen Verband oder Verein mitgearbeitet?</text:p>
          </table:table-cell>
          <table:table-cell office:value-type="float" office:value="14061" calcext:value-type="float">
            <text:p>14061</text:p>
          </table:table-cell>
        </table:table-row>
        <table:table-row table:style-name="ro1">
          <table:table-cell office:value-type="string" calcext:value-type="string">
            <text:p>ESS_R05_2010_GER_DE_2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ein Abzeichen oder einen Aufkleber einer politischen Kampagne getragen oder irgendwo befestigt?</text:p>
          </table:table-cell>
          <table:table-cell office:value-type="float" office:value="14062" calcext:value-type="float">
            <text:p>14062</text:p>
          </table:table-cell>
        </table:table-row>
        <table:table-row table:style-name="ro1">
          <table:table-cell office:value-type="string" calcext:value-type="string">
            <text:p>ESS_R05_2010_GER_DE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ch an einer Unterschriftensammlung beteiligt?</text:p>
          </table:table-cell>
          <table:table-cell office:value-type="float" office:value="14063" calcext:value-type="float">
            <text:p>14063</text:p>
          </table:table-cell>
        </table:table-row>
        <table:table-row table:style-name="ro1">
          <table:table-cell office:value-type="string" calcext:value-type="string">
            <text:p>ESS_R05_2010_GER_DE_27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ein Bürgerbegehren oder Volksbegehren unterschrieben?</text:p>
          </table:table-cell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string" calcext:value-type="string">
            <text:p>ESS_R05_2010_GER_D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an einer genehmigten öffentlichen Demonstration teilgenommen?</text:p>
          </table:table-cell>
          <table:table-cell office:value-type="float" office:value="14065" calcext:value-type="float">
            <text:p>14065</text:p>
          </table:table-cell>
        </table:table-row>
        <table:table-row table:style-name="ro1">
          <table:table-cell office:value-type="string" calcext:value-type="string">
            <text:p>ESS_R05_2010_GER_D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estimmte Produkte boykottiert?</text:p>
          </table:table-cell>
          <table:table-cell office:value-type="float" office:value="14066" calcext:value-type="float">
            <text:p>14066</text:p>
          </table:table-cell>
        </table:table-row>
        <table:table-row table:style-name="ro1">
          <table:table-cell office:value-type="string" calcext:value-type="string">
            <text:p>ESS_R05_2010_GER_D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Gibt es eine politische Partei, der Sie näher stehen als allen anderen Parteien?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elcher?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string" calcext:value-type="string">
            <text:p>ESS_R05_2010_GER_D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Wie nahe stehen Sie dieser Partei?</text:p>
          </table:table-cell>
          <table:table-cell office:value-type="float" office:value="14071" calcext:value-type="float">
            <text:p>14071</text:p>
          </table:table-cell>
        </table:table-row>
        <table:table-row table:style-name="ro1">
          <table:table-cell office:value-type="string" calcext:value-type="string">
            <text:p>ESS_R05_2010_GER_D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Fühlen Sie sich ihr...</text:p>
          </table:table-cell>
          <table:table-cell office:value-type="float" office:value="14072" calcext:value-type="float">
            <text:p>14072</text:p>
          </table:table-cell>
        </table:table-row>
        <table:table-row table:style-name="ro1">
          <table:table-cell office:value-type="string" calcext:value-type="string">
            <text:p>ESS_R05_2010_GER_D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Sind Sie Mitglied einer politischen Partei?</text:p>
          </table:table-cell>
          <table:table-cell office:value-type="float" office:value="13319" calcext:value-type="float">
            <text:p>13319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elcher Partei?</text:p>
          </table:table-cell>
          <table:table-cell office:value-type="float" office:value="14073" calcext:value-type="float">
            <text:p>14073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der Politik spricht man manchmal von „links“ und „rechts“.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o auf der Skala auf Liste 9 würden Sie sich selbst einstufen, wenn 0 für links steht und 10 für rechts?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Wie zufrieden sind Sie - alles in allem - mit Ihrem gegenwärtigen Leben?</text:p>
          </table:table-cell>
          <table:table-cell office:value-type="float" office:value="14074" calcext:value-type="float">
            <text:p>1407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0 bedeutet äußerst unzufrieden und 10 äußerst zufrieden.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Und wie zufrieden sind Sie - alles in allem - mit der gegenwärtigen Wirt-schaftslage in Deutschland?</text:p>
          </table:table-cell>
          <table:table-cell office:value-type="float" office:value="16755" calcext:value-type="float">
            <text:p>16755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enn Sie nun einmal an die Leistungen der Bundesregierung in Berlin denken.</text:p>
          </table:table-cell>
          <table:table-cell office:value-type="float" office:value="14076" calcext:value-type="float">
            <text:p>14076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ie zufrieden sind Sie mit der Art und Weise, wie sie ihre Arbeit erledigt?</text:p>
          </table:table-cell>
          <table:table-cell office:value-type="float" office:value="14077" calcext:value-type="float">
            <text:p>14077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nd wie zufrieden sind Sie - alles in allem - mit der Art und Weise, wie die Demokratie in Deutschland funktioniert?</text:p>
          </table:table-cell>
          <table:table-cell office:value-type="float" office:value="14078" calcext:value-type="float">
            <text:p>14078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itte benutzen Sie Liste 11 und sagen Sie mir bitte, wie Sie - alles in allem – den derzeitigen Zustand des Bildungssystems in Deutschland einschätzen.</text:p>
          </table:table-cell>
          <table:table-cell office:value-type="float" office:value="15061" calcext:value-type="float">
            <text:p>15061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itte benutzen Sie wieder Liste 11 und sagen Sie mir wie Sie - alles in allem – den derzeitigen Zustand des Gesundheitssystems in Deutschland einschätzen.</text:p>
          </table:table-cell>
          <table:table-cell office:value-type="float" office:value="15062" calcext:value-type="float">
            <text:p>15062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itte schauen Sie jetzt auf Liste 12 und sagen Sie mir, wie sehr Sie jeder der folgenden Aussagen zustimmen oder wie sehr Sie diese ablehnen.</text:p>
          </table:table-cell>
          <table:table-cell office:value-type="float" office:value="14457" calcext:value-type="float">
            <text:p>14457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er Staat sollte Maßnahmen ergreifen, um Einkommensunterschiede zu verringern.</text:p>
          </table:table-cell>
          <table:table-cell office:value-type="float" office:value="14093" calcext:value-type="float">
            <text:p>14093</text:p>
          </table:table-cell>
        </table:table-row>
        <table:table-row table:style-name="ro1">
          <table:table-cell office:value-type="string" calcext:value-type="string">
            <text:p>ESS_R05_2010_GER_D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chwule und Lesben sollten ihr Leben so führen dürfen,wie sie es wollen.</text:p>
          </table:table-cell>
          <table:table-cell office:value-type="float" office:value="14095" calcext:value-type="float">
            <text:p>14095</text:p>
          </table:table-cell>
        </table:table-row>
        <table:table-row table:style-name="ro1">
          <table:table-cell office:value-type="string" calcext:value-type="string">
            <text:p>ESS_R05_2010_GER_D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sche Parteien, die die Demokratie abschaffen wollen, sollten verboten werden.</text:p>
          </table:table-cell>
          <table:table-cell office:value-type="float" office:value="14097" calcext:value-type="float">
            <text:p>14097</text:p>
          </table:table-cell>
        </table:table-row>
        <table:table-row table:style-name="ro1">
          <table:table-cell office:value-type="string" calcext:value-type="string">
            <text:p>ESS_R05_2010_GER_D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an kann darauf vertrauen, dass die moderne Wissenschaft unsere Umweltprobleme lösen wird.</text:p>
          </table:table-cell>
          <table:table-cell office:value-type="float" office:value="13333" calcext:value-type="float">
            <text:p>13333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Ich möchte Ihnen nun ein paar Fragen zu Menschen stellen, die aus anderen Ländern nach Deutschland kommen, um hier zu leben.</text:p>
          </table:table-cell>
          <table:table-cell office:value-type="float" office:value="15067" calcext:value-type="float">
            <text:p>15067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Zunächst geht es um die Zuwanderer, die derselben Volksgruppe oder ethnischen Gruppe angehören wie die Mehrheit der Deutschen.</text:p>
          </table:table-cell>
          <table:table-cell office:value-type="float" office:value="15068" calcext:value-type="float">
            <text:p>15068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Wie vielen von ihnen sollte Deutschland erlauben, hier zu leben?</text:p>
          </table:table-cell>
          <table:table-cell office:value-type="float" office:value="14130" calcext:value-type="float">
            <text:p>14130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Sollte Deutschland es...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Wie ist das mit Zuwanderern, die einer anderen Volksgruppe oder ethnischen Gruppe angehören als die Mehrheit der Deutschen?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ollte Deutschland es...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nd wie ist das mit Zuwanderern, die aus den ärmeren Ländern außerhalb Europas kommen?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Sollte Deutschland es...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as würden Sie sagen, ist es im Allgemeinen gut oder schlecht für die deutsche Wirtschaft, dass Zuwanderer hierher kommen?</text:p>
          </table:table-cell>
          <table:table-cell office:value-type="float" office:value="15071" calcext:value-type="float">
            <text:p>15071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Und, wenn Sie Liste 16 benutzen, würden Sie sagen, dass das kulturelle Leben in Deutschland im Allgemeinen durch Zuwanderer untergraben oder bereichert wird?</text:p>
          </table:table-cell>
          <table:table-cell office:value-type="float" office:value="15072" calcext:value-type="float">
            <text:p>15072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Wird Deutschland durch Zuwanderer zu einem schlechteren oder besseren Ort zum Leben?</text:p>
          </table:table-cell>
          <table:table-cell office:value-type="float" office:value="14161" calcext:value-type="float">
            <text:p>14161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lles in allem betrachtet, was würden Sie sagen, wie glücklich sind Sie?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ie oft treffen Sie sich mit Freunden, Verwandten oder privat mit Arbeitskollegen?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ESS_R05_2010_GER_DE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aben Sie jemanden, mit dem Sie über vertrauliche und persönliche Angelegenheiten reden können?</text:p>
          </table:table-cell>
          <table:table-cell office:value-type="float" office:value="14101" calcext:value-type="float">
            <text:p>14101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Wenn Sie sich mit Gleichaltrigen vergleichen, wie oft nehmen Sie an geselligen Ereignissen oder Treffen teil?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string" calcext:value-type="string">
            <text:p>ESS_R05_2010_GER_DE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ind Sie oder ein Mitglied Ihres Haushalts in den letzten fünf Jahren Opfer eines Einbruchs oder Überfalls geworden?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1">
          <table:table-cell office:value-type="string" calcext:value-type="string">
            <text:p>ESS_R05_2010_GER_DE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Wie sicher fühlen Sie sich – oder würden Sie sich fühlen – wenn Sie nach Einbruch der Dunkelheit alleine zu Fuß in Ihrer Wohngegend unterwegs sind oder wären?</text:p>
          </table:table-cell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string" calcext:value-type="string">
            <text:p>ESS_R05_2010_GER_DE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ühlen Sie sich – oder wie würden Sie sich fühlen...</text:p>
          </table:table-cell>
          <table:table-cell office:value-type="float" office:value="15074" calcext:value-type="float">
            <text:p>15074</text:p>
          </table:table-cell>
        </table:table-row>
        <table:table-row table:style-name="ro1">
          <table:table-cell office:value-type="string" calcext:value-type="string">
            <text:p>ESS_R05_2010_GER_DE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ie oft haben Sie Angst, dass bei Ihnen eingebrochen werden könnte?</text:p>
          </table:table-cell>
          <table:table-cell office:value-type="float" office:value="15075" calcext:value-type="float">
            <text:p>15075</text:p>
          </table:table-cell>
        </table:table-row>
        <table:table-row table:style-name="ro1">
          <table:table-cell office:value-type="string" calcext:value-type="string">
            <text:p>ESS_R05_2010_GER_DE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deutet diese Angst, dass bei Ihnen eingebrochen werden könnte,...</text:p>
          </table:table-cell>
          <table:table-cell office:value-type="float" office:value="15076" calcext:value-type="float">
            <text:p>15076</text:p>
          </table:table-cell>
        </table:table-row>
        <table:table-row table:style-name="ro1">
          <table:table-cell office:value-type="string" calcext:value-type="string">
            <text:p>ESS_R05_2010_GER_DE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Wie oft haben Sie Angst, dass Sie Opfer eines Gewaltverbrechens werden könnten?</text:p>
          </table:table-cell>
          <table:table-cell office:value-type="float" office:value="13356" calcext:value-type="float">
            <text:p>13356</text:p>
          </table:table-cell>
        </table:table-row>
        <table:table-row table:style-name="ro1">
          <table:table-cell office:value-type="string" calcext:value-type="string">
            <text:p>ESS_R05_2010_GER_DE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itte benutzen Sie für Ihre Antwort nochmals Liste 21.</text:p>
          </table:table-cell>
          <table:table-cell office:value-type="float" office:value="15077" calcext:value-type="float">
            <text:p>15077</text:p>
          </table:table-cell>
        </table:table-row>
        <table:table-row table:style-name="ro1">
          <table:table-cell office:value-type="string" calcext:value-type="string">
            <text:p>ESS_R05_2010_GER_DE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deutet diese Angst, dass Sie Opfer eines Gewaltverbrechens werden könnten,...</text:p>
          </table:table-cell>
          <table:table-cell office:value-type="float" office:value="15078" calcext:value-type="float">
            <text:p>15078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n den nächsten Fragen geht es um Sie persönlich.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Wie schätzen Sie - alles in allem - Ihren Gesundheitszustand ein?</text:p>
          </table:table-cell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Würden Sie sagen, er ist...</text:p>
          </table:table-cell>
          <table:table-cell office:value-type="float" office:value="14106" calcext:value-type="float">
            <text:p>14106</text:p>
          </table:table-cell>
        </table:table-row>
        <table:table-row table:style-name="ro1">
          <table:table-cell office:value-type="string" calcext:value-type="string">
            <text:p>ESS_R05_2010_GER_DE_6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erden Sie bei Ihren täglichen Aktivitäten in irgendeiner Weise von einer längeren Krankheit oder einer Behinderung, einem Gebrechen oder einer seelischen Krankheit beeinträchtigt?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string" calcext:value-type="string">
            <text:p>ESS_R05_2010_GER_DE_6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ENN JA, gilt das stark oder nur bis zu einem gewissen Grad?</text:p>
          </table:table-cell>
          <table:table-cell office:value-type="float" office:value="15086" calcext:value-type="float">
            <text:p>15086</text:p>
          </table:table-cell>
        </table:table-row>
        <table:table-row table:style-name="ro1">
          <table:table-cell office:value-type="string" calcext:value-type="string">
            <text:p>ESS_R05_2010_GER_DE_6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nabhängig davon, ob Sie Mitglied oder Angehöriger einer Kirche oder Religionsgemeinschaft sind, fühlen Sie sich einer bestimmten Religion oder Konfession zugehörig?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Welche Religion oder Konfession ist das?</text:p>
          </table:table-cell>
          <table:table-cell office:value-type="float" office:value="14108" calcext:value-type="float">
            <text:p>14108</text:p>
          </table:table-cell>
        </table:table-row>
        <table:table-row table:style-name="ro1">
          <table:table-cell office:value-type="string" calcext:value-type="string">
            <text:p>ESS_R05_2010_GER_DE_6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Haben Sie sich früher einmal einer Religion oder Konfession zugehörig gefühlt?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nd welche Religion oder Konfession war das?</text:p>
          </table:table-cell>
          <table:table-cell office:value-type="float" office:value="14110" calcext:value-type="float">
            <text:p>141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nabhängig davon, ob Sie sich einer bestimmten Religion zugehörig fühlen, für wie religiös würden Sie sich selber halten?</text:p>
          </table:table-cell>
          <table:table-cell office:value-type="float" office:value="14111" calcext:value-type="float">
            <text:p>14111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bgesehen von besonderen Anlässen wie Hochzeiten und Beerdigungen, wie oft gehen Sie derzeit zum Gottesdienst?</text:p>
          </table:table-cell>
          <table:table-cell office:value-type="float" office:value="14112" calcext:value-type="float">
            <text:p>14112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bgesehen von Gottesdiensten, wie oft beten Sie – wenn überhaupt?</text:p>
          </table:table-cell>
          <table:table-cell office:value-type="float" office:value="13375" calcext:value-type="float">
            <text:p>13375</text:p>
          </table:table-cell>
        </table:table-row>
        <table:table-row table:style-name="ro1">
          <table:table-cell office:value-type="string" calcext:value-type="string">
            <text:p>ESS_R05_2010_GER_DE_7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Würden Sie sich selbst als Angehörige einer Bevölkerungsgruppe bezeichnen, die in Deutschland diskriminiert wird?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us welchen Gründen wird Ihre Gruppe diskriminiert?</text:p>
          </table:table-cell>
          <table:table-cell office:value-type="float" office:value="12990" calcext:value-type="float">
            <text:p>12990</text:p>
          </table:table-cell>
        </table:table-row>
        <table:table-row table:style-name="ro1">
          <table:table-cell office:value-type="string" calcext:value-type="string">
            <text:p>ESS_R05_2010_GER_DE_7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Sind Sie deutsche Staatsbürger?</text:p>
          </table:table-cell>
          <table:table-cell office:value-type="float" office:value="14114" calcext:value-type="float">
            <text:p>14114</text:p>
          </table:table-cell>
        </table:table-row>
        <table:table-row table:style-name="ro1">
          <table:table-cell office:value-type="string" calcext:value-type="string">
            <text:p>ESS_R05_2010_GER_DE_7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elche Staatsangehörigkeit besitzen Sie?</text:p>
          </table:table-cell>
          <table:table-cell office:value-type="float" office:value="14115" calcext:value-type="float">
            <text:p>14115</text:p>
          </table:table-cell>
        </table:table-row>
        <table:table-row table:style-name="ro1">
          <table:table-cell office:value-type="string" calcext:value-type="string">
            <text:p>ESS_R05_2010_GER_DE_7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Sind Sie in Deutschland geboren?</text:p>
          </table:table-cell>
          <table:table-cell office:value-type="float" office:value="14116" calcext:value-type="float">
            <text:p>14116</text:p>
          </table:table-cell>
        </table:table-row>
        <table:table-row table:style-name="ro1">
          <table:table-cell office:value-type="string" calcext:value-type="string">
            <text:p>ESS_R05_2010_GER_DE_7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In welchem Land sind Sie geboren?</text:p>
          </table:table-cell>
          <table:table-cell office:value-type="float" office:value="13383" calcext:value-type="float">
            <text:p>13383</text:p>
          </table:table-cell>
        </table:table-row>
        <table:table-row table:style-name="ro1">
          <table:table-cell office:value-type="string" calcext:value-type="string">
            <text:p>ESS_R05_2010_GER_DE_7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Wann sind Sie zum ersten Mal nach Deutschland gekommen, um hier zu leben?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 office:value-type="string" calcext:value-type="string">
            <text:p>ESS_R05_2010_GER_DE_79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Welche Sprache oder Sprachen sprechen Sie zu Hause (hier in Deutschland) am häufigsten?</text:p>
          </table:table-cell>
          <table:table-cell office:value-type="float" office:value="14118" calcext:value-type="float">
            <text:p>14118</text:p>
          </table:table-cell>
        </table:table-row>
        <table:table-row table:style-name="ro1">
          <table:table-cell office:value-type="string" calcext:value-type="string">
            <text:p>ESS_R05_2010_GER_DE_8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Gehören Sie einer Volksgruppe oder ethnischen Gruppe an, die in Deutschland in der Minderheit ist?</text:p>
          </table:table-cell>
          <table:table-cell office:value-type="float" office:value="14119" calcext:value-type="float">
            <text:p>14119</text:p>
          </table:table-cell>
        </table:table-row>
        <table:table-row table:style-name="ro1">
          <table:table-cell office:value-type="string" calcext:value-type="string">
            <text:p>ESS_R05_2010_GER_DE_8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Ist Ihr Vater in Deutschland geboren?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string" calcext:value-type="string">
            <text:p>ESS_R05_2010_GER_DE_8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In welchem Land ist Ihr Vater geboren?</text:p>
          </table:table-cell>
          <table:table-cell office:value-type="float" office:value="15087" calcext:value-type="float">
            <text:p>15087</text:p>
          </table:table-cell>
        </table:table-row>
        <table:table-row table:style-name="ro1">
          <table:table-cell office:value-type="string" calcext:value-type="string">
            <text:p>ESS_R05_2010_GER_DE_8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Ist Ihre Mutter in Deutschland geboren?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string" calcext:value-type="string">
            <text:p>ESS_R05_2010_GER_DE_84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In welchem Land ist Ihre Mutter geboren?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ch würde Ihnen nun gerne einige Fragen dazu stellen, für wie schlimm Sie bestimmte Verhaltensweisen halten.</text:p>
          </table:table-cell>
          <table:table-cell office:value-type="float" office:value="14879" calcext:value-type="float">
            <text:p>14879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enutzen Sie bitte Liste 25 und sagen Sie mir, wie schlimm ist es,...</text:p>
          </table:table-cell>
          <table:table-cell office:value-type="float" office:value="16757" calcext:value-type="float">
            <text:p>16757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 eine überhöhte oder ungerechtfertigte Forderung an eine Versicherung zu stellen?</text:p>
          </table:table-cell>
          <table:table-cell office:value-type="float" office:value="16758" calcext:value-type="float">
            <text:p>16758</text:p>
          </table:table-cell>
        </table:table-row>
        <table:table-row table:style-name="ro1">
          <table:table-cell office:value-type="string" calcext:value-type="string">
            <text:p>ESS_R05_2010_GER_DE_8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 etwas zu kaufen, von dem Sie vermuten, es könnte gestohlen sein?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string" calcext:value-type="string">
            <text:p>ESS_R05_2010_GER_DE_8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ein Verkehrsdelikt zu begehen, wie zu schnelles Fahren oder das Überfahren einer roten Ampel?</text:p>
          </table:table-cell>
          <table:table-cell office:value-type="float" office:value="16759" calcext:value-type="float">
            <text:p>16759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un stellen Sie sich vor, Sie würden folgende Dinge in Deutschland tun.</text:p>
          </table:table-cell>
          <table:table-cell office:value-type="float" office:value="16760" calcext:value-type="float">
            <text:p>16760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enutzen Sie bitte Liste 26 und sagen Sie mir: Wie wahrscheinlich ist es, dass Sie erwischt und bestraft werden, wenn Sie...</text:p>
          </table:table-cell>
          <table:table-cell office:value-type="float" office:value="16761" calcext:value-type="float">
            <text:p>16761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ine überhöhte oder ungerechtfertigte Forderung an eine Versicherung stellen?</text:p>
          </table:table-cell>
          <table:table-cell office:value-type="float" office:value="16762" calcext:value-type="float">
            <text:p>16762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etwas kaufen, von dem Sie vermuten, es könnte gestohlen sein?</text:p>
          </table:table-cell>
          <table:table-cell office:value-type="float" office:value="16763" calcext:value-type="float">
            <text:p>16763</text:p>
          </table:table-cell>
        </table:table-row>
        <table:table-row table:style-name="ro1">
          <table:table-cell office:value-type="string" calcext:value-type="string">
            <text:p>ESS_R05_2010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in Verkehrsdelikt begehen, wie zu schnelles Fahren oder das Überfahren einer roten Ampel?</text:p>
          </table:table-cell>
          <table:table-cell office:value-type="float" office:value="16764" calcext:value-type="float">
            <text:p>16764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un ein paar Fragen über die Polizei in Deutschland.</text:p>
          </table:table-cell>
          <table:table-cell office:value-type="float" office:value="16765" calcext:value-type="float">
            <text:p>16765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enn Sie an alles denken, was von der Polizei erwartet wird, würden Sie sagen, dass die Polizei gute Arbeit oder schlechte Arbeit leistet?</text:p>
          </table:table-cell>
          <table:table-cell office:value-type="float" office:value="14889" calcext:value-type="float">
            <text:p>14889</text:p>
          </table:table-cell>
        </table:table-row>
        <table:table-row table:style-name="ro1">
          <table:table-cell office:value-type="string" calcext:value-type="string">
            <text:p>ESS_R05_2010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n den letzten 2 Jahren, hat sich die Polizei in Deutschland aus irgendeinem Grund an Sie gewendet, Sie angehalten oder kontaktiert?</text:p>
          </table:table-cell>
          <table:table-cell office:value-type="float" office:value="16766" calcext:value-type="float">
            <text:p>16766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ie unzufrieden oder zufrieden waren Sie mit der Art und Weise, wie die Polizei Sie behandelt hat, als dies das letzte Mal passiert ist?</text:p>
          </table:table-cell>
          <table:table-cell office:value-type="float" office:value="14891" calcext:value-type="float">
            <text:p>14891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un einige Fragen dazu, ob die Polizei in Deutschland alle Opfer von Straftaten gleich behandelt oder nicht.</text:p>
          </table:table-cell>
          <table:table-cell office:value-type="float" office:value="16767" calcext:value-type="float">
            <text:p>16767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itte denken Sie bei Ihrer Antwort an das, was Sie gehört oder selbst erlebt haben.</text:p>
          </table:table-cell>
          <table:table-cell office:value-type="float" office:value="14893" calcext:value-type="float">
            <text:p>14893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Wenn Opfer zur Polizei gehen, um eine Straftat zu melden, glauben Sie, dass die Polizei reiche Leute schlechter behandelt, arme Leute schlechter behandelt oder dass beide gleich behandelt werden?</text:p>
          </table:table-cell>
          <table:table-cell office:value-type="float" office:value="16768" calcext:value-type="float">
            <text:p>16768</text:p>
          </table:table-cell>
        </table:table-row>
        <table:table-row table:style-name="ro1">
          <table:table-cell office:value-type="string" calcext:value-type="string">
            <text:p>ESS_R05_2010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nd wenn Opfer eine Straftat anzeigen: Glauben Sie, dass die Polizei manche Leute aufgrund ihrer Zugehörigkeit zu einer Volksgruppe oder ethnischen Gruppe schlechter behandelt oder dass alle gleich behandelt werden?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nn Sie von dem ausgehen, was Sie gehört oder selbst erlebt haben: Was glauben Sie, wie erfolgreich ist die Polizei in Deutschland darin, Straftaten zu verhindern, bei denen Gewalt ausgeübt oder angedroht wird?</text:p>
          </table:table-cell>
          <table:table-cell office:value-type="float" office:value="16769" calcext:value-type="float">
            <text:p>16769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ntworten Sie anhand dieser Liste: 0 bedeutet äußerst erfolglos und 10 äußerst erfolgreich.</text:p>
          </table:table-cell>
          <table:table-cell office:value-type="float" office:value="16770" calcext:value-type="float">
            <text:p>16770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nd was glauben Sie: Wie erfolgreich, ist die Polizei darin, Leute zu fassen, die in Deutschland Einbrüche begehen?</text:p>
          </table:table-cell>
          <table:table-cell office:value-type="float" office:value="16771" calcext:value-type="float">
            <text:p>16771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as glauben Sie: Wenn in der Nähe Ihrer Wohnung ein Gewaltverbrechen passieren und die Polizei angerufen würde, wie langsam oder schnell würde sie am Tatort eintreffen?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ntworten Sie anhand Liste 32: 0 bedeutet äußerst langsam und 10 äußerst schnell.</text:p>
          </table:table-cell>
          <table:table-cell office:value-type="float" office:value="16772" calcext:value-type="float">
            <text:p>16772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n ein paar Fragen dazu, wie die Polizei mit Straftaten wie Einbruch und körperlicher Gewalt umgeht.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Zu den nächsten Fragen gibt es keine Liste.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nn Sie von dem ausgehen, was Sie gehört oder selbst erlebt haben, was würden Sie sagen: Wie oft behandelt die Polizei die Leute in Deutschland im Allgemeinen respektvoll?</text:p>
          </table:table-cell>
          <table:table-cell office:value-type="float" office:value="16774" calcext:value-type="float">
            <text:p>16774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as würden Sie sagen: Wie oft etwa trifft die Polizei in den Fällen, die sie bearbeitet, faire und unparteiische Entscheidungen?</text:p>
          </table:table-cell>
          <table:table-cell office:value-type="float" office:value="14903" calcext:value-type="float">
            <text:p>14903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ürden Sie sagen...</text:p>
          </table:table-cell>
          <table:table-cell office:value-type="float" office:value="16775" calcext:value-type="float">
            <text:p>16775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enn die Polizei in Deutschland mit Leuten zu tun hat, was würden Sie sagen: Wie oft erklärt sie im Allgemeinen ihre Entscheidungen und ihr Handeln, wenn sie danach gefragt wird?</text:p>
          </table:table-cell>
          <table:table-cell office:value-type="float" office:value="16776" calcext:value-type="float">
            <text:p>16776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ürden Sie sagen...</text:p>
          </table:table-cell>
          <table:table-cell office:value-type="float" office:value="16775" calcext:value-type="float">
            <text:p>1677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nd nun ein paar Fragen zu Ihren Pflichten, die Sie gegenüber der Poli- zei in Deutschland haben.</text:p>
          </table:table-cell>
          <table:table-cell office:value-type="float" office:value="16777" calcext:value-type="float">
            <text:p>16777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0 bedeutet "überhaupt nicht meine Pflicht" und 10 "voll und ganz meine Pflicht".</text:p>
          </table:table-cell>
          <table:table-cell office:value-type="float" office:value="16778" calcext:value-type="float">
            <text:p>16778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n welchem Ausmaß betrachten Sie es als Ihre Pflicht...</text:p>
          </table:table-cell>
          <table:table-cell office:value-type="float" office:value="16779" calcext:value-type="float">
            <text:p>16779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ie Entscheidungen der Polizei zu akzeptieren, auch wenn Sie damit nicht einverstanden sind?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zu tun, was die Polizei Ihnen sagt, auch wenn Sie die Gründe nicht verstehen oder mit diesen nicht einverstanden sind?</text:p>
          </table:table-cell>
          <table:table-cell office:value-type="float" office:value="16781" calcext:value-type="float">
            <text:p>16781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zu tun, was die Polizei Ihnen sagt, auch wenn Sie die Art und Weise, wie die Polizei Sie behandelt, nicht gut finden?</text:p>
          </table:table-cell>
          <table:table-cell office:value-type="float" office:value="14911" calcext:value-type="float">
            <text:p>14911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: BITTE JEDE AUSSAGE VORLESEN UND ERFASSEN.</text:p>
          </table:table-cell>
          <table:table-cell office:value-type="float" office:value="16782" calcext:value-type="float">
            <text:p>16782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enutzen Sie Liste 34 und sagen Sie mir bitte, wie sehr Sie den folgen- den Aussagen über die Polizei in Deutschland zustimmen oder wie sehr Sie diese ablehnen.</text:p>
          </table:table-cell>
          <table:table-cell office:value-type="float" office:value="16783" calcext:value-type="float">
            <text:p>16783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e Polizei hat im Allgemeinen den gleichen Sinn für Recht und Unrecht wie ich.</text:p>
          </table:table-cell>
          <table:table-cell office:value-type="float" office:value="14913" calcext:value-type="float">
            <text:p>14913</text:p>
          </table:table-cell>
        </table:table-row>
        <table:table-row table:style-name="ro1">
          <table:table-cell office:value-type="string" calcext:value-type="string">
            <text:p>ESS_R05_2010_GER_D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e Polizei setzt sich für Werte ein, die für Leute wie mich wichtig sind.</text:p>
          </table:table-cell>
          <table:table-cell office:value-type="float" office:value="14914" calcext:value-type="float">
            <text:p>14914</text:p>
          </table:table-cell>
        </table:table-row>
        <table:table-row table:style-name="ro1">
          <table:table-cell office:value-type="string" calcext:value-type="string">
            <text:p>ESS_R05_2010_GER_D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ch befürworte im Allgemeinen, wie die Polizei normalerweise handelt.</text:p>
          </table:table-cell>
          <table:table-cell office:value-type="float" office:value="16784" calcext:value-type="float">
            <text:p>16784</text:p>
          </table:table-cell>
        </table:table-row>
        <table:table-row table:style-name="ro1">
          <table:table-cell office:value-type="string" calcext:value-type="string">
            <text:p>ESS_R05_2010_GER_D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e Entscheidungen und Handlungen der Polizei werden durch den Druck von Seiten der politischen Parteien und der Politiker zu sehr beeinflusst.</text:p>
          </table:table-cell>
          <table:table-cell office:value-type="float" office:value="14916" calcext:value-type="float">
            <text:p>14916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un eine letzte Frage zur Polizei und den Dingen, die sie möglicherweise tut oder nicht tut.</text:p>
          </table:table-cell>
          <table:table-cell office:value-type="float" office:value="14917" calcext:value-type="float">
            <text:p>14917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as würden Sie sagen: Wie oft lässt sich die Polizei in Deutschland bestechen?</text:p>
          </table:table-cell>
          <table:table-cell office:value-type="float" office:value="16785" calcext:value-type="float">
            <text:p>16785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ählen Sie Ihre Antwort aus Liste 35 aus, wobei 0 nie und 10 immer bedeutet.</text:p>
          </table:table-cell>
          <table:table-cell office:value-type="float" office:value="16786" calcext:value-type="float">
            <text:p>16786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Ich stelle Ihnen nun einige Fragen zu den Gerichten in Deutschland, die sich mit Straftaten wie Einbruch und körperlicher Gewalt befassen.</text:p>
          </table:table-cell>
          <table:table-cell office:value-type="float" office:value="16787" calcext:value-type="float">
            <text:p>16787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Bitte denken Sie bei Ihrer Antwort wieder an das, was Sie gehört oder selbst erlebt haben.</text:p>
          </table:table-cell>
          <table:table-cell office:value-type="float" office:value="16788" calcext:value-type="float">
            <text:p>16788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Wenn Sie an alles denken, was von den Gerichten erwartet wird, würden Sie sagen, dass die Gerichte gute Arbeit oder schlechte Arbeit leisten?</text:p>
          </table:table-cell>
          <table:table-cell office:value-type="float" office:value="14922" calcext:value-type="float">
            <text:p>14922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: LISTE 37 VORLEGEN UND BIS FRAGE D28 LIEGEN LASSEN.</text:p>
          </table:table-cell>
          <table:table-cell office:value-type="float" office:value="16789" calcext:value-type="float">
            <text:p>16789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itte sagen Sie mir, wie oft machen Gerichte Ihrer Meinung nach Fehler, so dass schuldige Personen ungestraft davonkommen?</text:p>
          </table:table-cell>
          <table:table-cell office:value-type="float" office:value="16790" calcext:value-type="float">
            <text:p>167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nutzen Sie Liste 37, wobei 0 nie und 10 immer bedeutet.</text:p>
          </table:table-cell>
          <table:table-cell office:value-type="float" office:value="16791" calcext:value-type="float">
            <text:p>16791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Was glauben Sie: Wie oft treffen die Gerichte faire und unparteiische Entscheidungen auf Grundlage der Beweise, die ihnen zur Verfügung stehen?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un ein paar Fragen zu der Wahrscheinlichkeit mit der verschiedene Leute in Deutschland für eine Straftat verurteilt werden, die sie nicht begangen haben.</text:p>
          </table:table-cell>
          <table:table-cell office:value-type="float" office:value="16793" calcext:value-type="float">
            <text:p>16793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ngenommen zwei Personen - eine reich und eine arm – erscheinen vor Gericht und werden der gleichen Straftat angeklagt, die sie nicht begangen haben.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Wer wird Ihrer Meinung nach mit größerer Wahrscheinlichkeit für schuldig befunden?</text:p>
          </table:table-cell>
          <table:table-cell office:value-type="float" office:value="14928" calcext:value-type="float">
            <text:p>14928</text:p>
          </table:table-cell>
        </table:table-row>
        <table:table-row table:style-name="ro1">
          <table:table-cell office:value-type="string" calcext:value-type="string">
            <text:p>ESS_R05_2010_GER_D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un stellen Sie sich vor, dass zwei Personen, die unterschiedlichen Volksgruppen oder ethnischen Gruppen angehören, vor Gericht erscheinen und derselben Straftat angeklagt werden, die sie nicht begangen haben.</text:p>
          </table:table-cell>
          <table:table-cell office:value-type="float" office:value="14929" calcext:value-type="float">
            <text:p>14929</text:p>
          </table:table-cell>
        </table:table-row>
        <table:table-row table:style-name="ro1">
          <table:table-cell office:value-type="string" calcext:value-type="string">
            <text:p>ESS_R05_2010_GER_D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Wer wird Ihrer Meinung nach mit größerer Wahrscheinlichkeit für schuldig befunden?</text:p>
          </table:table-cell>
          <table:table-cell office:value-type="float" office:value="14928" calcext:value-type="float">
            <text:p>14928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Nun eine Frage zu Richtern und den Dingen, die sie möglicherweise tun oder nicht tun.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Was würden Sie sagen: Wie oft lassen sich die Richter in Deutschland bestechen?</text:p>
          </table:table-cell>
          <table:table-cell office:value-type="float" office:value="16795" calcext:value-type="float">
            <text:p>16795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: BITTE JEDE AUSSAGE VORLESEN UND ANTWORT EBefragerRAGEN.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Benutzen Sie Liste 41 und sagen Sie mir bitte, wie sehr Sie den folgenden Aussagen über Deutschland heute zustimmen oder wie sehr Sie diese ablehnen.</text:p>
          </table:table-cell>
          <table:table-cell office:value-type="float" office:value="16797" calcext:value-type="float">
            <text:p>16797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Im Allgemeinen schützen die Gerichte die Interessen der Reichen und Mächtigen und stellen sie über die Interessen des einfachen Bürgers.</text:p>
          </table:table-cell>
          <table:table-cell office:value-type="float" office:value="16798" calcext:value-type="float">
            <text:p>16798</text:p>
          </table:table-cell>
        </table:table-row>
        <table:table-row table:style-name="ro1">
          <table:table-cell office:value-type="string" calcext:value-type="string">
            <text:p>ESS_R05_2010_GER_D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enschen, die das Gesetz brechen, sollten viel härter bestraft werden, als sie heute bestraft werden.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ESS_R05_2010_GER_D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Alle haben die Pflicht, ein abschließendes Gerichtsurteil zu akzeptieren.</text:p>
          </table:table-cell>
          <table:table-cell office:value-type="float" office:value="16799" calcext:value-type="float">
            <text:p>16799</text:p>
          </table:table-cell>
        </table:table-row>
        <table:table-row table:style-name="ro1">
          <table:table-cell office:value-type="string" calcext:value-type="string">
            <text:p>ESS_R05_2010_GER_D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Alle Gesetze müssen strikt befolgt werden.</text:p>
          </table:table-cell>
          <table:table-cell office:value-type="float" office:value="14935" calcext:value-type="float">
            <text:p>14935</text:p>
          </table:table-cell>
        </table:table-row>
        <table:table-row table:style-name="ro1">
          <table:table-cell office:value-type="string" calcext:value-type="string">
            <text:p>ESS_R05_2010_GER_D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anchmal muss man das Gesetz brechen, um das Richtige zu tun.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string" calcext:value-type="string">
            <text:p>ESS_R05_2010_GER_D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ie Entscheidungen und Handlungen der Gerichte werden durch den Druck von Seiten der politischen Parteien und der Politiker zu sehr beeinflusst.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s gibt unterschiedliche Vorstellungen darüber, welche Strafen Täter bekommen sollten.</text:p>
          </table:table-cell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tellen Sie sich beispielsweise einen 25-Jährigen vor, der zum zweiten Mal wegen Einbruch verurteilt wird.</text:p>
          </table:table-cell>
          <table:table-cell office:value-type="float" office:value="14939" calcext:value-type="float">
            <text:p>14939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Welche der folgenden Strafen sollte er Ihrer Ansicht nach bekommen?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d welche der Antworten auf Liste 43 kommt der Zeit am nächsten, die er Ihrer Ansicht nach im Gefängnis verbringen sollte?</text:p>
          </table:table-cell>
          <table:table-cell office:value-type="float" office:value="16801" calcext:value-type="float">
            <text:p>16801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un kommen ein paar Fragen dazu, was Sie tun würden, wenn Sie der einzige Zeuge/die einzige Zeugin einer Straftat wären.</text:p>
          </table:table-cell>
          <table:table-cell office:value-type="float" office:value="14942" calcext:value-type="float">
            <text:p>14942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Zu den nächsten Fragen gibt es keine Liste.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tellen Sie sich vor, Sie wären außer Haus und würden jemanden se- hen, der einen Mann zu Boden stößt und seine Geldbörse stiehlt.</text:p>
          </table:table-cell>
          <table:table-cell office:value-type="float" office:value="16802" calcext:value-type="float">
            <text:p>16802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Wie wahrscheinlich wäre es, dass Sie die Polizei anrufen?</text:p>
          </table:table-cell>
          <table:table-cell office:value-type="float" office:value="14945" calcext:value-type="float">
            <text:p>14945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Wäre es...</text:p>
          </table:table-cell>
          <table:table-cell office:value-type="float" office:value="16803" calcext:value-type="float">
            <text:p>16803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Wie sehr wären Sie dazu bereit, die Person zu identifizieren, die das getan hat?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Wären Sie...</text:p>
          </table:table-cell>
          <table:table-cell office:value-type="float" office:value="16804" calcext:value-type="float">
            <text:p>16804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Und wie sehr wären Sie dazu bereit, gegen den Angeklagten vor Gericht auszusagen?</text:p>
          </table:table-cell>
          <table:table-cell office:value-type="float" office:value="16805" calcext:value-type="float">
            <text:p>16805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Wären Sie...</text:p>
          </table:table-cell>
          <table:table-cell office:value-type="float" office:value="16804" calcext:value-type="float">
            <text:p>16804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Und nun noch ein paar Fragen zu Ihrem persönlichen Verhalten.</text:p>
          </table:table-cell>
          <table:table-cell office:value-type="float" office:value="14951" calcext:value-type="float">
            <text:p>14951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Benutzen Sie Liste 44 und sagen Sie mir, wie oft haben Sie jedes der folgenden Dinge in den letzten fünf Jahren getan?</text:p>
          </table:table-cell>
          <table:table-cell office:value-type="float" office:value="16806" calcext:value-type="float">
            <text:p>16806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Wie oft haben Sie...</text:p>
          </table:table-cell>
          <table:table-cell office:value-type="float" office:value="16807" calcext:value-type="float">
            <text:p>16807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ine überhöhte oder ungerechtfertigte Forderung an eine Versicherung gestellt?</text:p>
          </table:table-cell>
          <table:table-cell office:value-type="float" office:value="16808" calcext:value-type="float">
            <text:p>16808</text:p>
          </table:table-cell>
        </table:table-row>
        <table:table-row table:style-name="ro1">
          <table:table-cell office:value-type="string" calcext:value-type="string">
            <text:p>ESS_R05_2010_GER_D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twas gekauft, von dem Sie vermuteten, es könnte gestohlen sein?</text:p>
          </table:table-cell>
          <table:table-cell office:value-type="float" office:value="16809" calcext:value-type="float">
            <text:p>16809</text:p>
          </table:table-cell>
        </table:table-row>
        <table:table-row table:style-name="ro1">
          <table:table-cell office:value-type="string" calcext:value-type="string">
            <text:p>ESS_R05_2010_GER_D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ein Verkehrsdelikt begangen, wie zu schnelles Fahren oder das Überfahren einer roten Ampel?</text:p>
          </table:table-cell>
          <table:table-cell office:value-type="float" office:value="16810" calcext:value-type="float">
            <text:p>16810</text:p>
          </table:table-cell>
        </table:table-row>
        <table:table-row table:style-name="ro1">
          <table:table-cell office:value-type="string" calcext:value-type="string">
            <text:p>ESS_R05_2010_GER_DE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e viele Personen leben ständig in diesem Haushalt, Sie selbst eingeschlossen?</text:p>
          </table:table-cell>
          <table:table-cell office:value-type="float" office:value="14255" calcext:value-type="float">
            <text:p>14255</text:p>
          </table:table-cell>
        </table:table-row>
        <table:table-row table:style-name="ro1">
          <table:table-cell office:value-type="string" calcext:value-type="string">
            <text:p>ESS_R05_2010_GER_DE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nken Sie dabei bitte auch an alle im Haushalt lebenden Kinder.</text:p>
          </table:table-cell>
          <table:table-cell office:value-type="float" office:value="14256" calcext:value-type="float">
            <text:p>14256</text:p>
          </table:table-cell>
        </table:table-row>
        <table:table-row table:style-name="ro1">
          <table:table-cell office:value-type="string" calcext:value-type="string">
            <text:p>ESS_R05_2010_GER_DE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Sagen Sie mir bitte, in welchem Monat und in welchem Jahr Sie geboren sind?</text:p>
          </table:table-cell>
          <table:table-cell office:value-type="float" office:value="14258" calcext:value-type="float">
            <text:p>14258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ch hätte nun gerne einige Angaben zu den Personen, die außer Ihnen in diesem Haushalt leben.</text:p>
          </table:table-cell>
          <table:table-cell office:value-type="float" office:value="14259" calcext:value-type="float">
            <text:p>14259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eginnen Sie bitte mit der ältesten Person.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n welcher Beziehung steht Tom zu Ihnen?</text:p>
          </table:table-cell>
          <table:table-cell office:value-type="float" office:value="15214" calcext:value-type="float">
            <text:p>15214</text:p>
          </table:table-cell>
        </table:table-row>
        <table:table-row table:style-name="ro1">
          <table:table-cell office:value-type="string" calcext:value-type="string">
            <text:p>ESS_R05_2010_GER_D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ie haben mir eben gesagt, dass Sie mit Ihrem Ehe-mann zusammenleben.</text:p>
          </table:table-cell>
          <table:table-cell office:value-type="float" office:value="16811" calcext:value-type="float">
            <text:p>16811</text:p>
          </table:table-cell>
        </table:table-row>
        <table:table-row table:style-name="ro1">
          <table:table-cell office:value-type="string" calcext:value-type="string">
            <text:p>ESS_R05_2010_GER_D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elche Beschreibung auf Liste 46 trifft auf Ihre Beziehung zu dieser Person zu?</text:p>
          </table:table-cell>
          <table:table-cell office:value-type="float" office:value="16812" calcext:value-type="float">
            <text:p>16812</text:p>
          </table:table-cell>
        </table:table-row>
        <table:table-row table:style-name="ro1">
          <table:table-cell office:value-type="string" calcext:value-type="string">
            <text:p>ESS_R05_2010_GER_D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rf ich noch einmal nachfragen: Haben Sie jemals mit einem Part-ner <text:s/>zusammengelebt, ohne mit ihm verheiratet zu sein (oder eine eingetragene Lebenspartnerschaft mit ihm zu ha-ben)?</text:p>
          </table:table-cell>
          <table:table-cell office:value-type="float" office:value="16813" calcext:value-type="float">
            <text:p>16813</text:p>
          </table:table-cell>
        </table:table-row>
        <table:table-row table:style-name="ro1">
          <table:table-cell office:value-type="string" calcext:value-type="string">
            <text:p>ESS_R05_2010_GER_D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arf ich noch einmal nachfragen: Sind Sie jemals geschieden worden oder wurde Ihre eingetragene Lebenspartnerschaft aufgelöst?</text:p>
          </table:table-cell>
          <table:table-cell office:value-type="float" office:value="16814" calcext:value-type="float">
            <text:p>16814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dieser Frage geht es um Ihren rechtlichen Familienstand und nicht darum, mit wem Sie zusammenleben oder nicht.</text:p>
          </table:table-cell>
          <table:table-cell office:value-type="float" office:value="14962" calcext:value-type="float">
            <text:p>14962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Welche Beschreibung auf Liste 47 trifft auf Ihren gegenwärtigen rechtlichen Familienstand zu?</text:p>
          </table:table-cell>
          <table:table-cell office:value-type="float" office:value="16815" calcext:value-type="float">
            <text:p>16815</text:p>
          </table:table-cell>
        </table:table-row>
        <table:table-row table:style-name="ro1">
          <table:table-cell office:value-type="string" calcext:value-type="string">
            <text:p>ESS_R05_2010_GER_D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aben Sie jemals mit eigenen oder adoptierten Kindern, Stiefkindern, Pflegekindern oder Kindern eines Partners in Ihrem Haushalt zusammengelebt?</text:p>
          </table:table-cell>
          <table:table-cell office:value-type="float" office:value="12726" calcext:value-type="float">
            <text:p>12726</text:p>
          </table:table-cell>
        </table:table-row>
        <table:table-row table:style-name="ro1">
          <table:table-cell office:value-type="string" calcext:value-type="string">
            <text:p>ESS_R05_2010_GER_D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Gibt es ein Telefon mit Festnetzanschluss in Ihrem Haushalt?</text:p>
          </table:table-cell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string" calcext:value-type="string">
            <text:p>ESS_R05_2010_GER_D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Was auf Liste 48 trifft am ehesten auf das Wohngebiet zu, in dem Sie leben?</text:p>
          </table:table-cell>
          <table:table-cell office:value-type="float" office:value="16816" calcext:value-type="float">
            <text:p>16816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as ist der höchste allgemeinbildende Schulabschluss, den Sie haben?</text:p>
          </table:table-cell>
          <table:table-cell office:value-type="float" office:value="14265" calcext:value-type="float">
            <text:p>14265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Was ist der höchste Studienabschluss, den Sie erreicht haben?</text:p>
          </table:table-cell>
          <table:table-cell office:value-type="float" office:value="16817" calcext:value-type="float">
            <text:p>1681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Was ist der höchste Ausbildungsabschluss, den Sie erreicht haben?</text:p>
          </table:table-cell>
          <table:table-cell office:value-type="float" office:value="16818" calcext:value-type="float">
            <text:p>16818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Was von Liste 49b trifft auf Sie zu?</text:p>
          </table:table-cell>
          <table:table-cell office:value-type="float" office:value="16819" calcext:value-type="float">
            <text:p>16819</text:p>
          </table:table-cell>
        </table:table-row>
        <table:table-row table:style-name="ro1">
          <table:table-cell office:value-type="string" calcext:value-type="string">
            <text:p>ESS_R05_2010_GER_DE_14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Wie viele Jahre haben Sie insgesamt eine Schule besucht, inklusive den etwaigen Besuch einer Berufsschule oder Hochschule?</text:p>
          </table:table-cell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string" calcext:value-type="string">
            <text:p>ESS_R05_2010_GER_DE_14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erücksichtigen Sie bitte alle Voll- und Teilzeitausbildungen, und rechnen Sie die Ge-samtdauer Ihrer Schul- bzw. Ausbildungszeit in ganze Jahre um.</text:p>
          </table:table-cell>
          <table:table-cell office:value-type="float" office:value="16820" calcext:value-type="float">
            <text:p>16820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Bitte sehen Sie Liste 50 einmal durch, und sagen Sie mir alles, was davon in den letzten sieben Tagen auf Sie zutraf.</text:p>
          </table:table-cell>
          <table:table-cell office:value-type="float" office:value="16821" calcext:value-type="float">
            <text:p>16821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Was davon trifft am besten auf Ihre Situation (in den letzten sieben Tagen) zu?</text:p>
          </table:table-cell>
          <table:table-cell office:value-type="float" office:value="14271" calcext:value-type="float">
            <text:p>14271</text:p>
          </table:table-cell>
        </table:table-row>
        <table:table-row table:style-name="ro1">
          <table:table-cell office:value-type="string" calcext:value-type="string">
            <text:p>ESS_R05_2010_GER_DE_14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Darf ich noch einmal nachfragen: Haben Sie in den letzten sieben Tagen irgendeine bezahlte Tätigkeit von einer Stunde oder mehr ausgeübt?</text:p>
          </table:table-cell>
          <table:table-cell office:value-type="float" office:value="15221" calcext:value-type="float">
            <text:p>15221</text:p>
          </table:table-cell>
        </table:table-row>
        <table:table-row table:style-name="ro1">
          <table:table-cell office:value-type="string" calcext:value-type="string">
            <text:p>ESS_R05_2010_GER_DE_14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Sind Sie jemals einer bezahlten Tätigkeit nachgegangen?</text:p>
          </table:table-cell>
          <table:table-cell office:value-type="float" office:value="14273" calcext:value-type="float">
            <text:p>14273</text:p>
          </table:table-cell>
        </table:table-row>
        <table:table-row table:style-name="ro1">
          <table:table-cell office:value-type="string" calcext:value-type="string">
            <text:p>ESS_R05_2010_GER_DE_14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In welchem Jahr sind Sie zum letzten Mal einer bezahlten Tätigkeit nachgegangen?</text:p>
          </table:table-cell>
          <table:table-cell office:value-type="float" office:value="14274" calcext:value-type="float">
            <text:p>14274</text:p>
          </table:table-cell>
        </table:table-row>
        <table:table-row table:style-name="ro1">
          <table:table-cell office:value-type="string" calcext:value-type="string">
            <text:p>ESS_R05_2010_GER_DE_14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Sind Sie in Ihrem Hauptberuf oder in Ihrer bezahlten Tätigkeit...</text:p>
          </table:table-cell>
          <table:table-cell office:value-type="float" office:value="14275" calcext:value-type="float">
            <text:p>14275</text:p>
          </table:table-cell>
        </table:table-row>
        <table:table-row table:style-name="ro1">
          <table:table-cell office:value-type="string" calcext:value-type="string">
            <text:p>ESS_R05_2010_GER_DE_15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ie viele Beschäftigte haben Sie (falls überhaupt)?</text:p>
          </table:table-cell>
          <table:table-cell office:value-type="float" office:value="14276" calcext:value-type="float">
            <text:p>14276</text:p>
          </table:table-cell>
        </table:table-row>
        <table:table-row table:style-name="ro1">
          <table:table-cell office:value-type="string" calcext:value-type="string">
            <text:p>ESS_R05_2010_GER_DE_15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st Ihr Ihr letztes Beschäftigungsverhältnis...</text:p>
          </table:table-cell>
          <table:table-cell office:value-type="float" office:value="16822" calcext:value-type="float">
            <text:p>16822</text:p>
          </table:table-cell>
        </table:table-row>
        <table:table-row table:style-name="ro1">
          <table:table-cell office:value-type="string" calcext:value-type="string">
            <text:p>ESS_R05_2010_GER_DE_152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Was denken Sie: Als Sie Ihre Stelle angetreten haben, betrachtete Ihr Arbeitgeber Ihre Stelle als...</text:p>
          </table:table-cell>
          <table:table-cell office:value-type="float" office:value="16823" calcext:value-type="float">
            <text:p>16823</text:p>
          </table:table-cell>
        </table:table-row>
        <table:table-row table:style-name="ro1">
          <table:table-cell office:value-type="string" calcext:value-type="string">
            <text:p>ESS_R05_2010_GER_DE_15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ie viele Menschen sind/waren in Ihrem Betrieb oder Ihrer Dienststelle beschäftigt – Sie selbst eingeschlossen?</text:p>
          </table:table-cell>
          <table:table-cell office:value-type="float" office:value="16824" calcext:value-type="float">
            <text:p>16824</text:p>
          </table:table-cell>
        </table:table-row>
        <table:table-row table:style-name="ro1">
          <table:table-cell office:value-type="string" calcext:value-type="string">
            <text:p>ESS_R05_2010_GER_DE_15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Gehört es in Ihrem Hauptberuf zu Ihren Aufgaben, die Arbeit anderer Mitarbeiter zu beaufsichtigen?</text:p>
          </table:table-cell>
          <table:table-cell office:value-type="float" office:value="14279" calcext:value-type="float">
            <text:p>14279</text:p>
          </table:table-cell>
        </table:table-row>
        <table:table-row table:style-name="ro1">
          <table:table-cell office:value-type="string" calcext:value-type="string">
            <text:p>ESS_R05_2010_GER_DE_155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Wie viele sind das?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Ich lege jetzt eine Liste mit Aussagen über Ihr Arbeitsleben vor.</text:p>
          </table:table-cell>
          <table:table-cell office:value-type="float" office:value="16825" calcext:value-type="float">
            <text:p>16825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Bitte sagen Sie mir, in welchem Maße Ihr Arbeitgeber oder Ihre Geschäftslei-tung es zulässt, dass Sie an Ihrem Arbeitsplatz...</text:p>
          </table:table-cell>
          <table:table-cell office:value-type="float" office:value="16826" calcext:value-type="float">
            <text:p>16826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... entschei-den, wie Sie Ihre tägliche Arbeit organi-sieren?</text:p>
          </table:table-cell>
          <table:table-cell office:value-type="float" office:value="16827" calcext:value-type="float">
            <text:p>16827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... strategi-sche Ent-schei-dungen über dieTätig-keit Ihres Betriebs oder Ihrer Dienst-stelle beein-flussen?</text:p>
          </table:table-cell>
          <table:table-cell office:value-type="float" office:value="16828" calcext:value-type="float">
            <text:p>16828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Ihr Arbeits-tempo selbst bestimmen oder verän-dern?</text:p>
          </table:table-cell>
          <table:table-cell office:value-type="float" office:value="16829" calcext:value-type="float">
            <text:p>16829</text:p>
          </table:table-cell>
        </table:table-row>
        <table:table-row table:style-name="ro1">
          <table:table-cell office:value-type="string" calcext:value-type="string">
            <text:p>ESS_R05_2010_GER_DE_15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Denken Sie bitte noch einmal an Ihren Hauptberuf: Wie viele Stunden pro Woche beträgt Ihre reguläre oder im Arbeitsvertrag festgeleg-te Arbeitszeit - ohne bezahlte oder unbezahlte Überstunden?</text:p>
          </table:table-cell>
          <table:table-cell office:value-type="float" office:value="16830" calcext:value-type="float">
            <text:p>16830</text:p>
          </table:table-cell>
        </table:table-row>
        <table:table-row table:style-name="ro1">
          <table:table-cell office:value-type="string" calcext:value-type="string">
            <text:p>ESS_R05_2010_GER_DE_160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Wie viele Stunden arbeiten Sie normalerweise tatsächlich in einer Woche in Ihrem Hauptberuf, einschließlich bezahlter oder unbe-zahlter Überstunden?</text:p>
          </table:table-cell>
          <table:table-cell office:value-type="float" office:value="16831" calcext:value-type="float">
            <text:p>16831</text:p>
          </table:table-cell>
        </table:table-row>
        <table:table-row table:style-name="ro1">
          <table:table-cell office:value-type="string" calcext:value-type="string">
            <text:p>ESS_R05_2010_GER_DE_161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s produziert oder macht der Betrieb oder die Dienststelle, für die Sie arbeiten, hauptsächlich?</text:p>
          </table:table-cell>
          <table:table-cell office:value-type="float" office:value="14287" calcext:value-type="float">
            <text:p>14287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Auf Liste 52 sehen Sie Typen von Unternehmen und Organisationen.</text:p>
          </table:table-cell>
          <table:table-cell office:value-type="float" office:value="16832" calcext:value-type="float">
            <text:p>16832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Für welche von diesen arbeiten Sie oder haben Sie gearbeitet?</text:p>
          </table:table-cell>
          <table:table-cell office:value-type="float" office:value="15229" calcext:value-type="float">
            <text:p>15229</text:p>
          </table:table-cell>
        </table:table-row>
        <table:table-row table:style-name="ro1">
          <table:table-cell office:value-type="string" calcext:value-type="string">
            <text:p>ESS_R05_2010_GER_DE_16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as ist die genaue Bezeichnung Ihres Hauptberufes?</text:p>
          </table:table-cell>
          <table:table-cell office:value-type="float" office:value="14285" calcext:value-type="float">
            <text:p>14285</text:p>
          </table:table-cell>
        </table:table-row>
        <table:table-row table:style-name="ro1">
          <table:table-cell office:value-type="string" calcext:value-type="string">
            <text:p>ESS_R05_2010_GER_DE_16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lche Tätigkeiten üben Sie überwiegend in Ihrem Hauptberuf aus?</text:p>
          </table:table-cell>
          <table:table-cell office:value-type="float" office:value="14286" calcext:value-type="float">
            <text:p>14286</text:p>
          </table:table-cell>
        </table:table-row>
        <table:table-row table:style-name="ro1">
          <table:table-cell office:value-type="string" calcext:value-type="string">
            <text:p>ESS_R05_2010_GER_DE_165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Welche Ausbildung oder Qualifikationen sind für Ihren Hauptberuf erforderlich?</text:p>
          </table:table-cell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Welcher der Gründe auf Liste 53 entspricht am ehesten dem Haupt-grund für das Verlassen Ihres letzten Arbeitgebers?</text:p>
          </table:table-cell>
          <table:table-cell office:value-type="float" office:value="16833" calcext:value-type="float">
            <text:p>16833</text:p>
          </table:table-cell>
        </table:table-row>
        <table:table-row table:style-name="ro1">
          <table:table-cell office:value-type="string" calcext:value-type="string">
            <text:p>ESS_R05_2010_GER_DE_167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Haben Sie in den letzten 10 Jahren für 6 Monate oder länger eine be-zahlte Tätigkeit im Ausland ausgeübt?</text:p>
          </table:table-cell>
          <table:table-cell office:value-type="float" office:value="16834" calcext:value-type="float">
            <text:p>16834</text:p>
          </table:table-cell>
        </table:table-row>
        <table:table-row table:style-name="ro1">
          <table:table-cell office:value-type="string" calcext:value-type="string">
            <text:p>ESS_R05_2010_GER_DE_168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aren Sie jemals mehr als drei Monate arbeitslos und auf Arbeitssu-che?</text:p>
          </table:table-cell>
          <table:table-cell office:value-type="float" office:value="16835" calcext:value-type="float">
            <text:p>16835</text:p>
          </table:table-cell>
        </table:table-row>
        <table:table-row table:style-name="ro1">
          <table:table-cell office:value-type="string" calcext:value-type="string">
            <text:p>ESS_R05_2010_GER_DE_169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Waren Sie einmal ununterbrochen 12 Monate lang oder länger arbeits-los?</text:p>
          </table:table-cell>
          <table:table-cell office:value-type="float" office:value="16836" calcext:value-type="float">
            <text:p>16836</text:p>
          </table:table-cell>
        </table:table-row>
        <table:table-row table:style-name="ro1">
          <table:table-cell office:value-type="string" calcext:value-type="string">
            <text:p>ESS_R05_2010_GER_DE_17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Ist das innerhalb der letzten 5 Jahre gewesen?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string" calcext:value-type="string">
            <text:p>ESS_R05_2010_GER_DE_17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Sind Sie gegenwärtig oder waren Sie früher Mitglied einer Gewerkschaft oder einer ähnlichen Organisation?</text:p>
          </table:table-cell>
          <table:table-cell office:value-type="float" office:value="14291" calcext:value-type="float">
            <text:p>14291</text:p>
          </table:table-cell>
        </table:table-row>
        <table:table-row table:style-name="ro1">
          <table:table-cell office:value-type="string" calcext:value-type="string">
            <text:p>ESS_R05_2010_GER_DE_17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ENN JA, sind Sie gegenwärtig oder waren Sie früher Mitglied?</text:p>
          </table:table-cell>
          <table:table-cell office:value-type="float" office:value="16837" calcext:value-type="float">
            <text:p>16837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Bitte denken Sie einmal an das Einkommen aller Haushaltsmitglieder und an alle Einkommensarten, die der Haushalt bezieht.</text:p>
          </table:table-cell>
          <table:table-cell office:value-type="float" office:value="14292" calcext:value-type="float">
            <text:p>14292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Was ist die wichtigste Einkommensquelle Ihres Haushaltes?</text:p>
          </table:table-cell>
          <table:table-cell office:value-type="float" office:value="14293" calcext:value-type="float">
            <text:p>14293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Wenn Sie die Einkommen aus allen Quellen zusammenzählen: Welcher Buchstabe auf Liste 55 trifft für das gesamte Nettoeinkommen Ihres Haushalts zu?</text:p>
          </table:table-cell>
          <table:table-cell office:value-type="float" office:value="16838" calcext:value-type="float">
            <text:p>16838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Sie können das wöchentliche, monatli-che oder jährliche Nettoeinkommen in Euro angeben, so wie Sie es am besten wissen.</text:p>
          </table:table-cell>
          <table:table-cell office:value-type="float" office:value="16839" calcext:value-type="float">
            <text:p>16839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Wöchentlich</text:p>
          </table:table-cell>
          <table:table-cell office:value-type="float" office:value="16840" calcext:value-type="float">
            <text:p>16840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Wenn Sie die Einkommen aus allen Quellen zusammenzählen: Welcher Buchstabe auf Liste 55 trifft für das gesamte Nettoeinkommen Ihres Haushalts zu?</text:p>
          </table:table-cell>
          <table:table-cell office:value-type="float" office:value="16838" calcext:value-type="float">
            <text:p>16838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Sie können das wöchentliche, monatli-che oder jährliche Nettoeinkommen in Euro angeben, so wie Sie es am besten wissen.</text:p>
          </table:table-cell>
          <table:table-cell office:value-type="float" office:value="16839" calcext:value-type="float">
            <text:p>16839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Monatlich</text:p>
          </table:table-cell>
          <table:table-cell office:value-type="float" office:value="16841" calcext:value-type="float">
            <text:p>16841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Wenn Sie die Einkommen aus allen Quellen zusammenzählen: Welcher Buchstabe auf Liste 55 trifft für das gesamte Nettoeinkommen Ihres Haushalts zu?</text:p>
          </table:table-cell>
          <table:table-cell office:value-type="float" office:value="16838" calcext:value-type="float">
            <text:p>16838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Sie können das wöchentliche, monatli-che oder jährliche Nettoeinkommen in Euro angeben, so wie Sie es am besten wissen.</text:p>
          </table:table-cell>
          <table:table-cell office:value-type="float" office:value="16839" calcext:value-type="float">
            <text:p>16839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Jährlich</text:p>
          </table:table-cell>
          <table:table-cell office:value-type="float" office:value="16842" calcext:value-type="float">
            <text:p>16842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Wieviel ungefähr tragen Sie persönlich zum Haushaltseinkommen bei?</text:p>
          </table:table-cell>
          <table:table-cell office:value-type="float" office:value="15675" calcext:value-type="float">
            <text:p>15675</text:p>
          </table:table-cell>
        </table:table-row>
        <table:table-row table:style-name="ro1">
          <table:table-cell office:value-type="string" calcext:value-type="string">
            <text:p>ESS_R05_2010_GER_DE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Was auf Liste 74 beschreibt am besten, wie Sie Ihr gegenwärtiges Haushaltseinkommen beurteilen?</text:p>
          </table:table-cell>
          <table:table-cell office:value-type="float" office:value="15238" calcext:value-type="float">
            <text:p>15238</text:p>
          </table:table-cell>
        </table:table-row>
        <table:table-row table:style-name="ro1">
          <table:table-cell office:value-type="string" calcext:value-type="string">
            <text:p>ESS_R05_2010_GER_DE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Mit dem gegenwärtigen Einkommen kann ich/können wir...</text:p>
          </table:table-cell>
          <table:table-cell office:value-type="float" office:value="14303" calcext:value-type="float">
            <text:p>14303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Wenn Sie aus irgendwelchen Gründen in ernsten finanziellen Schwierig-keiten stecken würden und Geld leihen müssten, um über die Runden zu kommen, wie schwierig oder leicht wäre das für Sie?</text:p>
          </table:table-cell>
          <table:table-cell office:value-type="float" office:value="16843" calcext:value-type="float">
            <text:p>16843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Was ist der höchste allgemeinbildende Schulabschluss, den Ihr Ehe-mann erreicht haben?</text:p>
          </table:table-cell>
          <table:table-cell office:value-type="float" office:value="16844" calcext:value-type="float">
            <text:p>16844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Was ist der höchste Studienabschluss, den Ihr Ehe-mann erreicht hat?</text:p>
          </table:table-cell>
          <table:table-cell office:value-type="float" office:value="16845" calcext:value-type="float">
            <text:p>16845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Was ist der höchste Ausbildungsabschluss, den Ihr Ehemann erreicht hat?</text:p>
          </table:table-cell>
          <table:table-cell office:value-type="float" office:value="16846" calcext:value-type="float">
            <text:p>16846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Was von Liste 59b trifft auf ihn zu?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Bitte sehen Sie Liste 60 einmal durch.</text:p>
          </table:table-cell>
          <table:table-cell office:value-type="float" office:value="14309" calcext:value-type="float">
            <text:p>14309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Welche der Beschreibungen auf dieser Liste trifft auf das zu, was Ihr Partner in den letzten 7 Tagen getan hat?</text:p>
          </table:table-cell>
          <table:table-cell office:value-type="float" office:value="14310" calcext:value-type="float">
            <text:p>14310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Und welche der Beschreibungen auf Liste 60 beschreibt seine Situation (in den letzten sieben Tagen) am besten?</text:p>
          </table:table-cell>
          <table:table-cell office:value-type="float" office:value="14311" calcext:value-type="float">
            <text:p>14311</text:p>
          </table:table-cell>
        </table:table-row>
        <table:table-row table:style-name="ro1">
          <table:table-cell office:value-type="string" calcext:value-type="string">
            <text:p>ESS_R05_2010_GER_DE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Darf ich noch einmal nachfragen: Hat Ihr Partner in den letzten sieben Tagen irgendeine bezahlte Tätigkeit (von einer Stunde oder mehr) ausgeübt?</text:p>
          </table:table-cell>
          <table:table-cell office:value-type="float" office:value="15243" calcext:value-type="float">
            <text:p>15243</text:p>
          </table:table-cell>
        </table:table-row>
        <table:table-row table:style-name="ro1">
          <table:table-cell office:value-type="string" calcext:value-type="string">
            <text:p>ESS_R05_2010_GER_DE_18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Was ist die genaue Bezeichnung seines Hauptberufes?</text:p>
          </table:table-cell>
          <table:table-cell office:value-type="float" office:value="16848" calcext:value-type="float">
            <text:p>16848</text:p>
          </table:table-cell>
        </table:table-row>
        <table:table-row table:style-name="ro1">
          <table:table-cell office:value-type="string" calcext:value-type="string">
            <text:p>ESS_R05_2010_GER_DE_18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elche Tätigkeiten übt er überwiegend in seinem Hauptberuf aus?</text:p>
          </table:table-cell>
          <table:table-cell office:value-type="float" office:value="14314" calcext:value-type="float">
            <text:p>14314</text:p>
          </table:table-cell>
        </table:table-row>
        <table:table-row table:style-name="ro1">
          <table:table-cell office:value-type="string" calcext:value-type="string">
            <text:p>ESS_R05_2010_GER_DE_18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elche Ausbildung oder Qualifikationen sind für den Hauptberuf Ihres Partners erforderlich?</text:p>
          </table:table-cell>
          <table:table-cell office:value-type="float" office:value="14315" calcext:value-type="float">
            <text:p>14315</text:p>
          </table:table-cell>
        </table:table-row>
        <table:table-row table:style-name="ro1">
          <table:table-cell office:value-type="string" calcext:value-type="string">
            <text:p>ESS_R05_2010_GER_DE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In seinem Hauptberuf ist er...</text:p>
          </table:table-cell>
          <table:table-cell office:value-type="float" office:value="14316" calcext:value-type="float">
            <text:p>14316</text:p>
          </table:table-cell>
        </table:table-row>
        <table:table-row table:style-name="ro1">
          <table:table-cell office:value-type="string" calcext:value-type="string">
            <text:p>ESS_R05_2010_GER_DE_18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Wie viele Beschäftigte hat er (falls überhaupt welche)?</text:p>
          </table:table-cell>
          <table:table-cell office:value-type="float" office:value="14317" calcext:value-type="float">
            <text:p>14317</text:p>
          </table:table-cell>
        </table:table-row>
        <table:table-row table:style-name="ro1">
          <table:table-cell office:value-type="string" calcext:value-type="string">
            <text:p>ESS_R05_2010_GER_DE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Gehört es in seinem Hauptberuf zu seinen Aufgaben, die Arbeit anderer Mitarbeiter zu beaufsichtigen?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1">
          <table:table-cell office:value-type="string" calcext:value-type="string">
            <text:p>ESS_R05_2010_GER_DE_19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ie viele sind das?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string" calcext:value-type="string">
            <text:p>ESS_R05_2010_GER_DE_19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Wie viele Stunden arbeitet er normalerweise in einer Woche in seinem Hauptberuf, einschließlich bezahlter oder unbezahlter Überstunden?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Was ist der höchste allgemeinbildende Schulabschluss, den Ihr Vater erreicht hat?</text:p>
          </table:table-cell>
          <table:table-cell office:value-type="float" office:value="16849" calcext:value-type="float">
            <text:p>16849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Was ist der höchste Studienabschluss, den Ihr Vater erreicht hat?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Was ist der höchste Ausbildungsabschluss, den Ihr Vater erreicht hat?</text:p>
          </table:table-cell>
          <table:table-cell office:value-type="float" office:value="16851" calcext:value-type="float">
            <text:p>1685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Was von Liste 61b trifft auf ihn zu?</text:p>
          </table:table-cell>
          <table:table-cell office:value-type="float" office:value="16852" calcext:value-type="float">
            <text:p>16852</text:p>
          </table:table-cell>
        </table:table-row>
        <table:table-row table:style-name="ro1">
          <table:table-cell office:value-type="string" calcext:value-type="string">
            <text:p>ESS_R05_2010_GER_DE_19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Als Sie 14 Jahre alt waren, hat Ihr Vater da als abhängig Beschäftigter gearbeitet, war er selbständig oder ist er damals keiner bezahlten Tätigkeit nachgegangen?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1">
          <table:table-cell office:value-type="string" calcext:value-type="string">
            <text:p>ESS_R05_2010_GER_DE_19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ie viele Beschäftigte hatte er?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string" calcext:value-type="string">
            <text:p>ESS_R05_2010_GER_DE_19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Gehörte es zu seinen Aufgaben, die Arbeit anderer Mitarbeiter zu beaufsichtigen?</text:p>
          </table:table-cell>
          <table:table-cell office:value-type="float" office:value="14325" calcext:value-type="float">
            <text:p>14325</text:p>
          </table:table-cell>
        </table:table-row>
        <table:table-row table:style-name="ro1">
          <table:table-cell office:value-type="string" calcext:value-type="string">
            <text:p>ESS_R05_2010_GER_DE_19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as war die genaue Bezeichnung seines Hauptberufes?</text:p>
          </table:table-cell>
          <table:table-cell office:value-type="float" office:value="14326" calcext:value-type="float">
            <text:p>14326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Welche der Beschreibungen auf Liste 62 trifft am besten auf die Berufstätigkeit Ihres Vaters zu, als Sie 14 Jahre alt waren?</text:p>
          </table:table-cell>
          <table:table-cell office:value-type="float" office:value="16853" calcext:value-type="float">
            <text:p>16853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Was ist der höchste allgemeinbildende Schulabschluss, den Ihre Mutter erreicht hat?</text:p>
          </table:table-cell>
          <table:table-cell office:value-type="float" office:value="16854" calcext:value-type="float">
            <text:p>16854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Was ist der höchste Studienabschluss, den Ihre Mutter erreicht hat?</text:p>
          </table:table-cell>
          <table:table-cell office:value-type="float" office:value="16855" calcext:value-type="float">
            <text:p>16855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Was ist der höchste Ausbildungsabschluss, den Ihre Mutter erreicht hat?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Was von Liste 63b trifft auf sie zu?</text:p>
          </table:table-cell>
          <table:table-cell office:value-type="float" office:value="16857" calcext:value-type="float">
            <text:p>16857</text:p>
          </table:table-cell>
        </table:table-row>
        <table:table-row table:style-name="ro1">
          <table:table-cell office:value-type="string" calcext:value-type="string">
            <text:p>ESS_R05_2010_GER_DE_20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ls Sie 14 Jahre alt waren, hat Ihre Mutter da als abhängig Beschäftigte gearbeitet, war sie selbständig oder ist sie damals keiner bezahlten Tätigkeit nachgegangen?</text:p>
          </table:table-cell>
          <table:table-cell office:value-type="float" office:value="14331" calcext:value-type="float">
            <text:p>14331</text:p>
          </table:table-cell>
        </table:table-row>
        <table:table-row table:style-name="ro1">
          <table:table-cell office:value-type="string" calcext:value-type="string">
            <text:p>ESS_R05_2010_GER_DE_20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Wie viele Beschäftigte hatte sie?</text:p>
          </table:table-cell>
          <table:table-cell office:value-type="float" office:value="12713" calcext:value-type="float">
            <text:p>12713</text:p>
          </table:table-cell>
        </table:table-row>
        <table:table-row table:style-name="ro1">
          <table:table-cell office:value-type="string" calcext:value-type="string">
            <text:p>ESS_R05_2010_GER_DE_206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Gehörte es zu ihren Aufgaben, die Arbeit anderer Mitarbeiter zu beaufsichtigen?</text:p>
          </table:table-cell>
          <table:table-cell office:value-type="float" office:value="14333" calcext:value-type="float">
            <text:p>14333</text:p>
          </table:table-cell>
        </table:table-row>
        <table:table-row table:style-name="ro1">
          <table:table-cell office:value-type="string" calcext:value-type="string">
            <text:p>ESS_R05_2010_GER_DE_20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Was war die genaue Bezeichnung ihres Hauptberufes?</text:p>
          </table:table-cell>
          <table:table-cell office:value-type="float" office:value="14334" calcext:value-type="float">
            <text:p>14334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Welche der Beschreibungen auf Liste 64 trifft am besten auf die Berufstätigkeit Ihrer Mutter zu, als Sie 14 Jahre alt waren?</text:p>
          </table:table-cell>
          <table:table-cell office:value-type="float" office:value="16858" calcext:value-type="float">
            <text:p>16858</text:p>
          </table:table-cell>
        </table:table-row>
        <table:table-row table:style-name="ro1">
          <table:table-cell office:value-type="string" calcext:value-type="string">
            <text:p>ESS_R05_2010_GER_DE_209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ben Sie während der letzten 12 Monate Kurse belegt oder Vorträge oder Veranstaltungen besucht, die Ihrer beruflichen Fort- und Weiterbildung dienten?</text:p>
          </table:table-cell>
          <table:table-cell office:value-type="float" office:value="14337" calcext:value-type="float">
            <text:p>14337</text:p>
          </table:table-cell>
        </table:table-row>
        <table:table-row table:style-name="ro1">
          <table:table-cell office:value-type="string" calcext:value-type="string">
            <text:p>ESS_R05_2010_GER_DE_210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In den letzten 12 Monaten: Wie viele Tage haben Sie ungefähr mit die-ser Art von beruflicher Fort- und Weiterbildung verbracht?</text:p>
          </table:table-cell>
          <table:table-cell office:value-type="float" office:value="16859" calcext:value-type="float">
            <text:p>16859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Bitte denken Sie nun daran, was Sie bei dieser Fort- und Weiterbildung gelernt haben.</text:p>
          </table:table-cell>
          <table:table-cell office:value-type="float" office:value="14995" calcext:value-type="float">
            <text:p>14995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Wie nützlich wäre das Gelernte, wenn Sie bei einem an-deren Arbeitgeber oder einer anderen Firma arbeiten wollen?</text:p>
          </table:table-cell>
          <table:table-cell office:value-type="float" office:value="16860" calcext:value-type="float">
            <text:p>16860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Wie viel der Kosten dieser Fort- und Weiterbildung wurde von Ihrem Arbeitgeber übernommen?</text:p>
          </table:table-cell>
          <table:table-cell office:value-type="float" office:value="16861" calcext:value-type="float">
            <text:p>16861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Die ersten Fragen beziehen sich auf die Dauer, die Sie mit Fernsehen, Radio hören und Zeitung lesen verbringen.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Wie viel Zeit verbringen Sie an einem gewöhnlichen Werktag insgesamt damit, fernzusehen?</text:p>
          </table:table-cell>
          <table:table-cell office:value-type="float" office:value="16296" calcext:value-type="float">
            <text:p>16296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Bitte beziehen Sie auch die Zeit ein, die Sie mit Fernsehen über das Internet verbringen.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: LISTE B VORLEGEN UND BIS FRAGE IF3 LIEGEN LASSEN.</text:p>
          </table:table-cell>
          <table:table-cell office:value-type="float" office:value="16862" calcext:value-type="float">
            <text:p>16862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Wie viel Zeit verbringen Sie an einem gewöhnlichen Werktag insgesamt damit, Radio zu hören?</text:p>
          </table:table-cell>
          <table:table-cell office:value-type="float" office:value="16863" calcext:value-type="float">
            <text:p>16863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Bitte beziehen Sie auch die Zeit ein, die Sie mit Radio hören über das Internet verbringen.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Und wie viel Zeit verbringen Sie an einem gewöhnlichen Werktag insgesamt damit, Zeitung zu lesen?</text:p>
          </table:table-cell>
          <table:table-cell office:value-type="float" office:value="16864" calcext:value-type="float">
            <text:p>16864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Bitte beziehen Sie auch die Zeit ein, die Sie mit Zeitung lesen über das Internet verbringen.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Nun würde ich Ihnen gerne einige Fragen zu Politik und Regierung stellen.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Was würden Sie sagen: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In welchem Ausmass ermöglicht das politische System Deutschlands Menschen wie Ihnen ein Mitspracherecht in Regierungsangelegenheiten?</text:p>
          </table:table-cell>
          <table:table-cell office:value-type="float" office:value="16865" calcext:value-type="float">
            <text:p>16865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Denken Sie, Sie könnten eine aktive Rolle in einer Gruppe übernehmen, die sich für politische Themen engagiert?</text:p>
          </table:table-cell>
          <table:table-cell office:value-type="float" office:value="15009" calcext:value-type="float">
            <text:p>15009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Was würden Sie sagen: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In welchem Ausmass ermöglicht das politische System Deutschlands Menschen wie Ihnen direkten Einfluss auf die Politik auszuüben?</text:p>
          </table:table-cell>
          <table:table-cell office:value-type="float" office:value="16866" calcext:value-type="float">
            <text:p>16866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Wie überzeugt sind Sie von Ihren Fähigkeiten, sich am politischen Geschehen zu beteiligen?</text:p>
          </table:table-cell>
          <table:table-cell office:value-type="float" office:value="16722" calcext:value-type="float">
            <text:p>16722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Die ersten Fragen beziehen sich auf die Dauer, die Sie mit Fernsehen, Radio hören und Zeitung lesen verbringen.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Wie viel Zeit verbringen Sie an einem gewöhnlichen Werktag insgesamt damit, fernzusehen?</text:p>
          </table:table-cell>
          <table:table-cell office:value-type="float" office:value="16296" calcext:value-type="float">
            <text:p>16296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Bitte beziehen Sie auch die Zeit ein, die Sie mit Fernsehen über das Internet verbringen.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Befrager.</text:p>
          </table:table-cell>
          <table:table-cell office:value-type="float" office:value="16756" calcext:value-type="float">
            <text:p>16756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: LISTE O VORLEGEN UND BIS FRAGE IF29 LIEGEN LASSEN.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Und wie viel von dieser Zeit verbringen Sie damit, sich Nachrichten oder Sendungen über Politik und aktuelle politische Ereignisse anzusehen?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Wie viel Zeit verbringen Sie an einem gewöhnlichen Werktag insgesamt damit, Radio zu hören?</text:p>
          </table:table-cell>
          <table:table-cell office:value-type="float" office:value="16863" calcext:value-type="float">
            <text:p>16863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Bitte beziehen Sie auch die Zeit ein, die Sie mit Radio hören über das Internet verbringen.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Und wie viel von dieser Zeit verbringen Sie damit, sich Nachrichten oder Sendungen über Politik und aktuelle politische Ereignisse anzuhören?</text:p>
          </table:table-cell>
          <table:table-cell office:value-type="float" office:value="15013" calcext:value-type="float">
            <text:p>15013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Und wie viel Zeit verbringen Sie an einem gewöhnlichen Werktag insgesamt damit, Zeitung zu lesen?</text:p>
          </table:table-cell>
          <table:table-cell office:value-type="float" office:value="16864" calcext:value-type="float">
            <text:p>16864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Bitte beziehen Sie auch die Zeit ein, die Sie mit Zeitung lesen über das Internet verbringen.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Und wie viel von dieser Zeit verbringen Sie damit, Artikel über Politik und aktuelle politische Ereignisse zu lesen?</text:p>
          </table:table-cell>
          <table:table-cell office:value-type="float" office:value="15015" calcext:value-type="float">
            <text:p>15015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Nun geht es ausschließlich darum, das Internet zu benutzen um fernzusehen, Radio zu hören oder Zeitungen zu lesen.</text:p>
          </table:table-cell>
          <table:table-cell office:value-type="float" office:value="15016" calcext:value-type="float">
            <text:p>15016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Wie viel Zeit verbringen Sie an einem gewöhnlichen Werktag insgesamt damit, über das Internet fernzusehen?</text:p>
          </table:table-cell>
          <table:table-cell office:value-type="float" office:value="16868" calcext:value-type="float">
            <text:p>16868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Und wie viel von dieser Zeit verbringen Sie damit, sich Nachrichten oder Sendungen über Politik und aktuelle politische Ereignisse anzusehen?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Wie viel Zeit verbringen Sie an einem gewöhnlichen Werktag insgesamt damit, über das Internet Radio zu hören?</text:p>
          </table:table-cell>
          <table:table-cell office:value-type="float" office:value="16869" calcext:value-type="float">
            <text:p>16869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Und wie viel von dieser Zeit verbringen Sie damit, sich Nachrichten oder Sendun- gen über Politik und aktuelle politische Ereignisse anzuhören?</text:p>
          </table:table-cell>
          <table:table-cell office:value-type="float" office:value="16870" calcext:value-type="float">
            <text:p>16870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Wie viel Zeit verbringen Sie an einem gewöhnlichen Werktag insgesamt damit, Online-Zeitungen über das Internet zu lesen?</text:p>
          </table:table-cell>
          <table:table-cell office:value-type="float" office:value="16871" calcext:value-type="float">
            <text:p>168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Und wie viel von dieser Zeit verbringen Sie damit, Artikel über Politik und aktuel- le politische Ereignisse zu lesen?</text:p>
          </table:table-cell>
          <table:table-cell office:value-type="float" office:value="16872" calcext:value-type="float">
            <text:p>16872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Wie viel Zeit verbringen Sie an einem gewöhnlichen Werktag insgesamt damit, das Internet für andere Dinge als Fernsehen, Radio hören oder Zeitung lesen zu benutzen?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Und wie viel von dieser Zeit verbringen Sie mit Politik und aktuellen politische Ereignissen?</text:p>
          </table:table-cell>
          <table:table-cell office:value-type="float" office:value="15021" calcext:value-type="float">
            <text:p>15021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o auf der Skala auf Liste 9 würden Sie sich selbst einstufen, wenn 0 für links steht und 10 für rechts?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nd wie zufrieden sind Sie - alles in allem - mit der Art und Weise, wie die Demokratie in Deutschland funktioniert?</text:p>
          </table:table-cell>
          <table:table-cell office:value-type="float" office:value="14078" calcext:value-type="float">
            <text:p>14078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nn sie von dem ausgehen was Sie gehört oder selbst erlebt haben: Was glauben Sie, wie erfolgreich ist die Polizei in Deutschland darin, Straftaten zu verhindern, bei denen Gewalt ausgeübt oder angedroht wird?</text:p>
          </table:table-cell>
          <table:table-cell office:value-type="float" office:value="16873" calcext:value-type="float">
            <text:p>168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ntworten Sie anhand dieser Liste: 0 bedeutet äußerst erfolglos und 10 äußerst erfolgreich.</text:p>
          </table:table-cell>
          <table:table-cell office:value-type="float" office:value="16874" calcext:value-type="float">
            <text:p>168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nd was glauben Sie: Wie erfolgreich, ist die Polizei darin, Leute zu fassen, die in Deutschland Einbrüche begehen?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as glauben Sie: Wenn in der Nähe Ihrer Wohnung ein Gewaltverbrechen passieren und die Polizei angerufen würde, wie langsam oder schnell würde sie am Tatort eintreffen?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ntworten Sie anhand Liste 32: 0 bedeutet äußerst langsam und 10 äußerst schnell.</text:p>
          </table:table-cell>
          <table:table-cell office:value-type="float" office:value="16876" calcext:value-type="float">
            <text:p>16876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nn Sie von dem ausgehen, was Sie gehört oder selbst erlebt haben, was würden Sie sagen: Wie oft behandelt die Polizei die Leute in Deutschland im Allgemeinen respektvoll?</text:p>
          </table:table-cell>
          <table:table-cell office:value-type="float" office:value="16877" calcext:value-type="float">
            <text:p>16877</text:p>
          </table:table-cell>
        </table:table-row>
        <table:table-row table:style-name="ro1">
          <table:table-cell office:value-type="string" calcext:value-type="string">
            <text:p>ESS_R05_2010_GER_DE_24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as würden Sie sagen: Wie oft etwa trifft die Polizei in den Fällen, die sie bearbeitet, faire und unparteiische Entscheidungen?</text:p>
          </table:table-cell>
          <table:table-cell office:value-type="float" office:value="15029" calcext:value-type="float">
            <text:p>15029</text:p>
          </table:table-cell>
        </table:table-row>
        <table:table-row table:style-name="ro1">
          <table:table-cell office:value-type="string" calcext:value-type="string">
            <text:p>ESS_R05_2010_GER_DE_24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ürden Sie sagen...</text:p>
          </table:table-cell>
          <table:table-cell office:value-type="float" office:value="13708" calcext:value-type="float">
            <text:p>13708</text:p>
          </table:table-cell>
        </table:table-row>
        <table:table-row table:style-name="ro1">
          <table:table-cell office:value-type="string" calcext:value-type="string">
            <text:p>ESS_R05_2010_GER_DE_2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enn die Polizei in Deutschland mit Leuten zu tun hat, was würden Sie sagen: Wie oft erklärt sie im Allgemeinen ihre Entscheidungen und ihr Handeln, wenn sie danach gefragt wird?</text:p>
          </table:table-cell>
          <table:table-cell office:value-type="float" office:value="16878" calcext:value-type="float">
            <text:p>16878</text:p>
          </table:table-cell>
        </table:table-row>
        <table:table-row table:style-name="ro1">
          <table:table-cell office:value-type="string" calcext:value-type="string">
            <text:p>ESS_R05_2010_GER_DE_2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ürden Sie sagen...</text:p>
          </table:table-cell>
          <table:table-cell office:value-type="float" office:value="13708" calcext:value-type="float">
            <text:p>13708</text:p>
          </table:table-cell>
        </table:table-row>
        <table:table-row table:style-name="ro1">
          <table:table-cell office:value-type="string" calcext:value-type="string">
            <text:p>ESS_R05_2010_GER_DE_2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enutzen Sie bitte Liste 26 und sagen Sie mir: Wie wahrscheinlich ist es, dass Sie erwischt und bestraft werden, wenn Sie... eine überhöhte oder ungerechtfertigte Forderung an eine Versicherung stellen?</text:p>
          </table:table-cell>
          <table:table-cell office:value-type="float" office:value="16879" calcext:value-type="float">
            <text:p>16879</text:p>
          </table:table-cell>
        </table:table-row>
        <table:table-row table:style-name="ro1">
          <table:table-cell office:value-type="string" calcext:value-type="string">
            <text:p>ESS_R05_2010_GER_DE_24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twas kaufen, von dem Sie vermuten, es könnte gestohlen sein?</text:p>
          </table:table-cell>
          <table:table-cell office:value-type="float" office:value="16880" calcext:value-type="float">
            <text:p>16880</text:p>
          </table:table-cell>
        </table:table-row>
        <table:table-row table:style-name="ro1">
          <table:table-cell office:value-type="string" calcext:value-type="string">
            <text:p>ESS_R05_2010_GER_DE_24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in Verkehrsdelikt begehen, wie zu schnelles Fahren oder das Überfahren einer roten Ampel?</text:p>
          </table:table-cell>
          <table:table-cell office:value-type="float" office:value="16881" calcext:value-type="float">
            <text:p>16881</text:p>
          </table:table-cell>
        </table:table-row>
        <table:table-row table:style-name="ro1">
          <table:table-cell office:value-type="string" calcext:value-type="string">
            <text:p>ESS_R05_2010_GER_DE_245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Benutzen Sie bitte Liste F - 1 bedeutet überhaupt nicht wahrscheinlich und 4 bedeutet sehr wahrscheinlich - und sagen Sie mir: Wie wahrscheinlich ist es, dass Sie erwischt und bestraft werden, wenn Sie... ...ine überhöhte oder ungerechtfertigte Forderung an eine Versicherung stellen?</text:p>
          </table:table-cell>
          <table:table-cell office:value-type="float" office:value="16882" calcext:value-type="float">
            <text:p>16882</text:p>
          </table:table-cell>
        </table:table-row>
        <table:table-row table:style-name="ro1">
          <table:table-cell office:value-type="string" calcext:value-type="string">
            <text:p>ESS_R05_2010_GER_DE_246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...etwas kaufen, von dem Sie vermuten, es könnte gestohlen sein?</text:p>
          </table:table-cell>
          <table:table-cell office:value-type="float" office:value="16883" calcext:value-type="float">
            <text:p>16883</text:p>
          </table:table-cell>
        </table:table-row>
        <table:table-row table:style-name="ro1">
          <table:table-cell office:value-type="string" calcext:value-type="string">
            <text:p>ESS_R05_2010_GER_DE_247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...ein Verkehrsdelikt begehen, wie zu schnelles Fahren oder das Überfahren einer roten Ampel?</text:p>
          </table:table-cell>
          <table:table-cell office:value-type="float" office:value="16884" calcext:value-type="float">
            <text:p>16884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Wenn Sie vom dem ausgehen, was Sie gehört oder selbst erlebt haben: Was glauben Sie, wie erfolglos oder erfolgreich ist die Polizei in Deutschland darin, Straftaten zu verhindern, bei denen Gewalt ausgeübt oder angedroht wird?</text:p>
          </table:table-cell>
          <table:table-cell office:value-type="float" office:value="16885" calcext:value-type="float">
            <text:p>16885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Benutzen Sie diese Liste, 0 bedeutet sehr erfolglos und 4 sehr erfolgreich.</text:p>
          </table:table-cell>
          <table:table-cell office:value-type="float" office:value="16886" calcext:value-type="float">
            <text:p>16886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Und was glauben Sie: Wie erfolglos oder erfolgreich, ist die Polizei darin, Leute zu fassen, die in Deutschland Einbrüche begehen?</text:p>
          </table:table-cell>
          <table:table-cell office:value-type="float" office:value="16887" calcext:value-type="float">
            <text:p>16887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Was glauben Sie: Wenn in der Nähe Ihrer Wohnung ein Gewaltverbrechen passieren und die Polizei angerufen würde, wie langsam oder schnell würde sie am Tatort eintreffen?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Benutzen Sie diese Liste, 0 bedeutet sehr langsam und 4 sehr schnell.</text:p>
          </table:table-cell>
          <table:table-cell office:value-type="float" office:value="16888" calcext:value-type="float">
            <text:p>16888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Wenn Sie vom dem ausgehen, was Sie gehört oder selbst erlebt haben, was würden Sie sagen: Wie oft behandelt die Polizei die Leute in Deutschland im Allgemeinen respektvoll?</text:p>
          </table:table-cell>
          <table:table-cell office:value-type="float" office:value="16889" calcext:value-type="float">
            <text:p>16889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Bitte benutzen Sie diese Liste, 0 bedeutet fast nie und 10 fast immer.</text:p>
          </table:table-cell>
          <table:table-cell office:value-type="float" office:value="16890" calcext:value-type="float">
            <text:p>1689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Was würden Sie sagen: Wie oft etwa trifft die Polizei in den Fällen, die sie bearbeitet, faire und unparteiische Entscheidungen?</text:p>
          </table:table-cell>
          <table:table-cell office:value-type="float" office:value="15029" calcext:value-type="float">
            <text:p>15029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Wenn die Polizei in Deutschland mit Leuten zu tun hat, was würden Sie sagen: Wie oft erklärt sie im Allgemeinen ihre Entscheidungen und ihr Handeln, wenn sie danach gefragt wird?</text:p>
          </table:table-cell>
          <table:table-cell office:value-type="float" office:value="16878" calcext:value-type="float">
            <text:p>16878</text:p>
          </table:table-cell>
        </table:table-row>
        <table:table-row table:style-name="ro1">
          <table:table-cell office:value-type="string" calcext:value-type="string">
            <text:p>ESS_R05_2010_GER_DE_254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Benutzen Sie bitte Liste J – 1 bedeutet überhaupt nicht wahrscheinlich und 4 sehr wahrscheinlich - und sagen Sie mir: Wie wahrscheinlich ist es, dass Sie erwischt und betraft werden, wenn Sie... ...eine überhöhte oder ungerechtfertigte Forderung an eine Versicherung stellen?</text:p>
          </table:table-cell>
          <table:table-cell office:value-type="float" office:value="16891" calcext:value-type="float">
            <text:p>16891</text:p>
          </table:table-cell>
        </table:table-row>
        <table:table-row table:style-name="ro1">
          <table:table-cell office:value-type="string" calcext:value-type="string">
            <text:p>ESS_R05_2010_GER_DE_255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...etwas kaufen, von dem Sie vermuten, es könnte gestohlen sein?</text:p>
          </table:table-cell>
          <table:table-cell office:value-type="float" office:value="16883" calcext:value-type="float">
            <text:p>16883</text:p>
          </table:table-cell>
        </table:table-row>
        <table:table-row table:style-name="ro1">
          <table:table-cell office:value-type="string" calcext:value-type="string">
            <text:p>ESS_R05_2010_GER_DE_256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ein Verkehrsdelikt begehen, wie zu schnelles Fahren oder das Überfahren einer roten Ampel?</text:p>
          </table:table-cell>
          <table:table-cell office:value-type="float" office:value="16881" calcext:value-type="float">
            <text:p>16881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Wenn Sie vom dem ausgehen, was Sie gehört oder selbst erlebt haben: Was glauben Sie, wie erfolgreich ist die Polizei in Deutschland darin, Straftaten zu verhindern, bei denen Gewalt ausgeübt oder angedroht wird?</text:p>
          </table:table-cell>
          <table:table-cell office:value-type="float" office:value="16892" calcext:value-type="float">
            <text:p>1689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Und was glauben Sie: Wie erfolgreich, ist die Polizei darin, Leute zu fassen, die in Deutschland Einbrüche begehen?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Was glauben Sie: Wenn in der Nähe Ihrer Wohnung ein Gewaltverbrechen passieren und die Polizei angerufen würde, wie langsam oder schnell würde sie am Tatort eintreffen?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string" calcext:value-type="string">
            <text:p>ESS_R05_2010_GER_DE_260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Wenn Sie vom dem ausgehen, was Sie gehört oder selbst erlebt haben, was würden Sie sagen: Wie oft behandelt die Polizei die Leute in Deutschland im Allgemeinen respektvoll?</text:p>
          </table:table-cell>
          <table:table-cell office:value-type="float" office:value="16889" calcext:value-type="float">
            <text:p>16889</text:p>
          </table:table-cell>
        </table:table-row>
        <table:table-row table:style-name="ro1">
          <table:table-cell office:value-type="string" calcext:value-type="string">
            <text:p>ESS_R05_2010_GER_DE_261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Was würden Sie sagen: Wie oft etwa trifft die Polizei in den Fällen, die sie bearbeitet, faire und unparteiische Entscheidungen?</text:p>
          </table:table-cell>
          <table:table-cell office:value-type="float" office:value="15029" calcext:value-type="float">
            <text:p>15029</text:p>
          </table:table-cell>
        </table:table-row>
        <table:table-row table:style-name="ro1">
          <table:table-cell office:value-type="string" calcext:value-type="string">
            <text:p>ESS_R05_2010_GER_DE_262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Wenn die Polizei in Deutschland mit Leuten zu tun hat, was würden Sie sagen: Wie oft erklärt sie im Allgemeinen ihre Entscheidungen und ihr Handeln, wenn sie danach gefragt wird?</text:p>
          </table:table-cell>
          <table:table-cell office:value-type="float" office:value="16878" calcext:value-type="float">
            <text:p>16878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in Zugang zu Hause oder am Arbeitsplatz</text:p>
          </table:table-cell>
          <table:table-cell office:value-type="float" office:value="37103" calcext:value-type="float">
            <text:p>37103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tze ich nie</text:p>
          </table:table-cell>
          <table:table-cell office:value-type="float" office:value="37104" calcext:value-type="float">
            <text:p>37104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7105" calcext:value-type="float">
            <text:p>37105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m Monat</text:p>
          </table:table-cell>
          <table:table-cell office:value-type="float" office:value="37106" calcext:value-type="float">
            <text:p>3710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m Monat</text:p>
          </table:table-cell>
          <table:table-cell office:value-type="float" office:value="37107" calcext:value-type="float">
            <text:p>37107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n der Woche</text:p>
          </table:table-cell>
          <table:table-cell office:value-type="float" office:value="37108" calcext:value-type="float">
            <text:p>37108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n der Woche</text:p>
          </table:table-cell>
          <table:table-cell office:value-type="float" office:value="37109" calcext:value-type="float">
            <text:p>37109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äglich</text:p>
          </table:table-cell>
          <table:table-cell office:value-type="float" office:value="37110" calcext:value-type="float">
            <text:p>37110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Weiß nicht)</text:p>
          </table:table-cell>
          <table:table-cell office:value-type="float" office:value="37111" calcext:value-type="float">
            <text:p>37111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nicht vorsichtig genug sein</text:p>
          </table:table-cell>
          <table:table-cell office:value-type="float" office:value="39856" calcext:value-type="float">
            <text:p>39856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9857" calcext:value-type="float">
            <text:p>39857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858" calcext:value-type="float">
            <text:p>39858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9859" calcext:value-type="float">
            <text:p>39859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9860" calcext:value-type="float">
            <text:p>39860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9861" calcext:value-type="float">
            <text:p>39861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9862" calcext:value-type="float">
            <text:p>3986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9863" calcext:value-type="float">
            <text:p>39863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9864" calcext:value-type="float">
            <text:p>39864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9865" calcext:value-type="float">
            <text:p>39865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Den meisten Menschen kann man vertrauen</text:p>
          </table:table-cell>
          <table:table-cell office:value-type="float" office:value="39866" calcext:value-type="float">
            <text:p>39866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ß nicht)</text:p>
          </table:table-cell>
          <table:table-cell office:value-type="float" office:value="39867" calcext:value-type="float">
            <text:p>39867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versuchen, mich auszunutzen</text:p>
          </table:table-cell>
          <table:table-cell office:value-type="float" office:value="39868" calcext:value-type="float">
            <text:p>39868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9869" calcext:value-type="float">
            <text:p>39869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9870" calcext:value-type="float">
            <text:p>39870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9871" calcext:value-type="float">
            <text:p>39871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9872" calcext:value-type="float">
            <text:p>39872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9873" calcext:value-type="float">
            <text:p>39873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9874" calcext:value-type="float">
            <text:p>39874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9875" calcext:value-type="float">
            <text:p>39875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9876" calcext:value-type="float">
            <text:p>39876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9877" calcext:value-type="float">
            <text:p>39877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versuchen, sich fair zu verhalten</text:p>
          </table:table-cell>
          <table:table-cell office:value-type="float" office:value="39878" calcext:value-type="float">
            <text:p>39878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ß nicht)</text:p>
          </table:table-cell>
          <table:table-cell office:value-type="float" office:value="39879" calcext:value-type="float">
            <text:p>39879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nschen sind meistens auf den eigenen Vorteil bedacht</text:p>
          </table:table-cell>
          <table:table-cell office:value-type="float" office:value="37136" calcext:value-type="float">
            <text:p>37136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37137" calcext:value-type="float">
            <text:p>37137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7138" calcext:value-type="float">
            <text:p>37138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139" calcext:value-type="float">
            <text:p>37139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37140" calcext:value-type="float">
            <text:p>37140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37141" calcext:value-type="float">
            <text:p>37141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37142" calcext:value-type="float">
            <text:p>37142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37143" calcext:value-type="float">
            <text:p>37143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37144" calcext:value-type="float">
            <text:p>37144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37145" calcext:value-type="float">
            <text:p>37145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nschen versuchen meistens, hilfsbereit zu sein</text:p>
          </table:table-cell>
          <table:table-cell office:value-type="float" office:value="37146" calcext:value-type="float">
            <text:p>37146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Weiß nicht)</text:p>
          </table:table-cell>
          <table:table-cell office:value-type="float" office:value="37147" calcext:value-type="float">
            <text:p>37147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ehr interessiert</text:p>
          </table:table-cell>
          <table:table-cell office:value-type="float" office:value="37148" calcext:value-type="float">
            <text:p>3714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5_2010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iemlich interessiert</text:p>
          </table:table-cell>
          <table:table-cell office:value-type="float" office:value="37149" calcext:value-type="float">
            <text:p>37149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5_2010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enig interessiert</text:p>
          </table:table-cell>
          <table:table-cell office:value-type="float" office:value="37150" calcext:value-type="float">
            <text:p>37150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5_2010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der überhaupt nicht interessiert?</text:p>
          </table:table-cell>
          <table:table-cell office:value-type="float" office:value="37151" calcext:value-type="float">
            <text:p>37151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5_2010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Weiß nicht)</text:p>
          </table:table-cell>
          <table:table-cell office:value-type="float" office:value="37152" calcext:value-type="float">
            <text:p>37152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GER_D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7195" calcext:value-type="float">
            <text:p>37195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5_2010_GER_D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n</text:p>
          </table:table-cell>
          <table:table-cell office:value-type="float" office:value="37196" calcext:value-type="float">
            <text:p>37196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5_2010_GER_D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icht wahlberechtigt</text:p>
          </table:table-cell>
          <table:table-cell office:value-type="float" office:value="37197" calcext:value-type="float">
            <text:p>37197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5_2010_GER_DE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Weiß nicht)</text:p>
          </table:table-cell>
          <table:table-cell office:value-type="float" office:value="37198" calcext:value-type="float">
            <text:p>37198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SPD</text:p>
          </table:table-cell>
          <table:table-cell office:value-type="float" office:value="44492" calcext:value-type="float">
            <text:p>44492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CDU/CSU</text:p>
          </table:table-cell>
          <table:table-cell office:value-type="float" office:value="44493" calcext:value-type="float">
            <text:p>44493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Bündnis 90/Die Grünen</text:p>
          </table:table-cell>
          <table:table-cell office:value-type="float" office:value="44494" calcext:value-type="float">
            <text:p>44494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FDP</text:p>
          </table:table-cell>
          <table:table-cell office:value-type="float" office:value="44495" calcext:value-type="float">
            <text:p>44495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Die Linke</text:p>
          </table:table-cell>
          <table:table-cell office:value-type="float" office:value="44496" calcext:value-type="float">
            <text:p>44496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Die Republikaner</text:p>
          </table:table-cell>
          <table:table-cell office:value-type="float" office:value="44497" calcext:value-type="float">
            <text:p>44497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NPD</text:p>
          </table:table-cell>
          <table:table-cell office:value-type="float" office:value="44498" calcext:value-type="float">
            <text:p>44498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Andere Partei</text:p>
          </table:table-cell>
          <table:table-cell office:value-type="float" office:value="44499" calcext:value-type="float">
            <text:p>44499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(Weiß nicht)</text:p>
          </table:table-cell>
          <table:table-cell office:value-type="float" office:value="44500" calcext:value-type="float">
            <text:p>44500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SPD</text:p>
          </table:table-cell>
          <table:table-cell office:value-type="float" office:value="44492" calcext:value-type="float">
            <text:p>44492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CDU/CSU</text:p>
          </table:table-cell>
          <table:table-cell office:value-type="float" office:value="44493" calcext:value-type="float">
            <text:p>44493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Bündnis 90/Die Grünen</text:p>
          </table:table-cell>
          <table:table-cell office:value-type="float" office:value="44494" calcext:value-type="float">
            <text:p>44494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FDP</text:p>
          </table:table-cell>
          <table:table-cell office:value-type="float" office:value="44495" calcext:value-type="float">
            <text:p>44495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Die Linke</text:p>
          </table:table-cell>
          <table:table-cell office:value-type="float" office:value="44496" calcext:value-type="float">
            <text:p>44496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Die Republikaner</text:p>
          </table:table-cell>
          <table:table-cell office:value-type="float" office:value="44497" calcext:value-type="float">
            <text:p>44497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NPD</text:p>
          </table:table-cell>
          <table:table-cell office:value-type="float" office:value="44498" calcext:value-type="float">
            <text:p>44498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Andere Partei</text:p>
          </table:table-cell>
          <table:table-cell office:value-type="float" office:value="44499" calcext:value-type="float">
            <text:p>44499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(Weiß nicht)</text:p>
          </table:table-cell>
          <table:table-cell office:value-type="float" office:value="44500" calcext:value-type="float">
            <text:p>44500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7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7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7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PD</text:p>
          </table:table-cell>
          <table:table-cell office:value-type="float" office:value="44492" calcext:value-type="float">
            <text:p>44492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DU/CSU</text:p>
          </table:table-cell>
          <table:table-cell office:value-type="float" office:value="44493" calcext:value-type="float">
            <text:p>44493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Bündnis 90/Die Grünen</text:p>
          </table:table-cell>
          <table:table-cell office:value-type="float" office:value="44494" calcext:value-type="float">
            <text:p>44494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DP</text:p>
          </table:table-cell>
          <table:table-cell office:value-type="float" office:value="44495" calcext:value-type="float">
            <text:p>44495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ie Linke</text:p>
          </table:table-cell>
          <table:table-cell office:value-type="float" office:value="44496" calcext:value-type="float">
            <text:p>44496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ie Republikaner</text:p>
          </table:table-cell>
          <table:table-cell office:value-type="float" office:value="44497" calcext:value-type="float">
            <text:p>44497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NPD</text:p>
          </table:table-cell>
          <table:table-cell office:value-type="float" office:value="44498" calcext:value-type="float">
            <text:p>44498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ndere Partei</text:p>
          </table:table-cell>
          <table:table-cell office:value-type="float" office:value="44499" calcext:value-type="float">
            <text:p>44499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Weiß nicht)</text:p>
          </table:table-cell>
          <table:table-cell office:value-type="float" office:value="44500" calcext:value-type="float">
            <text:p>44500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ehr nahe</text:p>
          </table:table-cell>
          <table:table-cell office:value-type="float" office:value="37215" calcext:value-type="float">
            <text:p>37215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5_2010_GER_D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ziemlich nahe</text:p>
          </table:table-cell>
          <table:table-cell office:value-type="float" office:value="37216" calcext:value-type="float">
            <text:p>37216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5_2010_GER_D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icht besonders nahe</text:p>
          </table:table-cell>
          <table:table-cell office:value-type="float" office:value="37217" calcext:value-type="float">
            <text:p>37217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5_2010_GER_D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der überhaupt nicht nahe</text:p>
          </table:table-cell>
          <table:table-cell office:value-type="float" office:value="37218" calcext:value-type="float">
            <text:p>37218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5_2010_GER_D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Weiß nicht)</text:p>
          </table:table-cell>
          <table:table-cell office:value-type="float" office:value="37219" calcext:value-type="float">
            <text:p>37219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5_2010_GER_D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PD</text:p>
          </table:table-cell>
          <table:table-cell office:value-type="float" office:value="44492" calcext:value-type="float">
            <text:p>44492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DU/CSU</text:p>
          </table:table-cell>
          <table:table-cell office:value-type="float" office:value="44493" calcext:value-type="float">
            <text:p>44493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ündnis 90/Die Grünen</text:p>
          </table:table-cell>
          <table:table-cell office:value-type="float" office:value="44494" calcext:value-type="float">
            <text:p>44494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DP</text:p>
          </table:table-cell>
          <table:table-cell office:value-type="float" office:value="44495" calcext:value-type="float">
            <text:p>44495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ie Linke</text:p>
          </table:table-cell>
          <table:table-cell office:value-type="float" office:value="44496" calcext:value-type="float">
            <text:p>44496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ie Republikaner</text:p>
          </table:table-cell>
          <table:table-cell office:value-type="float" office:value="44497" calcext:value-type="float">
            <text:p>44497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NPD</text:p>
          </table:table-cell>
          <table:table-cell office:value-type="float" office:value="44498" calcext:value-type="float">
            <text:p>44498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ndere Partei</text:p>
          </table:table-cell>
          <table:table-cell office:value-type="float" office:value="44499" calcext:value-type="float">
            <text:p>44499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Weiß nicht)</text:p>
          </table:table-cell>
          <table:table-cell office:value-type="float" office:value="44500" calcext:value-type="float">
            <text:p>44500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inks</text:p>
          </table:table-cell>
          <table:table-cell office:value-type="float" office:value="37220" calcext:value-type="float">
            <text:p>3722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7221" calcext:value-type="float">
            <text:p>37221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7222" calcext:value-type="float">
            <text:p>37222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7223" calcext:value-type="float">
            <text:p>37223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7224" calcext:value-type="float">
            <text:p>37224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7225" calcext:value-type="float">
            <text:p>37225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7226" calcext:value-type="float">
            <text:p>37226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7227" calcext:value-type="float">
            <text:p>37227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7228" calcext:value-type="float">
            <text:p>37228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7229" calcext:value-type="float">
            <text:p>37229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echts</text:p>
          </table:table-cell>
          <table:table-cell office:value-type="float" office:value="37230" calcext:value-type="float">
            <text:p>3723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ß nicht)</text:p>
          </table:table-cell>
          <table:table-cell office:value-type="float" office:value="37231" calcext:value-type="float">
            <text:p>37231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ßerst schlecht</text:p>
          </table:table-cell>
          <table:table-cell office:value-type="float" office:value="33133" calcext:value-type="float">
            <text:p>3313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3134" calcext:value-type="float">
            <text:p>3313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3135" calcext:value-type="float">
            <text:p>3313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3136" calcext:value-type="float">
            <text:p>33136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3137" calcext:value-type="float">
            <text:p>33137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3138" calcext:value-type="float">
            <text:p>33138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3139" calcext:value-type="float">
            <text:p>33139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3140" calcext:value-type="float">
            <text:p>3314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3141" calcext:value-type="float">
            <text:p>33141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3142" calcext:value-type="float">
            <text:p>33142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ßerst gut</text:p>
          </table:table-cell>
          <table:table-cell office:value-type="float" office:value="33143" calcext:value-type="float">
            <text:p>3314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Weiß nicht)</text:p>
          </table:table-cell>
          <table:table-cell office:value-type="float" office:value="33144" calcext:value-type="float">
            <text:p>3314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ßerst schlecht</text:p>
          </table:table-cell>
          <table:table-cell office:value-type="float" office:value="33133" calcext:value-type="float">
            <text:p>3313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3134" calcext:value-type="float">
            <text:p>3313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3135" calcext:value-type="float">
            <text:p>3313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3136" calcext:value-type="float">
            <text:p>33136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3137" calcext:value-type="float">
            <text:p>33137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3138" calcext:value-type="float">
            <text:p>33138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3139" calcext:value-type="float">
            <text:p>33139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3140" calcext:value-type="float">
            <text:p>3314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3141" calcext:value-type="float">
            <text:p>33141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3142" calcext:value-type="float">
            <text:p>33142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ßerst gut</text:p>
          </table:table-cell>
          <table:table-cell office:value-type="float" office:value="33143" calcext:value-type="float">
            <text:p>3314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Weiß nicht)</text:p>
          </table:table-cell>
          <table:table-cell office:value-type="float" office:value="33144" calcext:value-type="float">
            <text:p>3314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Schlecht für die Wirtschaft</text:p>
          </table:table-cell>
          <table:table-cell office:value-type="float" office:value="34197" calcext:value-type="float">
            <text:p>34197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4198" calcext:value-type="float">
            <text:p>34198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4199" calcext:value-type="float">
            <text:p>34199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4200" calcext:value-type="float">
            <text:p>34200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4201" calcext:value-type="float">
            <text:p>34201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4202" calcext:value-type="float">
            <text:p>34202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4203" calcext:value-type="float">
            <text:p>34203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4204" calcext:value-type="float">
            <text:p>34204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4205" calcext:value-type="float">
            <text:p>34205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4206" calcext:value-type="float">
            <text:p>34206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ut für die Wirtschaft</text:p>
          </table:table-cell>
          <table:table-cell office:value-type="float" office:value="34207" calcext:value-type="float">
            <text:p>34207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ß nicht)</text:p>
          </table:table-cell>
          <table:table-cell office:value-type="float" office:value="34208" calcext:value-type="float">
            <text:p>34208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untergraben</text:p>
          </table:table-cell>
          <table:table-cell office:value-type="float" office:value="34209" calcext:value-type="float">
            <text:p>34209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4210" calcext:value-type="float">
            <text:p>3421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4211" calcext:value-type="float">
            <text:p>34211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4212" calcext:value-type="float">
            <text:p>34212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4213" calcext:value-type="float">
            <text:p>34213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4214" calcext:value-type="float">
            <text:p>34214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4215" calcext:value-type="float">
            <text:p>34215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4216" calcext:value-type="float">
            <text:p>34216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4217" calcext:value-type="float">
            <text:p>34217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4218" calcext:value-type="float">
            <text:p>34218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bereichert</text:p>
          </table:table-cell>
          <table:table-cell office:value-type="float" office:value="34219" calcext:value-type="float">
            <text:p>34219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ß nicht)</text:p>
          </table:table-cell>
          <table:table-cell office:value-type="float" office:value="34220" calcext:value-type="float">
            <text:p>3422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schlechteren Ort zum Leben</text:p>
          </table:table-cell>
          <table:table-cell office:value-type="float" office:value="34221" calcext:value-type="float">
            <text:p>3422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4222" calcext:value-type="float">
            <text:p>3422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4223" calcext:value-type="float">
            <text:p>34223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4224" calcext:value-type="float">
            <text:p>34224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4225" calcext:value-type="float">
            <text:p>34225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4226" calcext:value-type="float">
            <text:p>34226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4227" calcext:value-type="float">
            <text:p>34227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4228" calcext:value-type="float">
            <text:p>34228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4229" calcext:value-type="float">
            <text:p>34229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4230" calcext:value-type="float">
            <text:p>3423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besseren Ort zum Leben</text:p>
          </table:table-cell>
          <table:table-cell office:value-type="float" office:value="34231" calcext:value-type="float">
            <text:p>3423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ß nicht)</text:p>
          </table:table-cell>
          <table:table-cell office:value-type="float" office:value="34232" calcext:value-type="float">
            <text:p>3423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ßerst unglücklich</text:p>
          </table:table-cell>
          <table:table-cell office:value-type="float" office:value="33156" calcext:value-type="float">
            <text:p>33156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3157" calcext:value-type="float">
            <text:p>33157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3158" calcext:value-type="float">
            <text:p>33158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3159" calcext:value-type="float">
            <text:p>33159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3161" calcext:value-type="float">
            <text:p>33161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3162" calcext:value-type="float">
            <text:p>33162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3163" calcext:value-type="float">
            <text:p>33163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3164" calcext:value-type="float">
            <text:p>33164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3165" calcext:value-type="float">
            <text:p>33165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ßerst glücklich</text:p>
          </table:table-cell>
          <table:table-cell office:value-type="float" office:value="33166" calcext:value-type="float">
            <text:p>33166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Weiß nicht)</text:p>
          </table:table-cell>
          <table:table-cell office:value-type="float" office:value="33167" calcext:value-type="float">
            <text:p>33167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ie</text:p>
          </table:table-cell>
          <table:table-cell office:value-type="float" office:value="34233" calcext:value-type="float">
            <text:p>34233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4234" calcext:value-type="float">
            <text:p>34234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m Monat</text:p>
          </table:table-cell>
          <table:table-cell office:value-type="float" office:value="34235" calcext:value-type="float">
            <text:p>34235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m Monat</text:p>
          </table:table-cell>
          <table:table-cell office:value-type="float" office:value="34236" calcext:value-type="float">
            <text:p>34236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n der Woche</text:p>
          </table:table-cell>
          <table:table-cell office:value-type="float" office:value="34237" calcext:value-type="float">
            <text:p>34237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n der Woche</text:p>
          </table:table-cell>
          <table:table-cell office:value-type="float" office:value="34238" calcext:value-type="float">
            <text:p>34238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äglich</text:p>
          </table:table-cell>
          <table:table-cell office:value-type="float" office:value="34239" calcext:value-type="float">
            <text:p>34239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Weiß nicht)</text:p>
          </table:table-cell>
          <table:table-cell office:value-type="float" office:value="34240" calcext:value-type="float">
            <text:p>3424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5_2010_GER_DE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5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seltener als die meisten</text:p>
          </table:table-cell>
          <table:table-cell office:value-type="float" office:value="37249" calcext:value-type="float">
            <text:p>37249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eltener als die meisten</text:p>
          </table:table-cell>
          <table:table-cell office:value-type="float" office:value="37250" calcext:value-type="float">
            <text:p>37250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Ungefähr gleich oft</text:p>
          </table:table-cell>
          <table:table-cell office:value-type="float" office:value="37251" calcext:value-type="float">
            <text:p>37251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äufiger als die meisten</text:p>
          </table:table-cell>
          <table:table-cell office:value-type="float" office:value="37252" calcext:value-type="float">
            <text:p>37252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häufiger als die meisten</text:p>
          </table:table-cell>
          <table:table-cell office:value-type="float" office:value="37253" calcext:value-type="float">
            <text:p>37253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Weiß nicht)</text:p>
          </table:table-cell>
          <table:table-cell office:value-type="float" office:value="37254" calcext:value-type="float">
            <text:p>37254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5_2010_GER_DE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5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hr sicher</text:p>
          </table:table-cell>
          <table:table-cell office:value-type="float" office:value="37255" calcext:value-type="float">
            <text:p>3725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DE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icher</text:p>
          </table:table-cell>
          <table:table-cell office:value-type="float" office:value="37256" calcext:value-type="float">
            <text:p>37256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DE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icher</text:p>
          </table:table-cell>
          <table:table-cell office:value-type="float" office:value="37257" calcext:value-type="float">
            <text:p>37257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DE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der sehr unsicher?</text:p>
          </table:table-cell>
          <table:table-cell office:value-type="float" office:value="37258" calcext:value-type="float">
            <text:p>37258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DE_5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Weiß nicht)</text:p>
          </table:table-cell>
          <table:table-cell office:value-type="float" office:value="37259" calcext:value-type="float">
            <text:p>37259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DE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mmer oder meistens</text:p>
          </table:table-cell>
          <table:table-cell office:value-type="float" office:value="39910" calcext:value-type="float">
            <text:p>39910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nchmal</text:p>
          </table:table-cell>
          <table:table-cell office:value-type="float" office:value="39911" calcext:value-type="float">
            <text:p>39911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ur gelegentlich</text:p>
          </table:table-cell>
          <table:table-cell office:value-type="float" office:value="39912" calcext:value-type="float">
            <text:p>39912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ie</text:p>
          </table:table-cell>
          <table:table-cell office:value-type="float" office:value="39913" calcext:value-type="float">
            <text:p>39913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Weiß nicht)</text:p>
          </table:table-cell>
          <table:table-cell office:value-type="float" office:value="39914" calcext:value-type="float">
            <text:p>39914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eine große Beeinträchtigung Ihrer Lebensqualität.</text:p>
          </table:table-cell>
          <table:table-cell office:value-type="float" office:value="39915" calcext:value-type="float">
            <text:p>39915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eine gewisse Beeinträchtigung</text:p>
          </table:table-cell>
          <table:table-cell office:value-type="float" office:value="39916" calcext:value-type="float">
            <text:p>39916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oder keine nennenswerte Beeinträchtigung Ihrer Lebensqualität?</text:p>
          </table:table-cell>
          <table:table-cell office:value-type="float" office:value="39917" calcext:value-type="float">
            <text:p>39917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Weiß nicht)</text:p>
          </table:table-cell>
          <table:table-cell office:value-type="float" office:value="39918" calcext:value-type="float">
            <text:p>39918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Immer oder meistens</text:p>
          </table:table-cell>
          <table:table-cell office:value-type="float" office:value="39910" calcext:value-type="float">
            <text:p>39910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anchmal</text:p>
          </table:table-cell>
          <table:table-cell office:value-type="float" office:value="39911" calcext:value-type="float">
            <text:p>39911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ur gelegentlich</text:p>
          </table:table-cell>
          <table:table-cell office:value-type="float" office:value="39912" calcext:value-type="float">
            <text:p>39912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ie</text:p>
          </table:table-cell>
          <table:table-cell office:value-type="float" office:value="39913" calcext:value-type="float">
            <text:p>39913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Weiß nicht)</text:p>
          </table:table-cell>
          <table:table-cell office:value-type="float" office:value="39914" calcext:value-type="float">
            <text:p>39914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5_2010_GER_DE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ine große Beeinträchtigung Ihrer Lebensqualität.</text:p>
          </table:table-cell>
          <table:table-cell office:value-type="float" office:value="39915" calcext:value-type="float">
            <text:p>39915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ine gewisse Beeinträchtigung</text:p>
          </table:table-cell>
          <table:table-cell office:value-type="float" office:value="39916" calcext:value-type="float">
            <text:p>39916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der keine nennenswerte Beeinträchtigung Ihrer Lebensqualität?</text:p>
          </table:table-cell>
          <table:table-cell office:value-type="float" office:value="39917" calcext:value-type="float">
            <text:p>39917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eiß nicht)</text:p>
          </table:table-cell>
          <table:table-cell office:value-type="float" office:value="39918" calcext:value-type="float">
            <text:p>39918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ehr gut</text:p>
          </table:table-cell>
          <table:table-cell office:value-type="float" office:value="37260" calcext:value-type="float">
            <text:p>37260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ut</text:p>
          </table:table-cell>
          <table:table-cell office:value-type="float" office:value="37261" calcext:value-type="float">
            <text:p>37261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urchschnittlich</text:p>
          </table:table-cell>
          <table:table-cell office:value-type="float" office:value="37262" calcext:value-type="float">
            <text:p>37262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chlecht</text:p>
          </table:table-cell>
          <table:table-cell office:value-type="float" office:value="37263" calcext:value-type="float">
            <text:p>37263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der sehr schlecht?</text:p>
          </table:table-cell>
          <table:table-cell office:value-type="float" office:value="37264" calcext:value-type="float">
            <text:p>37264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5_2010_GER_DE_63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Weiß nicht)</text:p>
          </table:table-cell>
          <table:table-cell office:value-type="float" office:value="37265" calcext:value-type="float">
            <text:p>37265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5_2010_GER_DE_6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stark</text:p>
          </table:table-cell>
          <table:table-cell office:value-type="float" office:value="34267" calcext:value-type="float">
            <text:p>34267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5_2010_GER_DE_6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bis zu einem gewissen Grad</text:p>
          </table:table-cell>
          <table:table-cell office:value-type="float" office:value="34268" calcext:value-type="float">
            <text:p>34268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5_2010_GER_DE_6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n</text:p>
          </table:table-cell>
          <table:table-cell office:value-type="float" office:value="34269" calcext:value-type="float">
            <text:p>34269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5_2010_GER_DE_6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Weiß nicht)</text:p>
          </table:table-cell>
          <table:table-cell office:value-type="float" office:value="34270" calcext:value-type="float">
            <text:p>34270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5_2010_GER_DE_6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6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6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ömisch-Katholisch</text:p>
          </table:table-cell>
          <table:table-cell office:value-type="float" office:value="39924" calcext:value-type="float">
            <text:p>39924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Evangelisch/Protestantisch (ohne weitere Angaben)</text:p>
          </table:table-cell>
          <table:table-cell office:value-type="float" office:value="39925" calcext:value-type="float">
            <text:p>39925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Östlich-orthodox</text:p>
          </table:table-cell>
          <table:table-cell office:value-type="float" office:value="39926" calcext:value-type="float">
            <text:p>39926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christliche Konfession</text:p>
          </table:table-cell>
          <table:table-cell office:value-type="float" office:value="39927" calcext:value-type="float">
            <text:p>39927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üdisch</text:p>
          </table:table-cell>
          <table:table-cell office:value-type="float" office:value="39928" calcext:value-type="float">
            <text:p>39928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Moslemisch/Islam</text:p>
          </table:table-cell>
          <table:table-cell office:value-type="float" office:value="39929" calcext:value-type="float">
            <text:p>39929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Östliche Religionsgemeinschaft (Buddhismus, Hinduismus, Sikh, Shinto, Tao)</text:p>
          </table:table-cell>
          <table:table-cell office:value-type="float" office:value="39930" calcext:value-type="float">
            <text:p>39930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, nicht-christliche Religionsgemeinschaft</text:p>
          </table:table-cell>
          <table:table-cell office:value-type="float" office:value="39931" calcext:value-type="float">
            <text:p>39931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hristlich, aber fühlt sich keiner spezifischen Religionsgemein-schaft zugehörig</text:p>
          </table:table-cell>
          <table:table-cell office:value-type="float" office:value="39932" calcext:value-type="float">
            <text:p>39932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6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Weiß nicht)</text:p>
          </table:table-cell>
          <table:table-cell office:value-type="float" office:value="39933" calcext:value-type="float">
            <text:p>39933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6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67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ömisch-Katholisch</text:p>
          </table:table-cell>
          <table:table-cell office:value-type="float" office:value="39924" calcext:value-type="float">
            <text:p>39924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Evangelisch/Protestantisch (ohne weitere Angaben)</text:p>
          </table:table-cell>
          <table:table-cell office:value-type="float" office:value="39925" calcext:value-type="float">
            <text:p>39925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Östlich-orthodox</text:p>
          </table:table-cell>
          <table:table-cell office:value-type="float" office:value="39926" calcext:value-type="float">
            <text:p>39926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christliche Konfession</text:p>
          </table:table-cell>
          <table:table-cell office:value-type="float" office:value="39927" calcext:value-type="float">
            <text:p>39927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üdisch</text:p>
          </table:table-cell>
          <table:table-cell office:value-type="float" office:value="39928" calcext:value-type="float">
            <text:p>39928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oslemisch/Islam</text:p>
          </table:table-cell>
          <table:table-cell office:value-type="float" office:value="39929" calcext:value-type="float">
            <text:p>39929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Östliche Religionsgemeinschaft (Buddhismus, Hinduismus, Sikh, Shinto, Tao)</text:p>
          </table:table-cell>
          <table:table-cell office:value-type="float" office:value="39930" calcext:value-type="float">
            <text:p>39930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, nicht-christliche Religionsgemeinschaft</text:p>
          </table:table-cell>
          <table:table-cell office:value-type="float" office:value="39931" calcext:value-type="float">
            <text:p>39931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hristlich, aber fühlt sich keiner spezifischen Religionsgemein-schaft zugehörig</text:p>
          </table:table-cell>
          <table:table-cell office:value-type="float" office:value="39932" calcext:value-type="float">
            <text:p>39932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Weiß nicht)</text:p>
          </table:table-cell>
          <table:table-cell office:value-type="float" office:value="39933" calcext:value-type="float">
            <text:p>39933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Überhaup t nicht religiös</text:p>
          </table:table-cell>
          <table:table-cell office:value-type="float" office:value="39934" calcext:value-type="float">
            <text:p>39934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39935" calcext:value-type="float">
            <text:p>39935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39936" calcext:value-type="float">
            <text:p>39936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39937" calcext:value-type="float">
            <text:p>39937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39938" calcext:value-type="float">
            <text:p>39938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39939" calcext:value-type="float">
            <text:p>39939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39940" calcext:value-type="float">
            <text:p>39940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39941" calcext:value-type="float">
            <text:p>39941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39942" calcext:value-type="float">
            <text:p>39942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39943" calcext:value-type="float">
            <text:p>39943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Sehr religiös</text:p>
          </table:table-cell>
          <table:table-cell office:value-type="float" office:value="39944" calcext:value-type="float">
            <text:p>39944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eiß nicht)</text:p>
          </table:table-cell>
          <table:table-cell office:value-type="float" office:value="39945" calcext:value-type="float">
            <text:p>39945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Täglich</text:p>
          </table:table-cell>
          <table:table-cell office:value-type="float" office:value="37279" calcext:value-type="float">
            <text:p>37279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äufiger als einmal in der Woche</text:p>
          </table:table-cell>
          <table:table-cell office:value-type="float" office:value="37280" calcext:value-type="float">
            <text:p>37280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inmal in der Woche</text:p>
          </table:table-cell>
          <table:table-cell office:value-type="float" office:value="37281" calcext:value-type="float">
            <text:p>37281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indestens einmal im Monat</text:p>
          </table:table-cell>
          <table:table-cell office:value-type="float" office:value="37282" calcext:value-type="float">
            <text:p>37282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7283" calcext:value-type="float">
            <text:p>37283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eltener</text:p>
          </table:table-cell>
          <table:table-cell office:value-type="float" office:value="37284" calcext:value-type="float">
            <text:p>37284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ie</text:p>
          </table:table-cell>
          <table:table-cell office:value-type="float" office:value="37285" calcext:value-type="float">
            <text:p>37285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Weiß nicht)</text:p>
          </table:table-cell>
          <table:table-cell office:value-type="float" office:value="37286" calcext:value-type="float">
            <text:p>37286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Täglich</text:p>
          </table:table-cell>
          <table:table-cell office:value-type="float" office:value="37279" calcext:value-type="float">
            <text:p>37279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Häufiger als einmal in der Woche</text:p>
          </table:table-cell>
          <table:table-cell office:value-type="float" office:value="37280" calcext:value-type="float">
            <text:p>37280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inmal in der Woche</text:p>
          </table:table-cell>
          <table:table-cell office:value-type="float" office:value="37281" calcext:value-type="float">
            <text:p>37281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indestens einmal im Monat</text:p>
          </table:table-cell>
          <table:table-cell office:value-type="float" office:value="37282" calcext:value-type="float">
            <text:p>37282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7283" calcext:value-type="float">
            <text:p>37283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eltener</text:p>
          </table:table-cell>
          <table:table-cell office:value-type="float" office:value="37284" calcext:value-type="float">
            <text:p>37284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ie</text:p>
          </table:table-cell>
          <table:table-cell office:value-type="float" office:value="37285" calcext:value-type="float">
            <text:p>37285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eiß nicht)</text:p>
          </table:table-cell>
          <table:table-cell office:value-type="float" office:value="37286" calcext:value-type="float">
            <text:p>37286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GER_DE_7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Hautfarbe</text:p>
          </table:table-cell>
          <table:table-cell office:value-type="float" office:value="37287" calcext:value-type="float">
            <text:p>37287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ationalität</text:p>
          </table:table-cell>
          <table:table-cell office:value-type="float" office:value="37288" calcext:value-type="float">
            <text:p>37288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Religion</text:p>
          </table:table-cell>
          <table:table-cell office:value-type="float" office:value="37289" calcext:value-type="float">
            <text:p>37289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prache</text:p>
          </table:table-cell>
          <table:table-cell office:value-type="float" office:value="37290" calcext:value-type="float">
            <text:p>37290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Volksgruppe oder ethnische Gruppe</text:p>
          </table:table-cell>
          <table:table-cell office:value-type="float" office:value="37291" calcext:value-type="float">
            <text:p>37291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lter</text:p>
          </table:table-cell>
          <table:table-cell office:value-type="float" office:value="37292" calcext:value-type="float">
            <text:p>37292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eschlecht</text:p>
          </table:table-cell>
          <table:table-cell office:value-type="float" office:value="37293" calcext:value-type="float">
            <text:p>37293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exuelle Neigungen</text:p>
          </table:table-cell>
          <table:table-cell office:value-type="float" office:value="37294" calcext:value-type="float">
            <text:p>37294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Behinderung</text:p>
          </table:table-cell>
          <table:table-cell office:value-type="float" office:value="37295" calcext:value-type="float">
            <text:p>37295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onstige</text:p>
          </table:table-cell>
          <table:table-cell office:value-type="float" office:value="37296" calcext:value-type="float">
            <text:p>37296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Weiß nicht)</text:p>
          </table:table-cell>
          <table:table-cell office:value-type="float" office:value="37297" calcext:value-type="float">
            <text:p>37297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GER_DE_7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4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7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77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7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79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BIS ZU ZWEI SPRACHEN EINTRAGEN. WENN KEINE 2.</text:p>
          </table:table-cell>
          <table:table-cell office:value-type="float" office:value="39952" calcext:value-type="float">
            <text:p>39952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string" calcext:value-type="string">
            <text:p>ESS_R05_2010_GER_DE_79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Weiß nicht)</text:p>
          </table:table-cell>
          <table:table-cell office:value-type="float" office:value="39953" calcext:value-type="float">
            <text:p>39953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string" calcext:value-type="string">
            <text:p>ESS_R05_2010_GER_DE_8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8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84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̈berhaupt nicht schlimm</text:p>
          </table:table-cell>
          <table:table-cell office:value-type="float" office:value="39397" calcext:value-type="float">
            <text:p>39397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icht besonders schlimm</text:p>
          </table:table-cell>
          <table:table-cell office:value-type="float" office:value="39398" calcext:value-type="float">
            <text:p>3939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limm</text:p>
          </table:table-cell>
          <table:table-cell office:value-type="float" office:value="39399" calcext:value-type="float">
            <text:p>3939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hr schlimm</text:p>
          </table:table-cell>
          <table:table-cell office:value-type="float" office:value="39400" calcext:value-type="float">
            <text:p>394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Weiß nicht)</text:p>
          </table:table-cell>
          <table:table-cell office:value-type="float" office:value="39401" calcext:value-type="float">
            <text:p>3940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überhaupt nicht schlimm</text:p>
          </table:table-cell>
          <table:table-cell office:value-type="float" office:value="39397" calcext:value-type="float">
            <text:p>39397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icht besonders schlimm</text:p>
          </table:table-cell>
          <table:table-cell office:value-type="float" office:value="39398" calcext:value-type="float">
            <text:p>3939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chlimm</text:p>
          </table:table-cell>
          <table:table-cell office:value-type="float" office:value="39399" calcext:value-type="float">
            <text:p>3939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hr schlimm</text:p>
          </table:table-cell>
          <table:table-cell office:value-type="float" office:value="39400" calcext:value-type="float">
            <text:p>394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Weiß nicht)</text:p>
          </table:table-cell>
          <table:table-cell office:value-type="float" office:value="39401" calcext:value-type="float">
            <text:p>3940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überhaupt nicht schlimm</text:p>
          </table:table-cell>
          <table:table-cell office:value-type="float" office:value="39397" calcext:value-type="float">
            <text:p>39397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icht besonders schlimm</text:p>
          </table:table-cell>
          <table:table-cell office:value-type="float" office:value="39398" calcext:value-type="float">
            <text:p>3939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chlimm</text:p>
          </table:table-cell>
          <table:table-cell office:value-type="float" office:value="39399" calcext:value-type="float">
            <text:p>3939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ehr schlimm</text:p>
          </table:table-cell>
          <table:table-cell office:value-type="float" office:value="39400" calcext:value-type="float">
            <text:p>394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Weiß nicht)</text:p>
          </table:table-cell>
          <table:table-cell office:value-type="float" office:value="39401" calcext:value-type="float">
            <text:p>3940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44501" calcext:value-type="float">
            <text:p>44501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icht sehr wahrscheinlich</text:p>
          </table:table-cell>
          <table:table-cell office:value-type="float" office:value="44502" calcext:value-type="float">
            <text:p>44502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ahrscheinlich</text:p>
          </table:table-cell>
          <table:table-cell office:value-type="float" office:value="44503" calcext:value-type="float">
            <text:p>44503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ehr wahrscheinlich</text:p>
          </table:table-cell>
          <table:table-cell office:value-type="float" office:value="44504" calcext:value-type="float">
            <text:p>44504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ß nicht)</text:p>
          </table:table-cell>
          <table:table-cell office:value-type="float" office:value="44505" calcext:value-type="float">
            <text:p>44505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44506" calcext:value-type="float">
            <text:p>44506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icht sehr wahrscheinlich</text:p>
          </table:table-cell>
          <table:table-cell office:value-type="float" office:value="44507" calcext:value-type="float">
            <text:p>44507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ahrscheinlich</text:p>
          </table:table-cell>
          <table:table-cell office:value-type="float" office:value="44508" calcext:value-type="float">
            <text:p>44508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ehr wahrscheinlich</text:p>
          </table:table-cell>
          <table:table-cell office:value-type="float" office:value="44509" calcext:value-type="float">
            <text:p>44509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ß nicht)</text:p>
          </table:table-cell>
          <table:table-cell office:value-type="float" office:value="44510" calcext:value-type="float">
            <text:p>44510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44511" calcext:value-type="float">
            <text:p>44511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5_2010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icht sehr wahrscheinlich</text:p>
          </table:table-cell>
          <table:table-cell office:value-type="float" office:value="44512" calcext:value-type="float">
            <text:p>44512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5_2010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ahrscheinlich</text:p>
          </table:table-cell>
          <table:table-cell office:value-type="float" office:value="44513" calcext:value-type="float">
            <text:p>44513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5_2010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hr wahrscheinlich</text:p>
          </table:table-cell>
          <table:table-cell office:value-type="float" office:value="44514" calcext:value-type="float">
            <text:p>44514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5_2010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ß nicht)</text:p>
          </table:table-cell>
          <table:table-cell office:value-type="float" office:value="44515" calcext:value-type="float">
            <text:p>44515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ehr gute Arbeit</text:p>
          </table:table-cell>
          <table:table-cell office:value-type="float" office:value="44516" calcext:value-type="float">
            <text:p>44516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ute Arbeit</text:p>
          </table:table-cell>
          <table:table-cell office:value-type="float" office:value="44517" calcext:value-type="float">
            <text:p>44517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eder gut noch schlechte Arbeit</text:p>
          </table:table-cell>
          <table:table-cell office:value-type="float" office:value="44518" calcext:value-type="float">
            <text:p>44518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chlechte Arbeit</text:p>
          </table:table-cell>
          <table:table-cell office:value-type="float" office:value="44519" calcext:value-type="float">
            <text:p>44519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ehr schlechte Arbeit</text:p>
          </table:table-cell>
          <table:table-cell office:value-type="float" office:value="44520" calcext:value-type="float">
            <text:p>44520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Weiß nicht)</text:p>
          </table:table-cell>
          <table:table-cell office:value-type="float" office:value="44521" calcext:value-type="float">
            <text:p>44521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ehr unzufrieden</text:p>
          </table:table-cell>
          <table:table-cell office:value-type="float" office:value="44522" calcext:value-type="float">
            <text:p>44522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nzufrieden</text:p>
          </table:table-cell>
          <table:table-cell office:value-type="float" office:value="44523" calcext:value-type="float">
            <text:p>44523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der unzufrieden noch zufrieden</text:p>
          </table:table-cell>
          <table:table-cell office:value-type="float" office:value="44524" calcext:value-type="float">
            <text:p>44524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Zufrieden</text:p>
          </table:table-cell>
          <table:table-cell office:value-type="float" office:value="44525" calcext:value-type="float">
            <text:p>44525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ehr zufrieden</text:p>
          </table:table-cell>
          <table:table-cell office:value-type="float" office:value="44526" calcext:value-type="float">
            <text:p>44526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Weiß nicht)</text:p>
          </table:table-cell>
          <table:table-cell office:value-type="float" office:value="44527" calcext:value-type="float">
            <text:p>44527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eiche Leute werden schlechter behandelt</text:p>
          </table:table-cell>
          <table:table-cell office:value-type="float" office:value="44528" calcext:value-type="float">
            <text:p>44528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me Leute werden schlechter behandelt</text:p>
          </table:table-cell>
          <table:table-cell office:value-type="float" office:value="44529" calcext:value-type="float">
            <text:p>44529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eiche und arme Leute werden gleich behandelt</text:p>
          </table:table-cell>
          <table:table-cell office:value-type="float" office:value="44530" calcext:value-type="float">
            <text:p>44530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Weiß nicht)</text:p>
          </table:table-cell>
          <table:table-cell office:value-type="float" office:value="44531" calcext:value-type="float">
            <text:p>44531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string" calcext:value-type="string">
            <text:p>ESS_R05_2010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enschen, die einer anderen Volksgruppe oder ethnischen Gruppe angehören als die Mehrheit der Deutschen, werden schlechter behandelt</text:p>
          </table:table-cell>
          <table:table-cell office:value-type="float" office:value="44532" calcext:value-type="float">
            <text:p>44532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ESS_R05_2010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enschen, die derselben Volksgruppe oder ethnischen Gruppe angehören wie die Mehrheit der Deutschen, werden schlechter behandelt</text:p>
          </table:table-cell>
          <table:table-cell office:value-type="float" office:value="44533" calcext:value-type="float">
            <text:p>44533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ESS_R05_2010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lle Menschen werden gleich behandelt, unabhängig von ihrer Zugehörigkeit zu einer Volksgruppe oder ethnischen Gruppe</text:p>
          </table:table-cell>
          <table:table-cell office:value-type="float" office:value="44534" calcext:value-type="float">
            <text:p>44534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ESS_R05_2010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Weiß nicht)</text:p>
          </table:table-cell>
          <table:table-cell office:value-type="float" office:value="44535" calcext:value-type="float">
            <text:p>44535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Äußerst erfolglos</text:p>
          </table:table-cell>
          <table:table-cell office:value-type="float" office:value="44536" calcext:value-type="float">
            <text:p>4453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44537" calcext:value-type="float">
            <text:p>44537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44538" calcext:value-type="float">
            <text:p>44538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44539" calcext:value-type="float">
            <text:p>44539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44540" calcext:value-type="float">
            <text:p>44540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44541" calcext:value-type="float">
            <text:p>44541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44542" calcext:value-type="float">
            <text:p>44542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44543" calcext:value-type="float">
            <text:p>44543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44544" calcext:value-type="float">
            <text:p>44544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44545" calcext:value-type="float">
            <text:p>44545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Äußerst erfolgreich</text:p>
          </table:table-cell>
          <table:table-cell office:value-type="float" office:value="44546" calcext:value-type="float">
            <text:p>4454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ß nicht)</text:p>
          </table:table-cell>
          <table:table-cell office:value-type="float" office:value="44547" calcext:value-type="float">
            <text:p>44547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Äußerst erfolglos</text:p>
          </table:table-cell>
          <table:table-cell office:value-type="float" office:value="44536" calcext:value-type="float">
            <text:p>4453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44537" calcext:value-type="float">
            <text:p>44537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44538" calcext:value-type="float">
            <text:p>44538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44539" calcext:value-type="float">
            <text:p>44539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44540" calcext:value-type="float">
            <text:p>44540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44541" calcext:value-type="float">
            <text:p>44541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44542" calcext:value-type="float">
            <text:p>44542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44543" calcext:value-type="float">
            <text:p>44543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44544" calcext:value-type="float">
            <text:p>44544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44545" calcext:value-type="float">
            <text:p>44545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Äußerst erfolgreich</text:p>
          </table:table-cell>
          <table:table-cell office:value-type="float" office:value="44546" calcext:value-type="float">
            <text:p>4454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ß nicht)</text:p>
          </table:table-cell>
          <table:table-cell office:value-type="float" office:value="44547" calcext:value-type="float">
            <text:p>44547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Äußerst langsam</text:p>
          </table:table-cell>
          <table:table-cell office:value-type="float" office:value="44548" calcext:value-type="float">
            <text:p>44548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44549" calcext:value-type="float">
            <text:p>44549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44550" calcext:value-type="float">
            <text:p>44550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44551" calcext:value-type="float">
            <text:p>44551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44552" calcext:value-type="float">
            <text:p>44552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44553" calcext:value-type="float">
            <text:p>44553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44554" calcext:value-type="float">
            <text:p>44554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44555" calcext:value-type="float">
            <text:p>44555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44556" calcext:value-type="float">
            <text:p>44556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44557" calcext:value-type="float">
            <text:p>44557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Äußerst schnell</text:p>
          </table:table-cell>
          <table:table-cell office:value-type="float" office:value="44558" calcext:value-type="float">
            <text:p>44558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ß nicht)</text:p>
          </table:table-cell>
          <table:table-cell office:value-type="float" office:value="44559" calcext:value-type="float">
            <text:p>44559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überhaupt nicht oft,</text:p>
          </table:table-cell>
          <table:table-cell office:value-type="float" office:value="44560" calcext:value-type="float">
            <text:p>44560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icht sehr oft,</text:p>
          </table:table-cell>
          <table:table-cell office:value-type="float" office:value="44561" calcext:value-type="float">
            <text:p>44561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ft,</text:p>
          </table:table-cell>
          <table:table-cell office:value-type="float" office:value="44562" calcext:value-type="float">
            <text:p>44562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der sehr oft?</text:p>
          </table:table-cell>
          <table:table-cell office:value-type="float" office:value="44563" calcext:value-type="float">
            <text:p>44563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ß nicht)</text:p>
          </table:table-cell>
          <table:table-cell office:value-type="float" office:value="44564" calcext:value-type="float">
            <text:p>44564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überhaupt nicht oft,</text:p>
          </table:table-cell>
          <table:table-cell office:value-type="float" office:value="44560" calcext:value-type="float">
            <text:p>44560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nicht sehr oft,</text:p>
          </table:table-cell>
          <table:table-cell office:value-type="float" office:value="44561" calcext:value-type="float">
            <text:p>44561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ft,</text:p>
          </table:table-cell>
          <table:table-cell office:value-type="float" office:value="44562" calcext:value-type="float">
            <text:p>44562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der sehr oft?</text:p>
          </table:table-cell>
          <table:table-cell office:value-type="float" office:value="44563" calcext:value-type="float">
            <text:p>44563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ß nicht)</text:p>
          </table:table-cell>
          <table:table-cell office:value-type="float" office:value="44564" calcext:value-type="float">
            <text:p>44564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überhaupt nicht oft,</text:p>
          </table:table-cell>
          <table:table-cell office:value-type="float" office:value="44565" calcext:value-type="float">
            <text:p>44565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icht sehr oft,</text:p>
          </table:table-cell>
          <table:table-cell office:value-type="float" office:value="44566" calcext:value-type="float">
            <text:p>44566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ft,</text:p>
          </table:table-cell>
          <table:table-cell office:value-type="float" office:value="44567" calcext:value-type="float">
            <text:p>44567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der sehr oft?</text:p>
          </table:table-cell>
          <table:table-cell office:value-type="float" office:value="44568" calcext:value-type="float">
            <text:p>44568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iemand bittet die Polizei ihre Entscheidungen und Handlungen zu erklären.</text:p>
          </table:table-cell>
          <table:table-cell office:value-type="float" office:value="44569" calcext:value-type="float">
            <text:p>44569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5_2010_GER_DE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ß nicht)</text:p>
          </table:table-cell>
          <table:table-cell office:value-type="float" office:value="44570" calcext:value-type="float">
            <text:p>44570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Überhaupt nicht meine Pflicht</text:p>
          </table:table-cell>
          <table:table-cell office:value-type="float" office:value="44571" calcext:value-type="float">
            <text:p>44571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44572" calcext:value-type="float">
            <text:p>44572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44573" calcext:value-type="float">
            <text:p>44573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44574" calcext:value-type="float">
            <text:p>44574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44575" calcext:value-type="float">
            <text:p>44575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44576" calcext:value-type="float">
            <text:p>44576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44577" calcext:value-type="float">
            <text:p>44577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44578" calcext:value-type="float">
            <text:p>44578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44579" calcext:value-type="float">
            <text:p>44579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44580" calcext:value-type="float">
            <text:p>44580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Voll und ganz meine Pflicht</text:p>
          </table:table-cell>
          <table:table-cell office:value-type="float" office:value="44581" calcext:value-type="float">
            <text:p>44581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Weiß nicht)</text:p>
          </table:table-cell>
          <table:table-cell office:value-type="float" office:value="44582" calcext:value-type="float">
            <text:p>44582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Überhaupt nicht meine Pflicht</text:p>
          </table:table-cell>
          <table:table-cell office:value-type="float" office:value="44571" calcext:value-type="float">
            <text:p>44571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44572" calcext:value-type="float">
            <text:p>44572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44573" calcext:value-type="float">
            <text:p>44573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44574" calcext:value-type="float">
            <text:p>44574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44575" calcext:value-type="float">
            <text:p>44575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44576" calcext:value-type="float">
            <text:p>44576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44577" calcext:value-type="float">
            <text:p>44577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44578" calcext:value-type="float">
            <text:p>44578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44579" calcext:value-type="float">
            <text:p>44579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44580" calcext:value-type="float">
            <text:p>44580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Voll und ganz meine Pflicht</text:p>
          </table:table-cell>
          <table:table-cell office:value-type="float" office:value="44581" calcext:value-type="float">
            <text:p>44581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Weiß nicht)</text:p>
          </table:table-cell>
          <table:table-cell office:value-type="float" office:value="44582" calcext:value-type="float">
            <text:p>44582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Überhaupt nicht meine Pflicht</text:p>
          </table:table-cell>
          <table:table-cell office:value-type="float" office:value="44571" calcext:value-type="float">
            <text:p>44571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44572" calcext:value-type="float">
            <text:p>44572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44573" calcext:value-type="float">
            <text:p>44573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44574" calcext:value-type="float">
            <text:p>44574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44575" calcext:value-type="float">
            <text:p>44575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44576" calcext:value-type="float">
            <text:p>44576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44577" calcext:value-type="float">
            <text:p>44577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44578" calcext:value-type="float">
            <text:p>44578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44579" calcext:value-type="float">
            <text:p>44579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44580" calcext:value-type="float">
            <text:p>44580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Voll und ganz meine Pflicht</text:p>
          </table:table-cell>
          <table:table-cell office:value-type="float" office:value="44581" calcext:value-type="float">
            <text:p>44581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Weiß nicht)</text:p>
          </table:table-cell>
          <table:table-cell office:value-type="float" office:value="44582" calcext:value-type="float">
            <text:p>44582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ie</text:p>
          </table:table-cell>
          <table:table-cell office:value-type="float" office:value="43347" calcext:value-type="float">
            <text:p>4334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43348" calcext:value-type="float">
            <text:p>4334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43349" calcext:value-type="float">
            <text:p>43349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43350" calcext:value-type="float">
            <text:p>43350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43351" calcext:value-type="float">
            <text:p>43351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43352" calcext:value-type="float">
            <text:p>43352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43353" calcext:value-type="float">
            <text:p>4335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43354" calcext:value-type="float">
            <text:p>43354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43355" calcext:value-type="float">
            <text:p>43355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43356" calcext:value-type="float">
            <text:p>43356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Immer</text:p>
          </table:table-cell>
          <table:table-cell office:value-type="float" office:value="43357" calcext:value-type="float">
            <text:p>4335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ß nicht)</text:p>
          </table:table-cell>
          <table:table-cell office:value-type="float" office:value="43358" calcext:value-type="float">
            <text:p>4335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ehr gute Arbeit</text:p>
          </table:table-cell>
          <table:table-cell office:value-type="float" office:value="44516" calcext:value-type="float">
            <text:p>44516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ute Arbeit</text:p>
          </table:table-cell>
          <table:table-cell office:value-type="float" office:value="44517" calcext:value-type="float">
            <text:p>44517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Weder gut noch schlechte Arbeit</text:p>
          </table:table-cell>
          <table:table-cell office:value-type="float" office:value="44518" calcext:value-type="float">
            <text:p>44518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chlechte Arbeit</text:p>
          </table:table-cell>
          <table:table-cell office:value-type="float" office:value="44519" calcext:value-type="float">
            <text:p>44519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ehr schlechte Arbeit</text:p>
          </table:table-cell>
          <table:table-cell office:value-type="float" office:value="44520" calcext:value-type="float">
            <text:p>44520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ß nicht)</text:p>
          </table:table-cell>
          <table:table-cell office:value-type="float" office:value="44521" calcext:value-type="float">
            <text:p>44521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ie</text:p>
          </table:table-cell>
          <table:table-cell office:value-type="float" office:value="43347" calcext:value-type="float">
            <text:p>4334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43348" calcext:value-type="float">
            <text:p>4334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43349" calcext:value-type="float">
            <text:p>43349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43350" calcext:value-type="float">
            <text:p>43350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43351" calcext:value-type="float">
            <text:p>43351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43352" calcext:value-type="float">
            <text:p>43352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43353" calcext:value-type="float">
            <text:p>4335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43354" calcext:value-type="float">
            <text:p>43354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43355" calcext:value-type="float">
            <text:p>43355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43356" calcext:value-type="float">
            <text:p>43356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Immer</text:p>
          </table:table-cell>
          <table:table-cell office:value-type="float" office:value="43357" calcext:value-type="float">
            <text:p>4335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ß nicht)</text:p>
          </table:table-cell>
          <table:table-cell office:value-type="float" office:value="43358" calcext:value-type="float">
            <text:p>4335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Nie</text:p>
          </table:table-cell>
          <table:table-cell office:value-type="float" office:value="43347" calcext:value-type="float">
            <text:p>4334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43348" calcext:value-type="float">
            <text:p>4334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43349" calcext:value-type="float">
            <text:p>43349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43350" calcext:value-type="float">
            <text:p>43350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43351" calcext:value-type="float">
            <text:p>43351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43352" calcext:value-type="float">
            <text:p>43352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43353" calcext:value-type="float">
            <text:p>4335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43354" calcext:value-type="float">
            <text:p>43354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43355" calcext:value-type="float">
            <text:p>43355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43356" calcext:value-type="float">
            <text:p>43356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Immer</text:p>
          </table:table-cell>
          <table:table-cell office:value-type="float" office:value="43357" calcext:value-type="float">
            <text:p>4335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Weiß nicht)</text:p>
          </table:table-cell>
          <table:table-cell office:value-type="float" office:value="43358" calcext:value-type="float">
            <text:p>4335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ie reiche Person wird mit größerer Wahrscheinlichkeit für schuldig befunden.</text:p>
          </table:table-cell>
          <table:table-cell office:value-type="float" office:value="44583" calcext:value-type="float">
            <text:p>44583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ie arme Person wird mit größerer Wahrscheinlichkeit für schuldig befunden.</text:p>
          </table:table-cell>
          <table:table-cell office:value-type="float" office:value="44584" calcext:value-type="float">
            <text:p>44584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Beide werden mit gleicher Wahrscheinlichkeit für schuldig befunden.</text:p>
          </table:table-cell>
          <table:table-cell office:value-type="float" office:value="44585" calcext:value-type="float">
            <text:p>44585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Weiß nicht)</text:p>
          </table:table-cell>
          <table:table-cell office:value-type="float" office:value="44586" calcext:value-type="float">
            <text:p>44586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5_2010_GER_D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ie Person, die einer anderen Volksgruppe oder ethnischen Gruppe angehört als die Mehrheit der Deutschen, wird mit größerer Wahrscheinlichkeit für schuldig befunden.</text:p>
          </table:table-cell>
          <table:table-cell office:value-type="float" office:value="44587" calcext:value-type="float">
            <text:p>44587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5_2010_GER_D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ie Person, die derselben Volksgruppe oder ethnischen Gruppe angehört wie die Mehrheit der Deutschen, wird mit größerer Wahrscheinlichkeit für schuldig befunden.</text:p>
          </table:table-cell>
          <table:table-cell office:value-type="float" office:value="44588" calcext:value-type="float">
            <text:p>44588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5_2010_GER_D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Beide werden mit gleicher Wahrscheinlichkeit für schuldig befunden.</text:p>
          </table:table-cell>
          <table:table-cell office:value-type="float" office:value="44589" calcext:value-type="float">
            <text:p>44589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5_2010_GER_D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Weiß nicht)</text:p>
          </table:table-cell>
          <table:table-cell office:value-type="float" office:value="44590" calcext:value-type="float">
            <text:p>44590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Nie</text:p>
          </table:table-cell>
          <table:table-cell office:value-type="float" office:value="43347" calcext:value-type="float">
            <text:p>4334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43348" calcext:value-type="float">
            <text:p>4334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43349" calcext:value-type="float">
            <text:p>43349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43350" calcext:value-type="float">
            <text:p>43350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43351" calcext:value-type="float">
            <text:p>43351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43352" calcext:value-type="float">
            <text:p>43352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43353" calcext:value-type="float">
            <text:p>4335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43354" calcext:value-type="float">
            <text:p>43354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43355" calcext:value-type="float">
            <text:p>43355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43356" calcext:value-type="float">
            <text:p>43356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Immer</text:p>
          </table:table-cell>
          <table:table-cell office:value-type="float" office:value="43357" calcext:value-type="float">
            <text:p>43357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Weiß nicht)</text:p>
          </table:table-cell>
          <table:table-cell office:value-type="float" office:value="43358" calcext:value-type="float">
            <text:p>43358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Gefängnisstrafe</text:p>
          </table:table-cell>
          <table:table-cell office:value-type="float" office:value="44591" calcext:value-type="float">
            <text:p>44591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Freiheitsstrafe auf Bewährung</text:p>
          </table:table-cell>
          <table:table-cell office:value-type="float" office:value="44592" calcext:value-type="float">
            <text:p>44592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Geldstrafe</text:p>
          </table:table-cell>
          <table:table-cell office:value-type="float" office:value="44593" calcext:value-type="float">
            <text:p>44593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Gemeinnützige Arbeit</text:p>
          </table:table-cell>
          <table:table-cell office:value-type="float" office:value="44594" calcext:value-type="float">
            <text:p>44594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ine andere Strafe</text:p>
          </table:table-cell>
          <table:table-cell office:value-type="float" office:value="44595" calcext:value-type="float">
            <text:p>44595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Weiß nicht)</text:p>
          </table:table-cell>
          <table:table-cell office:value-type="float" office:value="44596" calcext:value-type="float">
            <text:p>44596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-3 Monate</text:p>
          </table:table-cell>
          <table:table-cell office:value-type="float" office:value="44597" calcext:value-type="float">
            <text:p>44597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4-6 Monate</text:p>
          </table:table-cell>
          <table:table-cell office:value-type="float" office:value="44598" calcext:value-type="float">
            <text:p>44598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7-11 Monate</text:p>
          </table:table-cell>
          <table:table-cell office:value-type="float" office:value="44599" calcext:value-type="float">
            <text:p>44599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1 Jahr</text:p>
          </table:table-cell>
          <table:table-cell office:value-type="float" office:value="44600" calcext:value-type="float">
            <text:p>44600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2 Jahre</text:p>
          </table:table-cell>
          <table:table-cell office:value-type="float" office:value="44601" calcext:value-type="float">
            <text:p>44601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3 Jahre</text:p>
          </table:table-cell>
          <table:table-cell office:value-type="float" office:value="44602" calcext:value-type="float">
            <text:p>44602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4 Jahre</text:p>
          </table:table-cell>
          <table:table-cell office:value-type="float" office:value="44603" calcext:value-type="float">
            <text:p>44603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5 Jahre</text:p>
          </table:table-cell>
          <table:table-cell office:value-type="float" office:value="44604" calcext:value-type="float">
            <text:p>44604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6-10 Jahre</text:p>
          </table:table-cell>
          <table:table-cell office:value-type="float" office:value="44605" calcext:value-type="float">
            <text:p>44605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ehr als 10 Jahre</text:p>
          </table:table-cell>
          <table:table-cell office:value-type="float" office:value="44606" calcext:value-type="float">
            <text:p>44606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Weiß nicht)</text:p>
          </table:table-cell>
          <table:table-cell office:value-type="float" office:value="44607" calcext:value-type="float">
            <text:p>44607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...überhaupt nicht wahrscheinlich,</text:p>
          </table:table-cell>
          <table:table-cell office:value-type="float" office:value="44608" calcext:value-type="float">
            <text:p>44608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icht sehr wahrscheinlich,</text:p>
          </table:table-cell>
          <table:table-cell office:value-type="float" office:value="44609" calcext:value-type="float">
            <text:p>44609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wahrscheinlich,</text:p>
          </table:table-cell>
          <table:table-cell office:value-type="float" office:value="44610" calcext:value-type="float">
            <text:p>44610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oder sehr wahrscheinlich?</text:p>
          </table:table-cell>
          <table:table-cell office:value-type="float" office:value="44611" calcext:value-type="float">
            <text:p>44611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Weiß nicht)</text:p>
          </table:table-cell>
          <table:table-cell office:value-type="float" office:value="44612" calcext:value-type="float">
            <text:p>44612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...überhaupt nicht bereit,</text:p>
          </table:table-cell>
          <table:table-cell office:value-type="float" office:value="44613" calcext:value-type="float">
            <text:p>44613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nicht sehr bereit,</text:p>
          </table:table-cell>
          <table:table-cell office:value-type="float" office:value="44614" calcext:value-type="float">
            <text:p>44614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bereit,</text:p>
          </table:table-cell>
          <table:table-cell office:value-type="float" office:value="44615" calcext:value-type="float">
            <text:p>44615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oder sehr bereit?</text:p>
          </table:table-cell>
          <table:table-cell office:value-type="float" office:value="44616" calcext:value-type="float">
            <text:p>44616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Weiß nicht)</text:p>
          </table:table-cell>
          <table:table-cell office:value-type="float" office:value="44617" calcext:value-type="float">
            <text:p>44617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...überhaupt nicht bereit,</text:p>
          </table:table-cell>
          <table:table-cell office:value-type="float" office:value="44613" calcext:value-type="float">
            <text:p>44613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nicht sehr bereit,</text:p>
          </table:table-cell>
          <table:table-cell office:value-type="float" office:value="44614" calcext:value-type="float">
            <text:p>44614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bereit,</text:p>
          </table:table-cell>
          <table:table-cell office:value-type="float" office:value="44615" calcext:value-type="float">
            <text:p>44615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oder sehr bereit?</text:p>
          </table:table-cell>
          <table:table-cell office:value-type="float" office:value="44616" calcext:value-type="float">
            <text:p>44616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Weiß nicht)</text:p>
          </table:table-cell>
          <table:table-cell office:value-type="float" office:value="44617" calcext:value-type="float">
            <text:p>44617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ie</text:p>
          </table:table-cell>
          <table:table-cell office:value-type="float" office:value="44618" calcext:value-type="float">
            <text:p>44618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inmal</text:p>
          </table:table-cell>
          <table:table-cell office:value-type="float" office:value="44619" calcext:value-type="float">
            <text:p>44619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Zweimal</text:p>
          </table:table-cell>
          <table:table-cell office:value-type="float" office:value="44620" calcext:value-type="float">
            <text:p>44620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 oder 4 Mal</text:p>
          </table:table-cell>
          <table:table-cell office:value-type="float" office:value="44621" calcext:value-type="float">
            <text:p>44621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<text:s/>Mal oder öfter</text:p>
          </table:table-cell>
          <table:table-cell office:value-type="float" office:value="44622" calcext:value-type="float">
            <text:p>44622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Weiß nicht)</text:p>
          </table:table-cell>
          <table:table-cell office:value-type="float" office:value="44623" calcext:value-type="float">
            <text:p>44623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Nie</text:p>
          </table:table-cell>
          <table:table-cell office:value-type="float" office:value="44618" calcext:value-type="float">
            <text:p>44618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inmal</text:p>
          </table:table-cell>
          <table:table-cell office:value-type="float" office:value="44619" calcext:value-type="float">
            <text:p>44619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Zweimal</text:p>
          </table:table-cell>
          <table:table-cell office:value-type="float" office:value="44620" calcext:value-type="float">
            <text:p>44620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 oder 4 Mal</text:p>
          </table:table-cell>
          <table:table-cell office:value-type="float" office:value="44621" calcext:value-type="float">
            <text:p>44621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<text:s/>Mal oder öfter</text:p>
          </table:table-cell>
          <table:table-cell office:value-type="float" office:value="44622" calcext:value-type="float">
            <text:p>44622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Weiß nicht)</text:p>
          </table:table-cell>
          <table:table-cell office:value-type="float" office:value="44623" calcext:value-type="float">
            <text:p>44623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Nie</text:p>
          </table:table-cell>
          <table:table-cell office:value-type="float" office:value="44618" calcext:value-type="float">
            <text:p>44618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Einmal</text:p>
          </table:table-cell>
          <table:table-cell office:value-type="float" office:value="44619" calcext:value-type="float">
            <text:p>44619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Zweimal</text:p>
          </table:table-cell>
          <table:table-cell office:value-type="float" office:value="44620" calcext:value-type="float">
            <text:p>44620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 oder 4 Mal</text:p>
          </table:table-cell>
          <table:table-cell office:value-type="float" office:value="44621" calcext:value-type="float">
            <text:p>44621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Mal oder öfter</text:p>
          </table:table-cell>
          <table:table-cell office:value-type="float" office:value="44622" calcext:value-type="float">
            <text:p>44622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Weiß nicht)</text:p>
          </table:table-cell>
          <table:table-cell office:value-type="float" office:value="44623" calcext:value-type="float">
            <text:p>44623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ESS_R05_2010_GER_DE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hemann/Ehefrau/ Partner/Partnerin</text:p>
          </table:table-cell>
          <table:table-cell office:value-type="float" office:value="40196" calcext:value-type="float">
            <text:p>40196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hn/Tochter (einschl. Stief- oder adoptierte Kinder, Kinder des Partners/der Partnerin, Pflegekinder)</text:p>
          </table:table-cell>
          <table:table-cell office:value-type="float" office:value="40197" calcext:value-type="float">
            <text:p>40197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ater/Mutter oder Schwiegervater/ Schwiegermutter, Vater/Mutter des Partners/der Partnerin, Stiefvater/Stiefmutter</text:p>
          </table:table-cell>
          <table:table-cell office:value-type="float" office:value="40198" calcext:value-type="float">
            <text:p>40198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uder/Schwester (einschl. Stief- oder adoptierte Geschwister, Pflegegeschwister)</text:p>
          </table:table-cell>
          <table:table-cell office:value-type="float" office:value="40199" calcext:value-type="float">
            <text:p>40199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(r) Verwandte(r)</text:p>
          </table:table-cell>
          <table:table-cell office:value-type="float" office:value="40200" calcext:value-type="float">
            <text:p>40200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, mit mir nicht verwandte Person</text:p>
          </table:table-cell>
          <table:table-cell office:value-type="float" office:value="40201" calcext:value-type="float">
            <text:p>40201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eiß nicht)</text:p>
          </table:table-cell>
          <table:table-cell office:value-type="float" office:value="40202" calcext:value-type="float">
            <text:p>40202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5_2010_GER_D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erheiratet</text:p>
          </table:table-cell>
          <table:table-cell office:value-type="float" office:value="44624" calcext:value-type="float">
            <text:p>44624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5_2010_GER_D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ingetragene Lebenspartnerschaft</text:p>
          </table:table-cell>
          <table:table-cell office:value-type="float" office:value="44625" calcext:value-type="float">
            <text:p>44625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5_2010_GER_D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ebe mit meinem Partner/meiner Partnerin zusammen – ohne gesetzliche Anerkennung</text:p>
          </table:table-cell>
          <table:table-cell office:value-type="float" office:value="44626" calcext:value-type="float">
            <text:p>44626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5_2010_GER_D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eschieden, aufgelöste eingetragene Lebens-partnerschaft</text:p>
          </table:table-cell>
          <table:table-cell office:value-type="float" office:value="44627" calcext:value-type="float">
            <text:p>44627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5_2010_GER_DE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Weiß nicht)</text:p>
          </table:table-cell>
          <table:table-cell office:value-type="float" office:value="44628" calcext:value-type="float">
            <text:p>44628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5_2010_GER_D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erheiratet</text:p>
          </table:table-cell>
          <table:table-cell office:value-type="float" office:value="44629" calcext:value-type="float">
            <text:p>44629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Eingetragene Lebenspartnerschaft</text:p>
          </table:table-cell>
          <table:table-cell office:value-type="float" office:value="44630" calcext:value-type="float">
            <text:p>44630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etrennt lebend</text:p>
          </table:table-cell>
          <table:table-cell office:value-type="float" office:value="44631" calcext:value-type="float">
            <text:p>44631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eschieden, aufgelöste eingetragene Lebenspartnerschaft</text:p>
          </table:table-cell>
          <table:table-cell office:value-type="float" office:value="44632" calcext:value-type="float">
            <text:p>44632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erwitwet, eingetragen(r) Partner/in verstorben</text:p>
          </table:table-cell>
          <table:table-cell office:value-type="float" office:value="44633" calcext:value-type="float">
            <text:p>44633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Ledig (NIE verheiratet oder in einer eingetragenen Lebens-partnerschaft)</text:p>
          </table:table-cell>
          <table:table-cell office:value-type="float" office:value="44634" calcext:value-type="float">
            <text:p>44634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GER_DE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eiß nicht)</text:p>
          </table:table-cell>
          <table:table-cell office:value-type="float" office:value="44635" calcext:value-type="float">
            <text:p>44635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GER_D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Großstadt</text:p>
          </table:table-cell>
          <table:table-cell office:value-type="float" office:value="37447" calcext:value-type="float">
            <text:p>37447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5_2010_GER_D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Vorort oder Randgebiet einer Großstadt</text:p>
          </table:table-cell>
          <table:table-cell office:value-type="float" office:value="37448" calcext:value-type="float">
            <text:p>37448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5_2010_GER_D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Stadt oder Kleinstadt</text:p>
          </table:table-cell>
          <table:table-cell office:value-type="float" office:value="37449" calcext:value-type="float">
            <text:p>37449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5_2010_GER_D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rf</text:p>
          </table:table-cell>
          <table:table-cell office:value-type="float" office:value="37450" calcext:value-type="float">
            <text:p>37450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5_2010_GER_D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Bauernhof oder Haus auf dem Land</text:p>
          </table:table-cell>
          <table:table-cell office:value-type="float" office:value="37451" calcext:value-type="float">
            <text:p>37451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5_2010_GER_DE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Weiß nicht)</text:p>
          </table:table-cell>
          <table:table-cell office:value-type="float" office:value="37452" calcext:value-type="float">
            <text:p>37452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Grundschule nicht beendet</text:p>
          </table:table-cell>
          <table:table-cell office:value-type="float" office:value="44636" calcext:value-type="float">
            <text:p>44636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eiterführende Schule beendet ohne Ab-schluss oder noch kein Schulabschluss (noch Schüler)</text:p>
          </table:table-cell>
          <table:table-cell office:value-type="float" office:value="44637" calcext:value-type="float">
            <text:p>44637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Volks-/Hauptschulabschluss bzw. Polytechni-sche Oberschule mit Abschluss 8. oder 9. Klas-se</text:p>
          </table:table-cell>
          <table:table-cell office:value-type="float" office:value="44638" calcext:value-type="float">
            <text:p>44638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Mittlere Reife/Realschulabschluss bzw. Poly-technische Oberschule mit Abschluss 10. Klas-se</text:p>
          </table:table-cell>
          <table:table-cell office:value-type="float" office:value="44639" calcext:value-type="float">
            <text:p>44639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achhochschulreife (Abschluss einer Fach-oberschule etc.)</text:p>
          </table:table-cell>
          <table:table-cell office:value-type="float" office:value="44640" calcext:value-type="float">
            <text:p>44640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bitur bzw. Erweiterte Oberschule mit Ab-schluss 12. Kl. (Hochschulreife)</text:p>
          </table:table-cell>
          <table:table-cell office:value-type="float" office:value="44641" calcext:value-type="float">
            <text:p>44641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44642" calcext:value-type="float">
            <text:p>44642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Weiß nicht)</text:p>
          </table:table-cell>
          <table:table-cell office:value-type="float" office:value="44643" calcext:value-type="float">
            <text:p>44643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Hochschule/Universität: Zwischenprüfung, Vordiplom</text:p>
          </table:table-cell>
          <table:table-cell office:value-type="float" office:value="44644" calcext:value-type="float">
            <text:p>44644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Diplom Berufsakademie</text:p>
          </table:table-cell>
          <table:table-cell office:value-type="float" office:value="44645" calcext:value-type="float">
            <text:p>44645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Bachelor (Verwaltungs-/Fachhochschule, Berufsakademie)</text:p>
          </table:table-cell>
          <table:table-cell office:value-type="float" office:value="44646" calcext:value-type="float">
            <text:p>44646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Diplom (FH)</text:p>
          </table:table-cell>
          <table:table-cell office:value-type="float" office:value="44647" calcext:value-type="float">
            <text:p>44647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Bachelor (Universität)</text:p>
          </table:table-cell>
          <table:table-cell office:value-type="float" office:value="44648" calcext:value-type="float">
            <text:p>44648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Master (Fachhochschule)</text:p>
          </table:table-cell>
          <table:table-cell office:value-type="float" office:value="44649" calcext:value-type="float">
            <text:p>44649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Diplom, Magister, Staatsexamen (Universität, Kunst-, Musik- und pädagogische Hochschule)</text:p>
          </table:table-cell>
          <table:table-cell office:value-type="float" office:value="44650" calcext:value-type="float">
            <text:p>44650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Master, Aufbaustudium (Universität, Kunst-, Musik- und pä-dagogische Hochschule)</text:p>
          </table:table-cell>
          <table:table-cell office:value-type="float" office:value="44651" calcext:value-type="float">
            <text:p>44651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Promotion; Habilitation</text:p>
          </table:table-cell>
          <table:table-cell office:value-type="float" office:value="44652" calcext:value-type="float">
            <text:p>44652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Anderen Studienabschluss, und zwar</text:p>
          </table:table-cell>
          <table:table-cell office:value-type="float" office:value="44653" calcext:value-type="float">
            <text:p>44653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(Weiß nicht)</text:p>
          </table:table-cell>
          <table:table-cell office:value-type="float" office:value="44654" calcext:value-type="float">
            <text:p>44654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Abschlusszeugnis Berufsgrundbildungsjahr; Berufsfachschu-le (Berufliche Grundkenntnisse); medizinische Hilfsberufe (einjährige Schulen des Gesundheitswesens)</text:p>
          </table:table-cell>
          <table:table-cell office:value-type="float" office:value="44655" calcext:value-type="float">
            <text:p>44655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Beruflich-betriebliche Anlernzeit mit Abschlusszeugnis, aber keine Lehre; Teilfacharbeiterabschluss</text:p>
          </table:table-cell>
          <table:table-cell office:value-type="float" office:value="44656" calcext:value-type="float">
            <text:p>44656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Abschlusszeugnis für medizinische Assistenten, Kranken-schwestern/-pfleger (2- bis 3-jährige Schulen des Gesund-heitswesens)</text:p>
          </table:table-cell>
          <table:table-cell office:value-type="float" office:value="44657" calcext:value-type="float">
            <text:p>44657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Laufbahnprüfung für den mittleren Dienst</text:p>
          </table:table-cell>
          <table:table-cell office:value-type="float" office:value="44658" calcext:value-type="float">
            <text:p>44658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44659" calcext:value-type="float">
            <text:p>44659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44660" calcext:value-type="float">
            <text:p>44660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Berufsqualifizierender Abschluss einer Berufsfachschu-le/Kolleg</text:p>
          </table:table-cell>
          <table:table-cell office:value-type="float" office:value="44661" calcext:value-type="float">
            <text:p>44661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Berufliche Zweitausbildung</text:p>
          </table:table-cell>
          <table:table-cell office:value-type="float" office:value="44662" calcext:value-type="float">
            <text:p>44662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Meister-/Techniker- oder gleichwertiger Fachschulabschluss (inkl. Fachschule der ehemaligen DDR); Abschluss einer Fachakademie (Bayern)</text:p>
          </table:table-cell>
          <table:table-cell office:value-type="float" office:value="44663" calcext:value-type="float">
            <text:p>44663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Anderen beruflichen Ausbildungsabschluss,</text:p>
          </table:table-cell>
          <table:table-cell office:value-type="float" office:value="44664" calcext:value-type="float">
            <text:p>44664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und zwar</text:p>
          </table:table-cell>
          <table:table-cell office:value-type="float" office:value="44665" calcext:value-type="float">
            <text:p>44665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2</text:p>
          </table:table-cell>
          <table:table-cell office:value-type="string" calcext:value-type="string">
            <text:p>F15b</text:p>
          </table:table-cell>
          <table:table-cell office:value-type="string" calcext:value-type="string">
            <text:p>(Weiß nicht)</text:p>
          </table:table-cell>
          <table:table-cell office:value-type="float" office:value="44666" calcext:value-type="float">
            <text:p>44666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ESS_R05_2010_GER_DE_14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bezahlte Tätigkeit (auch bei vorübergehender Abwesenheit) (abhängig Beschäftigter, Selbständiger, mithelfender Fami-lienangehöriger)</text:p>
          </table:table-cell>
          <table:table-cell office:value-type="float" office:value="44667" calcext:value-type="float">
            <text:p>44667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4668" calcext:value-type="float">
            <text:p>44668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4669" calcext:value-type="float">
            <text:p>44669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4670" calcext:value-type="float">
            <text:p>44670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4671" calcext:value-type="float">
            <text:p>44671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4672" calcext:value-type="float">
            <text:p>44672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Wehr- oder Zivildienst</text:p>
          </table:table-cell>
          <table:table-cell office:value-type="float" office:value="44673" calcext:value-type="float">
            <text:p>44673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4674" calcext:value-type="float">
            <text:p>44674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Sonstiges</text:p>
          </table:table-cell>
          <table:table-cell office:value-type="float" office:value="44675" calcext:value-type="float">
            <text:p>44675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4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Weiß nicht)</text:p>
          </table:table-cell>
          <table:table-cell office:value-type="float" office:value="44676" calcext:value-type="float">
            <text:p>44676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bezahlte Tätigkeit (auch bei vorübergehender Abwesenheit) (abhängig Beschäftigter, Selbständiger, mithelfender Fami-lienangehöriger)</text:p>
          </table:table-cell>
          <table:table-cell office:value-type="float" office:value="44667" calcext:value-type="float">
            <text:p>44667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4668" calcext:value-type="float">
            <text:p>44668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4669" calcext:value-type="float">
            <text:p>44669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4670" calcext:value-type="float">
            <text:p>44670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4671" calcext:value-type="float">
            <text:p>44671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4672" calcext:value-type="float">
            <text:p>44672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Wehr- oder Zivildienst</text:p>
          </table:table-cell>
          <table:table-cell office:value-type="float" office:value="44673" calcext:value-type="float">
            <text:p>44673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4674" calcext:value-type="float">
            <text:p>44674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Sonstiges</text:p>
          </table:table-cell>
          <table:table-cell office:value-type="float" office:value="44675" calcext:value-type="float">
            <text:p>44675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5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Weiß nicht)</text:p>
          </table:table-cell>
          <table:table-cell office:value-type="float" office:value="44676" calcext:value-type="float">
            <text:p>44676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4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4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4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4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4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4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4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4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abhängig beschäftigt</text:p>
          </table:table-cell>
          <table:table-cell office:value-type="float" office:value="37491" calcext:value-type="float">
            <text:p>3749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4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selbständig</text:p>
          </table:table-cell>
          <table:table-cell office:value-type="float" office:value="37492" calcext:value-type="float">
            <text:p>37492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4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mithelfender Familienangehöriger</text:p>
          </table:table-cell>
          <table:table-cell office:value-type="float" office:value="37493" calcext:value-type="float">
            <text:p>37493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4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eiß nicht)</text:p>
          </table:table-cell>
          <table:table-cell office:value-type="float" office:value="37494" calcext:value-type="float">
            <text:p>37494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5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5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...zeitlich unbefristet,</text:p>
          </table:table-cell>
          <table:table-cell office:value-type="float" office:value="43482" calcext:value-type="float">
            <text:p>43482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ESS_R05_2010_GER_DE_15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zeitlich befristet,</text:p>
          </table:table-cell>
          <table:table-cell office:value-type="float" office:value="43483" calcext:value-type="float">
            <text:p>43483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ESS_R05_2010_GER_DE_15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oder hatten Sie keinen Arbeitsvertrag?</text:p>
          </table:table-cell>
          <table:table-cell office:value-type="float" office:value="43484" calcext:value-type="float">
            <text:p>43484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ESS_R05_2010_GER_DE_15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eiß nicht)</text:p>
          </table:table-cell>
          <table:table-cell office:value-type="float" office:value="43485" calcext:value-type="float">
            <text:p>43485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ESS_R05_2010_GER_DE_152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...eine zeitlich befristete Tätigkeit, die weniger als 12 Monate andauert,</text:p>
          </table:table-cell>
          <table:table-cell office:value-type="float" office:value="44677" calcext:value-type="float">
            <text:p>44677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5_2010_GER_DE_152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eine zeitlich befristete Tätigkeit, die 12 Monate oder mehr andauert,</text:p>
          </table:table-cell>
          <table:table-cell office:value-type="float" office:value="44678" calcext:value-type="float">
            <text:p>44678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5_2010_GER_DE_152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oder als eine dauerhafte Beschäftigung?</text:p>
          </table:table-cell>
          <table:table-cell office:value-type="float" office:value="44679" calcext:value-type="float">
            <text:p>44679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5_2010_GER_DE_152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Sonstiges</text:p>
          </table:table-cell>
          <table:table-cell office:value-type="float" office:value="44680" calcext:value-type="float">
            <text:p>44680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5_2010_GER_DE_152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(Weiß nicht)</text:p>
          </table:table-cell>
          <table:table-cell office:value-type="float" office:value="44681" calcext:value-type="float">
            <text:p>44681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5_2010_GER_DE_15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weniger als 10</text:p>
          </table:table-cell>
          <table:table-cell office:value-type="float" office:value="37498" calcext:value-type="float">
            <text:p>37498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5_2010_GER_DE_15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10 bis 24</text:p>
          </table:table-cell>
          <table:table-cell office:value-type="float" office:value="37499" calcext:value-type="float">
            <text:p>37499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5_2010_GER_DE_15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25 bis 99</text:p>
          </table:table-cell>
          <table:table-cell office:value-type="float" office:value="37500" calcext:value-type="float">
            <text:p>37500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5_2010_GER_DE_15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100 bis 499</text:p>
          </table:table-cell>
          <table:table-cell office:value-type="float" office:value="37501" calcext:value-type="float">
            <text:p>37501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5_2010_GER_DE_15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oder 500 und mehr?</text:p>
          </table:table-cell>
          <table:table-cell office:value-type="float" office:value="37502" calcext:value-type="float">
            <text:p>37502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5_2010_GER_DE_15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eiß nicht)</text:p>
          </table:table-cell>
          <table:table-cell office:value-type="float" office:value="37503" calcext:value-type="float">
            <text:p>37503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5_2010_GER_DE_15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5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5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55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Kann/ konnte ich nicht beein-flusssen</text:p>
          </table:table-cell>
          <table:table-cell office:value-type="float" office:value="44682" calcext:value-type="float">
            <text:p>44682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44683" calcext:value-type="float">
            <text:p>44683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44684" calcext:value-type="float">
            <text:p>44684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44685" calcext:value-type="float">
            <text:p>44685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44686" calcext:value-type="float">
            <text:p>44686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44687" calcext:value-type="float">
            <text:p>44687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44688" calcext:value-type="float">
            <text:p>44688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44689" calcext:value-type="float">
            <text:p>44689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44690" calcext:value-type="float">
            <text:p>44690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44691" calcext:value-type="float">
            <text:p>44691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Kann/konnte ich völlig eigen-ständig bestimmen</text:p>
          </table:table-cell>
          <table:table-cell office:value-type="float" office:value="44692" calcext:value-type="float">
            <text:p>44692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6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Weiß nicht)</text:p>
          </table:table-cell>
          <table:table-cell office:value-type="float" office:value="44693" calcext:value-type="float">
            <text:p>44693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Kann/ konnte ich nicht beein-flusssen</text:p>
          </table:table-cell>
          <table:table-cell office:value-type="float" office:value="44682" calcext:value-type="float">
            <text:p>44682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44683" calcext:value-type="float">
            <text:p>44683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44684" calcext:value-type="float">
            <text:p>44684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44685" calcext:value-type="float">
            <text:p>44685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44686" calcext:value-type="float">
            <text:p>44686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44687" calcext:value-type="float">
            <text:p>44687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44688" calcext:value-type="float">
            <text:p>44688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44689" calcext:value-type="float">
            <text:p>44689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44690" calcext:value-type="float">
            <text:p>44690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44691" calcext:value-type="float">
            <text:p>44691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Kann/konnte ich völlig eigen-ständig bestimmen</text:p>
          </table:table-cell>
          <table:table-cell office:value-type="float" office:value="44692" calcext:value-type="float">
            <text:p>44692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7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Weiß nicht)</text:p>
          </table:table-cell>
          <table:table-cell office:value-type="float" office:value="44693" calcext:value-type="float">
            <text:p>44693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Kann/ konnte ich nicht beein-flusssen</text:p>
          </table:table-cell>
          <table:table-cell office:value-type="float" office:value="44682" calcext:value-type="float">
            <text:p>44682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1" calcext:value-type="float">
            <text:p>1</text:p>
          </table:table-cell>
          <table:table-cell office:value-type="float" office:value="44683" calcext:value-type="float">
            <text:p>44683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2" calcext:value-type="float">
            <text:p>2</text:p>
          </table:table-cell>
          <table:table-cell office:value-type="float" office:value="44684" calcext:value-type="float">
            <text:p>44684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3" calcext:value-type="float">
            <text:p>3</text:p>
          </table:table-cell>
          <table:table-cell office:value-type="float" office:value="44685" calcext:value-type="float">
            <text:p>44685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4" calcext:value-type="float">
            <text:p>4</text:p>
          </table:table-cell>
          <table:table-cell office:value-type="float" office:value="44686" calcext:value-type="float">
            <text:p>44686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5" calcext:value-type="float">
            <text:p>5</text:p>
          </table:table-cell>
          <table:table-cell office:value-type="float" office:value="44687" calcext:value-type="float">
            <text:p>44687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6" calcext:value-type="float">
            <text:p>6</text:p>
          </table:table-cell>
          <table:table-cell office:value-type="float" office:value="44688" calcext:value-type="float">
            <text:p>44688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7" calcext:value-type="float">
            <text:p>7</text:p>
          </table:table-cell>
          <table:table-cell office:value-type="float" office:value="44689" calcext:value-type="float">
            <text:p>44689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8" calcext:value-type="float">
            <text:p>8</text:p>
          </table:table-cell>
          <table:table-cell office:value-type="float" office:value="44690" calcext:value-type="float">
            <text:p>44690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float" office:value="9" calcext:value-type="float">
            <text:p>9</text:p>
          </table:table-cell>
          <table:table-cell office:value-type="float" office:value="44691" calcext:value-type="float">
            <text:p>44691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Kann/konnte ich völlig eigen-ständig bestimmen</text:p>
          </table:table-cell>
          <table:table-cell office:value-type="float" office:value="44692" calcext:value-type="float">
            <text:p>44692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8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(Weiß nicht)</text:p>
          </table:table-cell>
          <table:table-cell office:value-type="float" office:value="44693" calcext:value-type="float">
            <text:p>44693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GER_DE_15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60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61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undes-, Landesregierung oder Kommunalverwaltung</text:p>
          </table:table-cell>
          <table:table-cell office:value-type="float" office:value="44694" calcext:value-type="float">
            <text:p>44694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onstige Bereiche des öffentlichen Sektors (wie Bildung und Gesundheit)</text:p>
          </table:table-cell>
          <table:table-cell office:value-type="float" office:value="44695" calcext:value-type="float">
            <text:p>44695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taatliches Unternehmen</text:p>
          </table:table-cell>
          <table:table-cell office:value-type="float" office:value="44696" calcext:value-type="float">
            <text:p>44696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Privates Unternehmen</text:p>
          </table:table-cell>
          <table:table-cell office:value-type="float" office:value="44697" calcext:value-type="float">
            <text:p>44697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elbstständig</text:p>
          </table:table-cell>
          <table:table-cell office:value-type="float" office:value="44698" calcext:value-type="float">
            <text:p>44698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onstige</text:p>
          </table:table-cell>
          <table:table-cell office:value-type="float" office:value="44699" calcext:value-type="float">
            <text:p>44699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GER_DE_162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Weiß nicht)</text:p>
          </table:table-cell>
          <table:table-cell office:value-type="float" office:value="44700" calcext:value-type="float">
            <text:p>44700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GER_DE_16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6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65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Ich habe eine bessere Stelle gefunden</text:p>
          </table:table-cell>
          <table:table-cell office:value-type="float" office:value="44701" calcext:value-type="float">
            <text:p>44701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Ich habe beschlossen, ein eigenes Geschäft zu gründen / mich selbständig zu machen</text:p>
          </table:table-cell>
          <table:table-cell office:value-type="float" office:value="44702" calcext:value-type="float">
            <text:p>44702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 Arbeitsvertrag lief aus</text:p>
          </table:table-cell>
          <table:table-cell office:value-type="float" office:value="44703" calcext:value-type="float">
            <text:p>44703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e Stelle wurde gestrichen oder es wurde mir gekündigt</text:p>
          </table:table-cell>
          <table:table-cell office:value-type="float" office:value="44704" calcext:value-type="float">
            <text:p>44704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 Arbeitgeber stellte den Betrieb ein</text:p>
          </table:table-cell>
          <table:table-cell office:value-type="float" office:value="44705" calcext:value-type="float">
            <text:p>44705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 eigenes Unternehmen / Familienunternehmen wurde aufgelöst oder verkauft</text:p>
          </table:table-cell>
          <table:table-cell office:value-type="float" office:value="44706" calcext:value-type="float">
            <text:p>44706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Krankheit oder Behinderung</text:p>
          </table:table-cell>
          <table:table-cell office:value-type="float" office:value="44707" calcext:value-type="float">
            <text:p>44707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Ich ging in Ruhestand</text:p>
          </table:table-cell>
          <table:table-cell office:value-type="float" office:value="44708" calcext:value-type="float">
            <text:p>44708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Persönliche oder familiäre Gründe</text:p>
          </table:table-cell>
          <table:table-cell office:value-type="float" office:value="44709" calcext:value-type="float">
            <text:p>44709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Andere Gründe</text:p>
          </table:table-cell>
          <table:table-cell office:value-type="float" office:value="44710" calcext:value-type="float">
            <text:p>44710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Habe nie den Arbeitgeber gewechselt</text:p>
          </table:table-cell>
          <table:table-cell office:value-type="float" office:value="44711" calcext:value-type="float">
            <text:p>44711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6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Weiß nicht)</text:p>
          </table:table-cell>
          <table:table-cell office:value-type="float" office:value="44712" calcext:value-type="float">
            <text:p>44712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string" calcext:value-type="string">
            <text:p>ESS_R05_2010_GER_DE_167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7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7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8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8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8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9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9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69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7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7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7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7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Ja, gegenwärtig</text:p>
          </table:table-cell>
          <table:table-cell office:value-type="float" office:value="37509" calcext:value-type="float">
            <text:p>37509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5_2010_GER_DE_17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Ja, früher</text:p>
          </table:table-cell>
          <table:table-cell office:value-type="float" office:value="37510" calcext:value-type="float">
            <text:p>37510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5_2010_GER_DE_17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Nein</text:p>
          </table:table-cell>
          <table:table-cell office:value-type="float" office:value="37511" calcext:value-type="float">
            <text:p>37511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5_2010_GER_DE_17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eiß nicht)</text:p>
          </table:table-cell>
          <table:table-cell office:value-type="float" office:value="37512" calcext:value-type="float">
            <text:p>37512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Löhne oder Gehälter</text:p>
          </table:table-cell>
          <table:table-cell office:value-type="float" office:value="44713" calcext:value-type="float">
            <text:p>44713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inkommen aus selbständiger oder freiberuflicher Tätigkeit (Landwirtschaft ausgenommen)</text:p>
          </table:table-cell>
          <table:table-cell office:value-type="float" office:value="44714" calcext:value-type="float">
            <text:p>44714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inkommen aus Landwirtschaft</text:p>
          </table:table-cell>
          <table:table-cell office:value-type="float" office:value="44715" calcext:value-type="float">
            <text:p>44715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Renten oder Pensionen</text:p>
          </table:table-cell>
          <table:table-cell office:value-type="float" office:value="44716" calcext:value-type="float">
            <text:p>44716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Arbeitslosengeld/-hilfe oder Abfindungen</text:p>
          </table:table-cell>
          <table:table-cell office:value-type="float" office:value="44717" calcext:value-type="float">
            <text:p>44717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andere Sozialleistungen (Sozialhilfe, Bafög usw.) oder Sti-pendien</text:p>
          </table:table-cell>
          <table:table-cell office:value-type="float" office:value="44718" calcext:value-type="float">
            <text:p>44718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inkommen aus Vermögensanlagen, Ersparnissen, Versi-cherungen oder Grundbesitz</text:p>
          </table:table-cell>
          <table:table-cell office:value-type="float" office:value="44719" calcext:value-type="float">
            <text:p>44719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inkommen aus anderen Quellen</text:p>
          </table:table-cell>
          <table:table-cell office:value-type="float" office:value="44720" calcext:value-type="float">
            <text:p>44720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eiß nicht)</text:p>
          </table:table-cell>
          <table:table-cell office:value-type="float" office:value="44721" calcext:value-type="float">
            <text:p>44721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0-220€</text:p>
          </table:table-cell>
          <table:table-cell office:value-type="float" office:value="44722" calcext:value-type="float">
            <text:p>44722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221-300€</text:p>
          </table:table-cell>
          <table:table-cell office:value-type="float" office:value="44723" calcext:value-type="float">
            <text:p>44723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301-360€</text:p>
          </table:table-cell>
          <table:table-cell office:value-type="float" office:value="44724" calcext:value-type="float">
            <text:p>44724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361-430€</text:p>
          </table:table-cell>
          <table:table-cell office:value-type="float" office:value="44725" calcext:value-type="float">
            <text:p>44725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431-510€</text:p>
          </table:table-cell>
          <table:table-cell office:value-type="float" office:value="44726" calcext:value-type="float">
            <text:p>44726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511-590€</text:p>
          </table:table-cell>
          <table:table-cell office:value-type="float" office:value="44727" calcext:value-type="float">
            <text:p>44727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591-690€</text:p>
          </table:table-cell>
          <table:table-cell office:value-type="float" office:value="44728" calcext:value-type="float">
            <text:p>44728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691-820€</text:p>
          </table:table-cell>
          <table:table-cell office:value-type="float" office:value="44729" calcext:value-type="float">
            <text:p>44729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821-1030€</text:p>
          </table:table-cell>
          <table:table-cell office:value-type="float" office:value="44730" calcext:value-type="float">
            <text:p>44730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1031€ oder mehr</text:p>
          </table:table-cell>
          <table:table-cell office:value-type="float" office:value="44731" calcext:value-type="float">
            <text:p>44731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(Weiß nicht)</text:p>
          </table:table-cell>
          <table:table-cell office:value-type="float" office:value="44732" calcext:value-type="float">
            <text:p>44732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0-945€</text:p>
          </table:table-cell>
          <table:table-cell office:value-type="float" office:value="44733" calcext:value-type="float">
            <text:p>44733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946-1290€</text:p>
          </table:table-cell>
          <table:table-cell office:value-type="float" office:value="44734" calcext:value-type="float">
            <text:p>44734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291-1580€</text:p>
          </table:table-cell>
          <table:table-cell office:value-type="float" office:value="44735" calcext:value-type="float">
            <text:p>44735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581-1890€</text:p>
          </table:table-cell>
          <table:table-cell office:value-type="float" office:value="44736" calcext:value-type="float">
            <text:p>44736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1891-2210€</text:p>
          </table:table-cell>
          <table:table-cell office:value-type="float" office:value="44737" calcext:value-type="float">
            <text:p>44737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2211-2560€</text:p>
          </table:table-cell>
          <table:table-cell office:value-type="float" office:value="44738" calcext:value-type="float">
            <text:p>44738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2561-2980€</text:p>
          </table:table-cell>
          <table:table-cell office:value-type="float" office:value="44739" calcext:value-type="float">
            <text:p>44739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2981-3530€</text:p>
          </table:table-cell>
          <table:table-cell office:value-type="float" office:value="44740" calcext:value-type="float">
            <text:p>44740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3531-4480€</text:p>
          </table:table-cell>
          <table:table-cell office:value-type="float" office:value="44741" calcext:value-type="float">
            <text:p>44741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4481€ oder mehr</text:p>
          </table:table-cell>
          <table:table-cell office:value-type="float" office:value="44742" calcext:value-type="float">
            <text:p>44742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(Weiß nicht)</text:p>
          </table:table-cell>
          <table:table-cell office:value-type="float" office:value="44743" calcext:value-type="float">
            <text:p>44743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0-11340€</text:p>
          </table:table-cell>
          <table:table-cell office:value-type="float" office:value="44744" calcext:value-type="float">
            <text:p>44744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11341-15420€</text:p>
          </table:table-cell>
          <table:table-cell office:value-type="float" office:value="44745" calcext:value-type="float">
            <text:p>44745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15421-18950€</text:p>
          </table:table-cell>
          <table:table-cell office:value-type="float" office:value="44746" calcext:value-type="float">
            <text:p>44746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18951-22630€</text:p>
          </table:table-cell>
          <table:table-cell office:value-type="float" office:value="44747" calcext:value-type="float">
            <text:p>44747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22631-26500€</text:p>
          </table:table-cell>
          <table:table-cell office:value-type="float" office:value="44748" calcext:value-type="float">
            <text:p>44748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26501-30700€</text:p>
          </table:table-cell>
          <table:table-cell office:value-type="float" office:value="44749" calcext:value-type="float">
            <text:p>44749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30701-35710€</text:p>
          </table:table-cell>
          <table:table-cell office:value-type="float" office:value="44750" calcext:value-type="float">
            <text:p>44750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35711-42380€</text:p>
          </table:table-cell>
          <table:table-cell office:value-type="float" office:value="44751" calcext:value-type="float">
            <text:p>44751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42381-53770€</text:p>
          </table:table-cell>
          <table:table-cell office:value-type="float" office:value="44752" calcext:value-type="float">
            <text:p>44752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53771€ oder mehr</text:p>
          </table:table-cell>
          <table:table-cell office:value-type="float" office:value="44753" calcext:value-type="float">
            <text:p>44753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(Weiß nicht)</text:p>
          </table:table-cell>
          <table:table-cell office:value-type="float" office:value="44754" calcext:value-type="float">
            <text:p>44754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Nichts</text:p>
          </table:table-cell>
          <table:table-cell office:value-type="float" office:value="41420" calcext:value-type="float">
            <text:p>41420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Sehr wenig</text:p>
          </table:table-cell>
          <table:table-cell office:value-type="float" office:value="41421" calcext:value-type="float">
            <text:p>41421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Weniger als die Hälfte</text:p>
          </table:table-cell>
          <table:table-cell office:value-type="float" office:value="41422" calcext:value-type="float">
            <text:p>41422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Etwa die Hälfte</text:p>
          </table:table-cell>
          <table:table-cell office:value-type="float" office:value="41423" calcext:value-type="float">
            <text:p>41423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Mehr als die Hälfte</text:p>
          </table:table-cell>
          <table:table-cell office:value-type="float" office:value="41424" calcext:value-type="float">
            <text:p>41424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Sehr viel</text:p>
          </table:table-cell>
          <table:table-cell office:value-type="float" office:value="41425" calcext:value-type="float">
            <text:p>41425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Alles</text:p>
          </table:table-cell>
          <table:table-cell office:value-type="float" office:value="41426" calcext:value-type="float">
            <text:p>41426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Weiß nicht)</text:p>
          </table:table-cell>
          <table:table-cell office:value-type="float" office:value="41427" calcext:value-type="float">
            <text:p>41427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5_2010_GER_DE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bequem leben</text:p>
          </table:table-cell>
          <table:table-cell office:value-type="float" office:value="34729" calcext:value-type="float">
            <text:p>34729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5_2010_GER_DE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zurechtkommen</text:p>
          </table:table-cell>
          <table:table-cell office:value-type="float" office:value="34730" calcext:value-type="float">
            <text:p>34730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5_2010_GER_DE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nur schwer zurechtkommen</text:p>
          </table:table-cell>
          <table:table-cell office:value-type="float" office:value="34731" calcext:value-type="float">
            <text:p>34731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5_2010_GER_DE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nur sehr schwer zurechtkommen</text:p>
          </table:table-cell>
          <table:table-cell office:value-type="float" office:value="34732" calcext:value-type="float">
            <text:p>34732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5_2010_GER_DE_17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Weiß nicht)</text:p>
          </table:table-cell>
          <table:table-cell office:value-type="float" office:value="34733" calcext:value-type="float">
            <text:p>34733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Sehr schwierig</text:p>
          </table:table-cell>
          <table:table-cell office:value-type="float" office:value="37560" calcext:value-type="float">
            <text:p>37560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Ziemlich schwierig</text:p>
          </table:table-cell>
          <table:table-cell office:value-type="float" office:value="37561" calcext:value-type="float">
            <text:p>37561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Weder leicht noch schwierig</text:p>
          </table:table-cell>
          <table:table-cell office:value-type="float" office:value="37562" calcext:value-type="float">
            <text:p>37562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Ziemlich leicht</text:p>
          </table:table-cell>
          <table:table-cell office:value-type="float" office:value="37563" calcext:value-type="float">
            <text:p>37563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Sehr leicht</text:p>
          </table:table-cell>
          <table:table-cell office:value-type="float" office:value="37564" calcext:value-type="float">
            <text:p>37564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eiß nicht)</text:p>
          </table:table-cell>
          <table:table-cell office:value-type="float" office:value="37565" calcext:value-type="float">
            <text:p>37565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Grundschule nicht beendet</text:p>
          </table:table-cell>
          <table:table-cell office:value-type="float" office:value="44636" calcext:value-type="float">
            <text:p>44636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Weiterführende Schule beendet ohne Ab-schluss oder noch kein Schulabschluss (noch Schüler)</text:p>
          </table:table-cell>
          <table:table-cell office:value-type="float" office:value="44637" calcext:value-type="float">
            <text:p>44637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Volks-/Hauptschulabschluss bzw. Polytechni-sche Oberschule mit Abschluss 8. oder 9. Klas-se</text:p>
          </table:table-cell>
          <table:table-cell office:value-type="float" office:value="44638" calcext:value-type="float">
            <text:p>44638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Mittlere Reife/Realschulabschluss bzw. Poly-technische Oberschule mit Abschluss 10. Klas-se</text:p>
          </table:table-cell>
          <table:table-cell office:value-type="float" office:value="44639" calcext:value-type="float">
            <text:p>44639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Fachhochschulreife (Abschluss einer Fach-oberschule etc.)</text:p>
          </table:table-cell>
          <table:table-cell office:value-type="float" office:value="44640" calcext:value-type="float">
            <text:p>44640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bitur bzw. Erweiterte Oberschule mit Ab-schluss 12. Kl. (Hochschulreife)</text:p>
          </table:table-cell>
          <table:table-cell office:value-type="float" office:value="44641" calcext:value-type="float">
            <text:p>44641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44642" calcext:value-type="float">
            <text:p>44642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eiß nicht)</text:p>
          </table:table-cell>
          <table:table-cell office:value-type="float" office:value="44643" calcext:value-type="float">
            <text:p>44643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Hochschule/Universität: Zwischenprüfung, Vordiplom</text:p>
          </table:table-cell>
          <table:table-cell office:value-type="float" office:value="44755" calcext:value-type="float">
            <text:p>44755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Diplom Berufsakademie</text:p>
          </table:table-cell>
          <table:table-cell office:value-type="float" office:value="44756" calcext:value-type="float">
            <text:p>4475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Bachelor (Verwaltungs-/Fachhochschule, Berufsakademie)</text:p>
          </table:table-cell>
          <table:table-cell office:value-type="float" office:value="44757" calcext:value-type="float">
            <text:p>44757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Diplom (FH)</text:p>
          </table:table-cell>
          <table:table-cell office:value-type="float" office:value="44758" calcext:value-type="float">
            <text:p>44758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Bachelor (Universität)</text:p>
          </table:table-cell>
          <table:table-cell office:value-type="float" office:value="44759" calcext:value-type="float">
            <text:p>44759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Master (Fachhochschule)</text:p>
          </table:table-cell>
          <table:table-cell office:value-type="float" office:value="44760" calcext:value-type="float">
            <text:p>44760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Diplom, Magister, Staatsexamen (Universität, Kunst-, Musik- und pädagogische Hochschule)</text:p>
          </table:table-cell>
          <table:table-cell office:value-type="float" office:value="44761" calcext:value-type="float">
            <text:p>44761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Master, Aufbaustudium (Universität, Kunst-, Musik- und pä-dagogische Hochschule)</text:p>
          </table:table-cell>
          <table:table-cell office:value-type="float" office:value="44762" calcext:value-type="float">
            <text:p>44762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Promotion; Habilitation</text:p>
          </table:table-cell>
          <table:table-cell office:value-type="float" office:value="44763" calcext:value-type="float">
            <text:p>44763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Anderen Studienabschluss, und zwar:(offen)</text:p>
          </table:table-cell>
          <table:table-cell office:value-type="float" office:value="44764" calcext:value-type="float">
            <text:p>44764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(Weiß nicht)</text:p>
          </table:table-cell>
          <table:table-cell office:value-type="float" office:value="44765" calcext:value-type="float">
            <text:p>44765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Abschlusszeugnis Berufsgrundbildungsjahr; Berufsfachschu-le (Berufliche Grundkenntnisse); medizinische Hilfsberufe (einjährige Schulen des Gesundheitswesens)</text:p>
          </table:table-cell>
          <table:table-cell office:value-type="float" office:value="44766" calcext:value-type="float">
            <text:p>44766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Beruflich-betriebliche Anlernzeit mit Abschlusszeugnis, aber keine Lehre; Teilfacharbeiterabschluss</text:p>
          </table:table-cell>
          <table:table-cell office:value-type="float" office:value="44767" calcext:value-type="float">
            <text:p>44767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Abschlusszeugnis für medizinische Assistenten, Kranken-schwestern/-pfleger (2- bis 3-jährige Schulen des Gesund-heitswesens)</text:p>
          </table:table-cell>
          <table:table-cell office:value-type="float" office:value="44768" calcext:value-type="float">
            <text:p>44768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Laufbahnprüfung für den mittleren Dienst</text:p>
          </table:table-cell>
          <table:table-cell office:value-type="float" office:value="44769" calcext:value-type="float">
            <text:p>44769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44770" calcext:value-type="float">
            <text:p>44770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44771" calcext:value-type="float">
            <text:p>44771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Berufsqualifizierender Abschluss einer Berufsfachschu-le/Kolleg</text:p>
          </table:table-cell>
          <table:table-cell office:value-type="float" office:value="44772" calcext:value-type="float">
            <text:p>44772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Berufliche Zweitausbildung</text:p>
          </table:table-cell>
          <table:table-cell office:value-type="float" office:value="44773" calcext:value-type="float">
            <text:p>44773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Meister-/Techniker- oder gleichwertiger Fachschulabschluss (inkl. Fachschule der ehemaligen DDR); Abschluss einer Fachakademie (Bayern)</text:p>
          </table:table-cell>
          <table:table-cell office:value-type="float" office:value="44774" calcext:value-type="float">
            <text:p>44774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Anderen beruflichen Ausbildungsabschluss,</text:p>
          </table:table-cell>
          <table:table-cell office:value-type="float" office:value="44775" calcext:value-type="float">
            <text:p>4477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und zwar: (offen)</text:p>
          </table:table-cell>
          <table:table-cell office:value-type="float" office:value="44776" calcext:value-type="float">
            <text:p>44776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1</text:p>
          </table:table-cell>
          <table:table-cell office:value-type="string" calcext:value-type="string">
            <text:p>F45b</text:p>
          </table:table-cell>
          <table:table-cell office:value-type="string" calcext:value-type="string">
            <text:p>(Weiß nicht)</text:p>
          </table:table-cell>
          <table:table-cell office:value-type="float" office:value="44777" calcext:value-type="float">
            <text:p>44777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bezahlte Tätigkeit (auch bei vorübergehender Abwesenheit) (abhängig Beschäftigter, Selbständiger, mithelfender Fami-lienangehöriger)</text:p>
          </table:table-cell>
          <table:table-cell office:value-type="float" office:value="44667" calcext:value-type="float">
            <text:p>44667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4668" calcext:value-type="float">
            <text:p>44668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4669" calcext:value-type="float">
            <text:p>44669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4670" calcext:value-type="float">
            <text:p>44670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4671" calcext:value-type="float">
            <text:p>44671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4672" calcext:value-type="float">
            <text:p>44672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Wehr- oder Zivildienst</text:p>
          </table:table-cell>
          <table:table-cell office:value-type="float" office:value="44673" calcext:value-type="float">
            <text:p>44673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4674" calcext:value-type="float">
            <text:p>44674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Sonstiges</text:p>
          </table:table-cell>
          <table:table-cell office:value-type="float" office:value="44675" calcext:value-type="float">
            <text:p>44675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Weiß nicht)</text:p>
          </table:table-cell>
          <table:table-cell office:value-type="float" office:value="44676" calcext:value-type="float">
            <text:p>44676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bezahlte Tätigkeit (auch bei vorübergehender Abwesenheit) (abhängig Beschäftigter, Selbständiger, mithelfender Fami-lienangehöriger)</text:p>
          </table:table-cell>
          <table:table-cell office:value-type="float" office:value="44667" calcext:value-type="float">
            <text:p>44667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4668" calcext:value-type="float">
            <text:p>44668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4669" calcext:value-type="float">
            <text:p>44669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4670" calcext:value-type="float">
            <text:p>44670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4671" calcext:value-type="float">
            <text:p>44671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4672" calcext:value-type="float">
            <text:p>44672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Wehr- oder Zivildienst</text:p>
          </table:table-cell>
          <table:table-cell office:value-type="float" office:value="44673" calcext:value-type="float">
            <text:p>44673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4674" calcext:value-type="float">
            <text:p>44674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Sonstiges</text:p>
          </table:table-cell>
          <table:table-cell office:value-type="float" office:value="44675" calcext:value-type="float">
            <text:p>44675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Weiß nicht)</text:p>
          </table:table-cell>
          <table:table-cell office:value-type="float" office:value="44676" calcext:value-type="float">
            <text:p>44676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GER_DE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Ja</text:p>
          </table:table-cell>
          <table:table-cell office:value-type="float" office:value="44778" calcext:value-type="float">
            <text:p>44778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string" calcext:value-type="string">
            <text:p>ESS_R05_2010_GER_DE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Nein</text:p>
          </table:table-cell>
          <table:table-cell office:value-type="float" office:value="44779" calcext:value-type="float">
            <text:p>44779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string" calcext:value-type="string">
            <text:p>ESS_R05_2010_GER_DE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NaN</text:p>
          </table:table-cell>
          <table:table-cell office:value-type="float" office:value="44780" calcext:value-type="float">
            <text:p>44780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string" calcext:value-type="string">
            <text:p>ESS_R05_2010_GER_DE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Weiß nicht)</text:p>
          </table:table-cell>
          <table:table-cell office:value-type="float" office:value="44781" calcext:value-type="float">
            <text:p>44781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string" calcext:value-type="string">
            <text:p>ESS_R05_2010_GER_DE_18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8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8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bhängig beschäftigt</text:p>
          </table:table-cell>
          <table:table-cell office:value-type="float" office:value="37491" calcext:value-type="float">
            <text:p>3749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selbständig</text:p>
          </table:table-cell>
          <table:table-cell office:value-type="float" office:value="37492" calcext:value-type="float">
            <text:p>37492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mithelfender Familienangehöriger</text:p>
          </table:table-cell>
          <table:table-cell office:value-type="float" office:value="37493" calcext:value-type="float">
            <text:p>37493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Weiß nicht)</text:p>
          </table:table-cell>
          <table:table-cell office:value-type="float" office:value="37494" calcext:value-type="float">
            <text:p>37494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GER_DE_18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9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9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Grundschule nicht beendet</text:p>
          </table:table-cell>
          <table:table-cell office:value-type="float" office:value="44782" calcext:value-type="float">
            <text:p>44782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Weiterführende Schule beendet ohne Ab-schluss</text:p>
          </table:table-cell>
          <table:table-cell office:value-type="float" office:value="44783" calcext:value-type="float">
            <text:p>44783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Volks-/Hauptschulabschluss bzw. Polytechni-sche Oberschule mit Abschluss 8. oder 9. Klas-se</text:p>
          </table:table-cell>
          <table:table-cell office:value-type="float" office:value="44784" calcext:value-type="float">
            <text:p>44784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Mittlere Reife/Realschulabschluss bzw. Poly-technische Oberschule mit Abschluss 10. Klas-se</text:p>
          </table:table-cell>
          <table:table-cell office:value-type="float" office:value="44785" calcext:value-type="float">
            <text:p>44785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Fachhochschulreife (Abschluss einer Fach-oberschule etc.)</text:p>
          </table:table-cell>
          <table:table-cell office:value-type="float" office:value="44786" calcext:value-type="float">
            <text:p>44786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bitur bzw. Erweiterte Oberschule mit Ab-schluss 12. Kl. (Hochschulreife)</text:p>
          </table:table-cell>
          <table:table-cell office:value-type="float" office:value="44787" calcext:value-type="float">
            <text:p>44787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44788" calcext:value-type="float">
            <text:p>44788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Weiß nicht)</text:p>
          </table:table-cell>
          <table:table-cell office:value-type="float" office:value="44789" calcext:value-type="float">
            <text:p>44789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Hochschule/Universität: Zwischenprüfung, Vordiplom</text:p>
          </table:table-cell>
          <table:table-cell office:value-type="float" office:value="44755" calcext:value-type="float">
            <text:p>44755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Diplom Berufsakademie</text:p>
          </table:table-cell>
          <table:table-cell office:value-type="float" office:value="44756" calcext:value-type="float">
            <text:p>4475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Bachelor (Verwaltungs-/Fachhochschule, Berufsakademie)</text:p>
          </table:table-cell>
          <table:table-cell office:value-type="float" office:value="44757" calcext:value-type="float">
            <text:p>44757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Diplom (FH)</text:p>
          </table:table-cell>
          <table:table-cell office:value-type="float" office:value="44758" calcext:value-type="float">
            <text:p>44758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Bachelor (Universität)</text:p>
          </table:table-cell>
          <table:table-cell office:value-type="float" office:value="44759" calcext:value-type="float">
            <text:p>44759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Master (Fachhochschule)</text:p>
          </table:table-cell>
          <table:table-cell office:value-type="float" office:value="44760" calcext:value-type="float">
            <text:p>44760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Diplom, Magister, Staatsexamen (Universität, Kunst-, Musik- und pädagogische Hochschule)</text:p>
          </table:table-cell>
          <table:table-cell office:value-type="float" office:value="44761" calcext:value-type="float">
            <text:p>44761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Master, Aufbaustudium (Universität, Kunst-, Musik- und pä-dagogische Hochschule)</text:p>
          </table:table-cell>
          <table:table-cell office:value-type="float" office:value="44762" calcext:value-type="float">
            <text:p>44762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Promotion; Habilitation</text:p>
          </table:table-cell>
          <table:table-cell office:value-type="float" office:value="44763" calcext:value-type="float">
            <text:p>44763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Anderen Studienabschluss, und zwar:(offen)</text:p>
          </table:table-cell>
          <table:table-cell office:value-type="float" office:value="44764" calcext:value-type="float">
            <text:p>44764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(Weiß nicht)</text:p>
          </table:table-cell>
          <table:table-cell office:value-type="float" office:value="44765" calcext:value-type="float">
            <text:p>44765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Abschlusszeugnis Berufsgrundbildungsjahr; Berufsfachschu-le (Berufliche Grundkenntnisse); medizinische Hilfsberufe (einjährige Schulen des Gesundheitswesens)</text:p>
          </table:table-cell>
          <table:table-cell office:value-type="float" office:value="44790" calcext:value-type="float">
            <text:p>44790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Beruflich-betriebliche Anlernzeit mit Abschlusszeugnis, aber keine Lehre; Teilfacharbeiterabschluss</text:p>
          </table:table-cell>
          <table:table-cell office:value-type="float" office:value="44791" calcext:value-type="float">
            <text:p>44791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Abschlusszeugnis für medizinische Assistenten, Kranken-schwestern/-pfleger (2- bis 3-jährige Schulen des Gesund-heitswesens)</text:p>
          </table:table-cell>
          <table:table-cell office:value-type="float" office:value="44792" calcext:value-type="float">
            <text:p>44792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Laufbahnprüfung für den mittleren Dienst</text:p>
          </table:table-cell>
          <table:table-cell office:value-type="float" office:value="44793" calcext:value-type="float">
            <text:p>44793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44794" calcext:value-type="float">
            <text:p>44794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44795" calcext:value-type="float">
            <text:p>44795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Berufsqualifizierender Abschluss einer Berufsfachschu-le/Kolleg</text:p>
          </table:table-cell>
          <table:table-cell office:value-type="float" office:value="44796" calcext:value-type="float">
            <text:p>44796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Berufliche Zweitausbildung</text:p>
          </table:table-cell>
          <table:table-cell office:value-type="float" office:value="44797" calcext:value-type="float">
            <text:p>44797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Meister-/Techniker- oder gleichwertiger Fachschulabschluss (inkl. Fachschule der ehemaligen DDR); Abschluss einer Fachakademie (Bayern)</text:p>
          </table:table-cell>
          <table:table-cell office:value-type="float" office:value="44798" calcext:value-type="float">
            <text:p>44798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Anderen beruflichen Ausbildungsabschluss,</text:p>
          </table:table-cell>
          <table:table-cell office:value-type="float" office:value="44799" calcext:value-type="float">
            <text:p>44799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und zwar:(offen)</text:p>
          </table:table-cell>
          <table:table-cell office:value-type="float" office:value="44800" calcext:value-type="float">
            <text:p>44800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5</text:p>
          </table:table-cell>
          <table:table-cell office:value-type="string" calcext:value-type="string">
            <text:p>F58b</text:p>
          </table:table-cell>
          <table:table-cell office:value-type="string" calcext:value-type="string">
            <text:p>(Weiß nicht)</text:p>
          </table:table-cell>
          <table:table-cell office:value-type="float" office:value="44801" calcext:value-type="float">
            <text:p>44801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19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Abhängig Beschäftigter</text:p>
          </table:table-cell>
          <table:table-cell office:value-type="float" office:value="44802" calcext:value-type="float">
            <text:p>44802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5_2010_GER_DE_19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Selbständig</text:p>
          </table:table-cell>
          <table:table-cell office:value-type="float" office:value="44803" calcext:value-type="float">
            <text:p>44803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5_2010_GER_DE_19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Keine bezahlte Tätigkeit</text:p>
          </table:table-cell>
          <table:table-cell office:value-type="float" office:value="44804" calcext:value-type="float">
            <text:p>44804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5_2010_GER_DE_19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Vater bereits verstorben/lebte nicht im Haushalt als Befragte(r) 14 war)</text:p>
          </table:table-cell>
          <table:table-cell office:value-type="float" office:value="44805" calcext:value-type="float">
            <text:p>44805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5_2010_GER_DE_19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eiß nicht)</text:p>
          </table:table-cell>
          <table:table-cell office:value-type="float" office:value="44806" calcext:value-type="float">
            <text:p>44806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5_2010_GER_DE_19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eine</text:p>
          </table:table-cell>
          <table:table-cell office:value-type="float" office:value="34774" calcext:value-type="float">
            <text:p>3477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19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1 bis 24</text:p>
          </table:table-cell>
          <table:table-cell office:value-type="float" office:value="34775" calcext:value-type="float">
            <text:p>3477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19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oder mehr</text:p>
          </table:table-cell>
          <table:table-cell office:value-type="float" office:value="34776" calcext:value-type="float">
            <text:p>34776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19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Weiß nicht)</text:p>
          </table:table-cell>
          <table:table-cell office:value-type="float" office:value="34777" calcext:value-type="float">
            <text:p>3477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19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9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9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19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kademische und technische Berufe wie: Arzt - Lehrer – Ingenieur - Künstler - Steuerberater</text:p>
          </table:table-cell>
          <table:table-cell office:value-type="float" office:value="44807" calcext:value-type="float">
            <text:p>44807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Höhere Verwaltungs- und Managementberufe wie: Finanzmanager – Geschäftsführer – Regierungsdirektor - Gewerkschaftsführer</text:p>
          </table:table-cell>
          <table:table-cell office:value-type="float" office:value="44808" calcext:value-type="float">
            <text:p>44808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Büroberufe wie: Sekretär – Büroangestellter – Büroleiter - Buchhalter</text:p>
          </table:table-cell>
          <table:table-cell office:value-type="float" office:value="44809" calcext:value-type="float">
            <text:p>44809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Vertriebsberufe wie: Vertriebsmanager – Ladenbesitzer – Verkäufer – Leiter der Versicherungsabteilung</text:p>
          </table:table-cell>
          <table:table-cell office:value-type="float" office:value="44810" calcext:value-type="float">
            <text:p>44810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Dienstleistungsberufe wie: Restaurantbesitzer – Polizist –Kellner – Pflegepersonal – Friseur – Bundeswehr</text:p>
          </table:table-cell>
          <table:table-cell office:value-type="float" office:value="44811" calcext:value-type="float">
            <text:p>44811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usgebildete Arbeitskräfte in technischen und handwerklichen Berufen wie: Werk- und Industriemeister - Kfz-Mechaniker – Maler -Werkzeugmacher – Elektriker</text:p>
          </table:table-cell>
          <table:table-cell office:value-type="float" office:value="44812" calcext:value-type="float">
            <text:p>44812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ngelernte Arbeitskräfte in technischen und handwerklichen Berufen wie: Maurer – Busfahrer – Arbeiter – Zimmerer – Metallarbeiter - Bäcker</text:p>
          </table:table-cell>
          <table:table-cell office:value-type="float" office:value="44813" calcext:value-type="float">
            <text:p>44813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Ungelernte Arbeitskräfte in technischen und handwerklichen Berufen wie: Hilfsarbeiter – Pförtner – ungelernter Fabrikarbeiter</text:p>
          </table:table-cell>
          <table:table-cell office:value-type="float" office:value="44814" calcext:value-type="float">
            <text:p>44814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Landarbeiter wie: Landwirt – Landarbeiter – Traktorfahrer - Fischer</text:p>
          </table:table-cell>
          <table:table-cell office:value-type="float" office:value="44815" calcext:value-type="float">
            <text:p>44815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Weiß nicht)</text:p>
          </table:table-cell>
          <table:table-cell office:value-type="float" office:value="44816" calcext:value-type="float">
            <text:p>44816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Grundschule nicht beendet</text:p>
          </table:table-cell>
          <table:table-cell office:value-type="float" office:value="44782" calcext:value-type="float">
            <text:p>44782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Weiterführende Schule beendet ohne Ab-schluss</text:p>
          </table:table-cell>
          <table:table-cell office:value-type="float" office:value="44783" calcext:value-type="float">
            <text:p>44783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Volks-/Hauptschulabschluss bzw. Polytechni-sche Oberschule mit Abschluss 8. oder 9. Klas-se</text:p>
          </table:table-cell>
          <table:table-cell office:value-type="float" office:value="44784" calcext:value-type="float">
            <text:p>44784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Mittlere Reife/Realschulabschluss bzw. Poly-technische Oberschule mit Abschluss 10. Klas-se</text:p>
          </table:table-cell>
          <table:table-cell office:value-type="float" office:value="44785" calcext:value-type="float">
            <text:p>44785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Fachhochschulreife (Abschluss einer Fach-oberschule etc.)</text:p>
          </table:table-cell>
          <table:table-cell office:value-type="float" office:value="44786" calcext:value-type="float">
            <text:p>44786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bitur bzw. Erweiterte Oberschule mit Ab-schluss 12. Kl. (Hochschulreife)</text:p>
          </table:table-cell>
          <table:table-cell office:value-type="float" office:value="44787" calcext:value-type="float">
            <text:p>44787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44788" calcext:value-type="float">
            <text:p>44788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Weiß nicht)</text:p>
          </table:table-cell>
          <table:table-cell office:value-type="float" office:value="44789" calcext:value-type="float">
            <text:p>44789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Hochschule/Universität: Zwischenprüfung, Vordiplom</text:p>
          </table:table-cell>
          <table:table-cell office:value-type="float" office:value="44755" calcext:value-type="float">
            <text:p>44755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Diplom Berufsakademie</text:p>
          </table:table-cell>
          <table:table-cell office:value-type="float" office:value="44756" calcext:value-type="float">
            <text:p>4475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Bachelor (Verwaltungs-/Fachhochschule, Berufsakademie)</text:p>
          </table:table-cell>
          <table:table-cell office:value-type="float" office:value="44757" calcext:value-type="float">
            <text:p>44757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Diplom (FH)</text:p>
          </table:table-cell>
          <table:table-cell office:value-type="float" office:value="44758" calcext:value-type="float">
            <text:p>44758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Bachelor (Universität)</text:p>
          </table:table-cell>
          <table:table-cell office:value-type="float" office:value="44759" calcext:value-type="float">
            <text:p>44759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Master (Fachhochschule)</text:p>
          </table:table-cell>
          <table:table-cell office:value-type="float" office:value="44760" calcext:value-type="float">
            <text:p>44760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Diplom, Magister, Staatsexamen (Universität, Kunst-, Musik- und pädagogische Hochschule)</text:p>
          </table:table-cell>
          <table:table-cell office:value-type="float" office:value="44761" calcext:value-type="float">
            <text:p>44761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Master, Aufbaustudium (Universität, Kunst-, Musik- und pä-dagogische Hochschule)</text:p>
          </table:table-cell>
          <table:table-cell office:value-type="float" office:value="44762" calcext:value-type="float">
            <text:p>44762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Promotion; Habilitation</text:p>
          </table:table-cell>
          <table:table-cell office:value-type="float" office:value="44763" calcext:value-type="float">
            <text:p>44763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Anderen Studienabschluss, und zwar:(offen)</text:p>
          </table:table-cell>
          <table:table-cell office:value-type="float" office:value="44764" calcext:value-type="float">
            <text:p>44764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(Weiß nicht)</text:p>
          </table:table-cell>
          <table:table-cell office:value-type="float" office:value="44765" calcext:value-type="float">
            <text:p>44765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Abschlusszeugnis Berufsgrundbildungsjahr; Berufsfachschu-le (Berufliche Grundkenntnisse); medizinische Hilfsberufe (einjährige Schulen des Gesundheitswesens)</text:p>
          </table:table-cell>
          <table:table-cell office:value-type="float" office:value="44790" calcext:value-type="float">
            <text:p>44790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Beruflich-betriebliche Anlernzeit mit Abschlusszeugnis, aber keine Lehre; Teilfacharbeiterabschluss</text:p>
          </table:table-cell>
          <table:table-cell office:value-type="float" office:value="44791" calcext:value-type="float">
            <text:p>44791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Abschlusszeugnis für medizinische Assistenten, Kranken-schwestern/-pfleger (2- bis 3-jährige Schulen des Gesund-heitswesens)</text:p>
          </table:table-cell>
          <table:table-cell office:value-type="float" office:value="44792" calcext:value-type="float">
            <text:p>44792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Laufbahnprüfung für den mittleren Dienst</text:p>
          </table:table-cell>
          <table:table-cell office:value-type="float" office:value="44793" calcext:value-type="float">
            <text:p>44793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44794" calcext:value-type="float">
            <text:p>44794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44795" calcext:value-type="float">
            <text:p>44795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Berufsqualifizierender Abschluss einer Berufsfachschu-le/Kolleg</text:p>
          </table:table-cell>
          <table:table-cell office:value-type="float" office:value="44796" calcext:value-type="float">
            <text:p>44796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Berufliche Zweitausbildung</text:p>
          </table:table-cell>
          <table:table-cell office:value-type="float" office:value="44797" calcext:value-type="float">
            <text:p>44797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Meister-/Techniker- oder gleichwertiger Fachschulabschluss (inkl. Fachschule der ehemaligen DDR); Abschluss einer Fachakademie (Bayern)</text:p>
          </table:table-cell>
          <table:table-cell office:value-type="float" office:value="44798" calcext:value-type="float">
            <text:p>44798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Anderen beruflichen Ausbildungsabschluss,</text:p>
          </table:table-cell>
          <table:table-cell office:value-type="float" office:value="44799" calcext:value-type="float">
            <text:p>44799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und zwar:(offen)</text:p>
          </table:table-cell>
          <table:table-cell office:value-type="float" office:value="44800" calcext:value-type="float">
            <text:p>44800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3</text:p>
          </table:table-cell>
          <table:table-cell office:value-type="string" calcext:value-type="string">
            <text:p>F64B</text:p>
          </table:table-cell>
          <table:table-cell office:value-type="string" calcext:value-type="string">
            <text:p>(Weiß nicht)</text:p>
          </table:table-cell>
          <table:table-cell office:value-type="float" office:value="44801" calcext:value-type="float">
            <text:p>44801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GER_DE_20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bhängig beschäftigt</text:p>
          </table:table-cell>
          <table:table-cell office:value-type="float" office:value="44817" calcext:value-type="float">
            <text:p>44817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5_2010_GER_DE_20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Selbständig</text:p>
          </table:table-cell>
          <table:table-cell office:value-type="float" office:value="44818" calcext:value-type="float">
            <text:p>44818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5_2010_GER_DE_20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Keine bezahlte Tätigkeit</text:p>
          </table:table-cell>
          <table:table-cell office:value-type="float" office:value="44819" calcext:value-type="float">
            <text:p>44819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5_2010_GER_DE_20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Mutter bereits verstorben/lebte nicht im Haushalt als Befragte(r) 14 war)</text:p>
          </table:table-cell>
          <table:table-cell office:value-type="float" office:value="44820" calcext:value-type="float">
            <text:p>44820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5_2010_GER_DE_20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Weiß nicht)</text:p>
          </table:table-cell>
          <table:table-cell office:value-type="float" office:value="44821" calcext:value-type="float">
            <text:p>44821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5_2010_GER_DE_20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Keine</text:p>
          </table:table-cell>
          <table:table-cell office:value-type="float" office:value="34774" calcext:value-type="float">
            <text:p>3477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20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1 bis 24</text:p>
          </table:table-cell>
          <table:table-cell office:value-type="float" office:value="34775" calcext:value-type="float">
            <text:p>3477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20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25 oder mehr</text:p>
          </table:table-cell>
          <table:table-cell office:value-type="float" office:value="34776" calcext:value-type="float">
            <text:p>34776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20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Weiß nicht)</text:p>
          </table:table-cell>
          <table:table-cell office:value-type="float" office:value="34777" calcext:value-type="float">
            <text:p>3477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5_2010_GER_DE_206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06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06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0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Akademische und technische Berufe wie: Arzt - Lehrer – Ingenieur - Künstler - Steuerberater</text:p>
          </table:table-cell>
          <table:table-cell office:value-type="float" office:value="44807" calcext:value-type="float">
            <text:p>44807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Höhere Verwaltungs- und Managementberufe wie: Finanzmanager – Geschäftsführer – Regierungsdirektor - Gewerkschaftsführer</text:p>
          </table:table-cell>
          <table:table-cell office:value-type="float" office:value="44808" calcext:value-type="float">
            <text:p>44808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Büroberufe wie: Sekretär – Büroangestellter – Büroleiter - Buchhalter</text:p>
          </table:table-cell>
          <table:table-cell office:value-type="float" office:value="44809" calcext:value-type="float">
            <text:p>44809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Vertriebsberufe wie: Vertriebsmanager – Ladenbesitzer – Verkäufer – Leiter der Versicherungsabteilung</text:p>
          </table:table-cell>
          <table:table-cell office:value-type="float" office:value="44810" calcext:value-type="float">
            <text:p>44810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Dienstleistungsberufe wie: Restaurantbesitzer – Polizist –Kellner – Pflegepersonal – Friseur – Bundeswehr</text:p>
          </table:table-cell>
          <table:table-cell office:value-type="float" office:value="44811" calcext:value-type="float">
            <text:p>44811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Ausgebildete Arbeitskräfte in technischen und handwerklichen Berufen wie: Werk- und Industriemeister - Kfz-Mechaniker – Maler -Werkzeugmacher – Elektriker</text:p>
          </table:table-cell>
          <table:table-cell office:value-type="float" office:value="44812" calcext:value-type="float">
            <text:p>44812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Angelernte Arbeitskräfte in technischen und handwerklichen Berufen wie: Maurer – Busfahrer – Arbeiter – Zimmerer – Metallarbeiter - Bäcker</text:p>
          </table:table-cell>
          <table:table-cell office:value-type="float" office:value="44813" calcext:value-type="float">
            <text:p>44813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Ungelernte Arbeitskräfte in technischen und handwerklichen Berufen wie: Hilfsarbeiter – Pförtner – ungelernter Fabrikarbeiter</text:p>
          </table:table-cell>
          <table:table-cell office:value-type="float" office:value="44814" calcext:value-type="float">
            <text:p>44814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Landarbeiter wie: Landwirt – Landarbeiter – Traktorfahrer - Fischer</text:p>
          </table:table-cell>
          <table:table-cell office:value-type="float" office:value="44815" calcext:value-type="float">
            <text:p>44815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8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Weiß nicht)</text:p>
          </table:table-cell>
          <table:table-cell office:value-type="float" office:value="44816" calcext:value-type="float">
            <text:p>44816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GER_DE_209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09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09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DE_210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Sehr nützlich</text:p>
          </table:table-cell>
          <table:table-cell office:value-type="float" office:value="44822" calcext:value-type="float">
            <text:p>44822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Ziemlich nützlich</text:p>
          </table:table-cell>
          <table:table-cell office:value-type="float" office:value="44823" calcext:value-type="float">
            <text:p>44823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icht sehr nützlich</text:p>
          </table:table-cell>
          <table:table-cell office:value-type="float" office:value="44824" calcext:value-type="float">
            <text:p>44824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Überhaupt nicht nützlich</text:p>
          </table:table-cell>
          <table:table-cell office:value-type="float" office:value="44825" calcext:value-type="float">
            <text:p>44825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Weiß nicht)</text:p>
          </table:table-cell>
          <table:table-cell office:value-type="float" office:value="44826" calcext:value-type="float">
            <text:p>44826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Alles</text:p>
          </table:table-cell>
          <table:table-cell office:value-type="float" office:value="44827" calcext:value-type="float">
            <text:p>44827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Einen großen Anteil</text:p>
          </table:table-cell>
          <table:table-cell office:value-type="float" office:value="44828" calcext:value-type="float">
            <text:p>44828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Etwa die Hälfte</text:p>
          </table:table-cell>
          <table:table-cell office:value-type="float" office:value="44829" calcext:value-type="float">
            <text:p>44829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Einen kleinen Anteil</text:p>
          </table:table-cell>
          <table:table-cell office:value-type="float" office:value="44830" calcext:value-type="float">
            <text:p>44830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Nichts</text:p>
          </table:table-cell>
          <table:table-cell office:value-type="float" office:value="44831" calcext:value-type="float">
            <text:p>44831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(Weiß nicht)</text:p>
          </table:table-cell>
          <table:table-cell office:value-type="float" office:value="44832" calcext:value-type="float">
            <text:p>44832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Überhaupt nicht</text:p>
          </table:table-cell>
          <table:table-cell office:value-type="float" office:value="44833" calcext:value-type="float">
            <text:p>44833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In sehr geringem Ausmaß</text:p>
          </table:table-cell>
          <table:table-cell office:value-type="float" office:value="44834" calcext:value-type="float">
            <text:p>44834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Ein wenig</text:p>
          </table:table-cell>
          <table:table-cell office:value-type="float" office:value="44835" calcext:value-type="float">
            <text:p>44835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In hohem Ausmaß</text:p>
          </table:table-cell>
          <table:table-cell office:value-type="float" office:value="44836" calcext:value-type="float">
            <text:p>44836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In sehr hohem Ausmaß</text:p>
          </table:table-cell>
          <table:table-cell office:value-type="float" office:value="44837" calcext:value-type="float">
            <text:p>44837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(Weiß nicht)</text:p>
          </table:table-cell>
          <table:table-cell office:value-type="float" office:value="44838" calcext:value-type="float">
            <text:p>44838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Auf keinen Fall</text:p>
          </table:table-cell>
          <table:table-cell office:value-type="float" office:value="44839" calcext:value-type="float">
            <text:p>44839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Wahrscheinlich nicht</text:p>
          </table:table-cell>
          <table:table-cell office:value-type="float" office:value="44840" calcext:value-type="float">
            <text:p>44840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Ich bin mir nicht sicher</text:p>
          </table:table-cell>
          <table:table-cell office:value-type="float" office:value="44841" calcext:value-type="float">
            <text:p>44841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Wahrscheinlich</text:p>
          </table:table-cell>
          <table:table-cell office:value-type="float" office:value="44842" calcext:value-type="float">
            <text:p>44842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Auf jeden Fall</text:p>
          </table:table-cell>
          <table:table-cell office:value-type="float" office:value="44843" calcext:value-type="float">
            <text:p>44843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(Weiß nicht)</text:p>
          </table:table-cell>
          <table:table-cell office:value-type="float" office:value="44844" calcext:value-type="float">
            <text:p>44844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Überhaupt nicht</text:p>
          </table:table-cell>
          <table:table-cell office:value-type="float" office:value="44833" calcext:value-type="float">
            <text:p>44833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In sehr geringem Ausmaß</text:p>
          </table:table-cell>
          <table:table-cell office:value-type="float" office:value="44834" calcext:value-type="float">
            <text:p>44834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Ein wenig</text:p>
          </table:table-cell>
          <table:table-cell office:value-type="float" office:value="44835" calcext:value-type="float">
            <text:p>44835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In hohem Ausmaß</text:p>
          </table:table-cell>
          <table:table-cell office:value-type="float" office:value="44836" calcext:value-type="float">
            <text:p>44836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In sehr hohem Ausmaß</text:p>
          </table:table-cell>
          <table:table-cell office:value-type="float" office:value="44837" calcext:value-type="float">
            <text:p>44837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(Weiß nicht)</text:p>
          </table:table-cell>
          <table:table-cell office:value-type="float" office:value="44838" calcext:value-type="float">
            <text:p>44838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Überhaupt nicht überzeugt</text:p>
          </table:table-cell>
          <table:table-cell office:value-type="float" office:value="44845" calcext:value-type="float">
            <text:p>44845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Ein wenig überzeugt</text:p>
          </table:table-cell>
          <table:table-cell office:value-type="float" office:value="44846" calcext:value-type="float">
            <text:p>44846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Recht überzeugt</text:p>
          </table:table-cell>
          <table:table-cell office:value-type="float" office:value="44847" calcext:value-type="float">
            <text:p>44847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Sehr überzeugt</text:p>
          </table:table-cell>
          <table:table-cell office:value-type="float" office:value="44848" calcext:value-type="float">
            <text:p>44848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Voll und ganz überzeugt</text:p>
          </table:table-cell>
          <table:table-cell office:value-type="float" office:value="44849" calcext:value-type="float">
            <text:p>44849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(Weiß nicht)</text:p>
          </table:table-cell>
          <table:table-cell office:value-type="float" office:value="44850" calcext:value-type="float">
            <text:p>44850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Gar keine Zeit</text:p>
          </table:table-cell>
          <table:table-cell office:value-type="float" office:value="44863" calcext:value-type="float">
            <text:p>4486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Weniger als 15 Minuten</text:p>
          </table:table-cell>
          <table:table-cell office:value-type="float" office:value="44864" calcext:value-type="float">
            <text:p>44864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15 Minuten bis zu 1/2 Stunde</text:p>
          </table:table-cell>
          <table:table-cell office:value-type="float" office:value="44865" calcext:value-type="float">
            <text:p>44865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hr als 1/2 Stunde, bis zu 45 Minuten</text:p>
          </table:table-cell>
          <table:table-cell office:value-type="float" office:value="44866" calcext:value-type="float">
            <text:p>44866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hr als 45 Minuten, bis zu 1 Stunden</text:p>
          </table:table-cell>
          <table:table-cell office:value-type="float" office:value="44867" calcext:value-type="float">
            <text:p>44867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68" calcext:value-type="float">
            <text:p>44868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69" calcext:value-type="float">
            <text:p>44869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70" calcext:value-type="float">
            <text:p>44870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71" calcext:value-type="float">
            <text:p>44871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Mehr als drei Stunden</text:p>
          </table:table-cell>
          <table:table-cell office:value-type="float" office:value="44872" calcext:value-type="float">
            <text:p>44872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(Weiß nicht)</text:p>
          </table:table-cell>
          <table:table-cell office:value-type="float" office:value="44873" calcext:value-type="float">
            <text:p>4487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Gar keine Zeit</text:p>
          </table:table-cell>
          <table:table-cell office:value-type="float" office:value="44863" calcext:value-type="float">
            <text:p>4486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Weniger als 15 Minuten</text:p>
          </table:table-cell>
          <table:table-cell office:value-type="float" office:value="44864" calcext:value-type="float">
            <text:p>44864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15 Minuten bis zu 1/2 Stunde</text:p>
          </table:table-cell>
          <table:table-cell office:value-type="float" office:value="44865" calcext:value-type="float">
            <text:p>44865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hr als 1/2 Stunde, bis zu 45 Minuten</text:p>
          </table:table-cell>
          <table:table-cell office:value-type="float" office:value="44866" calcext:value-type="float">
            <text:p>44866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hr als 45 Minuten, bis zu 1 Stunden</text:p>
          </table:table-cell>
          <table:table-cell office:value-type="float" office:value="44867" calcext:value-type="float">
            <text:p>44867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68" calcext:value-type="float">
            <text:p>44868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69" calcext:value-type="float">
            <text:p>44869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70" calcext:value-type="float">
            <text:p>44870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71" calcext:value-type="float">
            <text:p>44871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Mehr als drei Stunden</text:p>
          </table:table-cell>
          <table:table-cell office:value-type="float" office:value="44872" calcext:value-type="float">
            <text:p>44872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(Weiß nicht)</text:p>
          </table:table-cell>
          <table:table-cell office:value-type="float" office:value="44873" calcext:value-type="float">
            <text:p>4487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Gar keine Zeit</text:p>
          </table:table-cell>
          <table:table-cell office:value-type="float" office:value="44863" calcext:value-type="float">
            <text:p>4486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Weniger als 15 Minuten</text:p>
          </table:table-cell>
          <table:table-cell office:value-type="float" office:value="44864" calcext:value-type="float">
            <text:p>44864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15 Minuten bis zu 1/2 Stunde</text:p>
          </table:table-cell>
          <table:table-cell office:value-type="float" office:value="44865" calcext:value-type="float">
            <text:p>44865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hr als 1/2 Stunde, bis zu 45 Minuten</text:p>
          </table:table-cell>
          <table:table-cell office:value-type="float" office:value="44866" calcext:value-type="float">
            <text:p>44866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hr als 45 Minuten, bis zu 1 Stunden</text:p>
          </table:table-cell>
          <table:table-cell office:value-type="float" office:value="44867" calcext:value-type="float">
            <text:p>44867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68" calcext:value-type="float">
            <text:p>44868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69" calcext:value-type="float">
            <text:p>44869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70" calcext:value-type="float">
            <text:p>44870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71" calcext:value-type="float">
            <text:p>44871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Mehr als drei Stunden</text:p>
          </table:table-cell>
          <table:table-cell office:value-type="float" office:value="44872" calcext:value-type="float">
            <text:p>44872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(Weiß nicht)</text:p>
          </table:table-cell>
          <table:table-cell office:value-type="float" office:value="44873" calcext:value-type="float">
            <text:p>4487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Gar keine Zeit</text:p>
          </table:table-cell>
          <table:table-cell office:value-type="float" office:value="44863" calcext:value-type="float">
            <text:p>4486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Weniger als 15 Minuten</text:p>
          </table:table-cell>
          <table:table-cell office:value-type="float" office:value="44864" calcext:value-type="float">
            <text:p>44864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15 Minuten bis zu 1/2 Stunde</text:p>
          </table:table-cell>
          <table:table-cell office:value-type="float" office:value="44865" calcext:value-type="float">
            <text:p>44865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hr als 1/2 Stunde, bis zu 45 Minuten</text:p>
          </table:table-cell>
          <table:table-cell office:value-type="float" office:value="44866" calcext:value-type="float">
            <text:p>44866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hr als 45 Minuten, bis zu 1 Stunden</text:p>
          </table:table-cell>
          <table:table-cell office:value-type="float" office:value="44867" calcext:value-type="float">
            <text:p>44867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68" calcext:value-type="float">
            <text:p>44868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69" calcext:value-type="float">
            <text:p>44869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70" calcext:value-type="float">
            <text:p>44870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71" calcext:value-type="float">
            <text:p>44871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Mehr als drei Stunden</text:p>
          </table:table-cell>
          <table:table-cell office:value-type="float" office:value="44872" calcext:value-type="float">
            <text:p>44872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(Weiß nicht)</text:p>
          </table:table-cell>
          <table:table-cell office:value-type="float" office:value="44873" calcext:value-type="float">
            <text:p>4487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Gar keine Zeit</text:p>
          </table:table-cell>
          <table:table-cell office:value-type="float" office:value="44851" calcext:value-type="float">
            <text:p>4485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Weniger als eine 1/2 Stunde</text:p>
          </table:table-cell>
          <table:table-cell office:value-type="float" office:value="44852" calcext:value-type="float">
            <text:p>4485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1/2 bis zu 1 Stunde</text:p>
          </table:table-cell>
          <table:table-cell office:value-type="float" office:value="44853" calcext:value-type="float">
            <text:p>4485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44854" calcext:value-type="float">
            <text:p>44854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44855" calcext:value-type="float">
            <text:p>4485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44856" calcext:value-type="float">
            <text:p>4485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44857" calcext:value-type="float">
            <text:p>4485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44858" calcext:value-type="float">
            <text:p>4485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44859" calcext:value-type="float">
            <text:p>44859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44860" calcext:value-type="float">
            <text:p>4486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Mehr als 6 Stunden</text:p>
          </table:table-cell>
          <table:table-cell office:value-type="float" office:value="44861" calcext:value-type="float">
            <text:p>44861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(Weiß nicht)</text:p>
          </table:table-cell>
          <table:table-cell office:value-type="float" office:value="44862" calcext:value-type="float">
            <text:p>4486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Links</text:p>
          </table:table-cell>
          <table:table-cell office:value-type="float" office:value="40410" calcext:value-type="float">
            <text:p>40410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40411" calcext:value-type="float">
            <text:p>40411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40412" calcext:value-type="float">
            <text:p>40412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40413" calcext:value-type="float">
            <text:p>40413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40414" calcext:value-type="float">
            <text:p>40414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40415" calcext:value-type="float">
            <text:p>40415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40416" calcext:value-type="float">
            <text:p>40416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40417" calcext:value-type="float">
            <text:p>40417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40418" calcext:value-type="float">
            <text:p>40418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40419" calcext:value-type="float">
            <text:p>40419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Rechts</text:p>
          </table:table-cell>
          <table:table-cell office:value-type="float" office:value="40420" calcext:value-type="float">
            <text:p>40420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ß nicht)</text:p>
          </table:table-cell>
          <table:table-cell office:value-type="float" office:value="40421" calcext:value-type="float">
            <text:p>40421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44874" calcext:value-type="float">
            <text:p>44874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75" calcext:value-type="float">
            <text:p>44875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76" calcext:value-type="float">
            <text:p>44876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77" calcext:value-type="float">
            <text:p>44877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78" calcext:value-type="float">
            <text:p>44878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79" calcext:value-type="float">
            <text:p>44879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80" calcext:value-type="float">
            <text:p>44880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81" calcext:value-type="float">
            <text:p>44881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82" calcext:value-type="float">
            <text:p>44882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4883" calcext:value-type="float">
            <text:p>44883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44884" calcext:value-type="float">
            <text:p>44884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ß nicht)</text:p>
          </table:table-cell>
          <table:table-cell office:value-type="float" office:value="44885" calcext:value-type="float">
            <text:p>44885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Äußerst erfolglos</text:p>
          </table:table-cell>
          <table:table-cell office:value-type="float" office:value="44886" calcext:value-type="float">
            <text:p>4488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87" calcext:value-type="float">
            <text:p>44887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88" calcext:value-type="float">
            <text:p>44888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89" calcext:value-type="float">
            <text:p>44889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90" calcext:value-type="float">
            <text:p>44890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91" calcext:value-type="float">
            <text:p>44891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92" calcext:value-type="float">
            <text:p>44892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93" calcext:value-type="float">
            <text:p>44893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94" calcext:value-type="float">
            <text:p>44894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44895" calcext:value-type="float">
            <text:p>44895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Äußerst erfolgreich</text:p>
          </table:table-cell>
          <table:table-cell office:value-type="float" office:value="44896" calcext:value-type="float">
            <text:p>4489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ß nicht)</text:p>
          </table:table-cell>
          <table:table-cell office:value-type="float" office:value="44897" calcext:value-type="float">
            <text:p>44897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Äußerst erfolglos</text:p>
          </table:table-cell>
          <table:table-cell office:value-type="float" office:value="44898" calcext:value-type="float">
            <text:p>44898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899" calcext:value-type="float">
            <text:p>44899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0" calcext:value-type="float">
            <text:p>44900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1" calcext:value-type="float">
            <text:p>44901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2" calcext:value-type="float">
            <text:p>44902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3" calcext:value-type="float">
            <text:p>44903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4" calcext:value-type="float">
            <text:p>44904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5" calcext:value-type="float">
            <text:p>44905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6" calcext:value-type="float">
            <text:p>44906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44907" calcext:value-type="float">
            <text:p>44907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Äußerst erfolgreich</text:p>
          </table:table-cell>
          <table:table-cell office:value-type="float" office:value="44908" calcext:value-type="float">
            <text:p>44908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ß nicht)</text:p>
          </table:table-cell>
          <table:table-cell office:value-type="float" office:value="44909" calcext:value-type="float">
            <text:p>44909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Äußerst langsam</text:p>
          </table:table-cell>
          <table:table-cell office:value-type="float" office:value="44910" calcext:value-type="float">
            <text:p>44910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1" calcext:value-type="float">
            <text:p>44911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2" calcext:value-type="float">
            <text:p>44912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3" calcext:value-type="float">
            <text:p>44913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4" calcext:value-type="float">
            <text:p>44914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5" calcext:value-type="float">
            <text:p>44915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6" calcext:value-type="float">
            <text:p>44916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7" calcext:value-type="float">
            <text:p>44917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8" calcext:value-type="float">
            <text:p>44918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44919" calcext:value-type="float">
            <text:p>44919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Äußerst schnell</text:p>
          </table:table-cell>
          <table:table-cell office:value-type="float" office:value="44920" calcext:value-type="float">
            <text:p>44920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ß nicht)</text:p>
          </table:table-cell>
          <table:table-cell office:value-type="float" office:value="44921" calcext:value-type="float">
            <text:p>44921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überhaupt nicht oft</text:p>
          </table:table-cell>
          <table:table-cell office:value-type="float" office:value="39786" calcext:value-type="float">
            <text:p>39786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nicht sehr oft</text:p>
          </table:table-cell>
          <table:table-cell office:value-type="float" office:value="39787" calcext:value-type="float">
            <text:p>39787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oft</text:p>
          </table:table-cell>
          <table:table-cell office:value-type="float" office:value="39788" calcext:value-type="float">
            <text:p>39788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oder sehr oft</text:p>
          </table:table-cell>
          <table:table-cell office:value-type="float" office:value="39789" calcext:value-type="float">
            <text:p>39789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ß nicht)</text:p>
          </table:table-cell>
          <table:table-cell office:value-type="float" office:value="39790" calcext:value-type="float">
            <text:p>3979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überhaupt nicht oft</text:p>
          </table:table-cell>
          <table:table-cell office:value-type="float" office:value="39786" calcext:value-type="float">
            <text:p>39786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nicht sehr oft</text:p>
          </table:table-cell>
          <table:table-cell office:value-type="float" office:value="39787" calcext:value-type="float">
            <text:p>39787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oft</text:p>
          </table:table-cell>
          <table:table-cell office:value-type="float" office:value="39788" calcext:value-type="float">
            <text:p>39788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oder sehr oft</text:p>
          </table:table-cell>
          <table:table-cell office:value-type="float" office:value="39789" calcext:value-type="float">
            <text:p>39789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0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ß nicht)</text:p>
          </table:table-cell>
          <table:table-cell office:value-type="float" office:value="39790" calcext:value-type="float">
            <text:p>3979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überhaupt nicht oft</text:p>
          </table:table-cell>
          <table:table-cell office:value-type="float" office:value="39786" calcext:value-type="float">
            <text:p>39786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nicht sehr oft</text:p>
          </table:table-cell>
          <table:table-cell office:value-type="float" office:value="39787" calcext:value-type="float">
            <text:p>39787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oft</text:p>
          </table:table-cell>
          <table:table-cell office:value-type="float" office:value="39788" calcext:value-type="float">
            <text:p>39788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oder sehr oft</text:p>
          </table:table-cell>
          <table:table-cell office:value-type="float" office:value="39789" calcext:value-type="float">
            <text:p>39789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ß nicht)</text:p>
          </table:table-cell>
          <table:table-cell office:value-type="float" office:value="39790" calcext:value-type="float">
            <text:p>3979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DE_2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Überhaupt nicht wahrscheinlich</text:p>
          </table:table-cell>
          <table:table-cell office:value-type="float" office:value="44922" calcext:value-type="float">
            <text:p>44922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icht sehr wahrscheinlich</text:p>
          </table:table-cell>
          <table:table-cell office:value-type="float" office:value="44923" calcext:value-type="float">
            <text:p>44923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ahrscheinlich</text:p>
          </table:table-cell>
          <table:table-cell office:value-type="float" office:value="44924" calcext:value-type="float">
            <text:p>44924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ehr wahrscheinlich</text:p>
          </table:table-cell>
          <table:table-cell office:value-type="float" office:value="44925" calcext:value-type="float">
            <text:p>44925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ß nicht)</text:p>
          </table:table-cell>
          <table:table-cell office:value-type="float" office:value="44926" calcext:value-type="float">
            <text:p>44926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Überhaupt nicht wahrscheinlich</text:p>
          </table:table-cell>
          <table:table-cell office:value-type="float" office:value="44922" calcext:value-type="float">
            <text:p>44922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icht sehr wahrscheinlich</text:p>
          </table:table-cell>
          <table:table-cell office:value-type="float" office:value="44923" calcext:value-type="float">
            <text:p>44923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ahrscheinlich</text:p>
          </table:table-cell>
          <table:table-cell office:value-type="float" office:value="44924" calcext:value-type="float">
            <text:p>44924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ehr wahrscheinlich</text:p>
          </table:table-cell>
          <table:table-cell office:value-type="float" office:value="44925" calcext:value-type="float">
            <text:p>44925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Weiß nicht)</text:p>
          </table:table-cell>
          <table:table-cell office:value-type="float" office:value="44926" calcext:value-type="float">
            <text:p>44926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Überhaupt nicht wahrscheinlich</text:p>
          </table:table-cell>
          <table:table-cell office:value-type="float" office:value="44922" calcext:value-type="float">
            <text:p>44922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icht sehr wahrscheinlich</text:p>
          </table:table-cell>
          <table:table-cell office:value-type="float" office:value="44923" calcext:value-type="float">
            <text:p>44923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ahrscheinlich</text:p>
          </table:table-cell>
          <table:table-cell office:value-type="float" office:value="44924" calcext:value-type="float">
            <text:p>44924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hr wahrscheinlich</text:p>
          </table:table-cell>
          <table:table-cell office:value-type="float" office:value="44925" calcext:value-type="float">
            <text:p>44925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ß nicht)</text:p>
          </table:table-cell>
          <table:table-cell office:value-type="float" office:value="44926" calcext:value-type="float">
            <text:p>44926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ESS_R05_2010_GER_DE_245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Überhaupt nicht wahrscheinlich</text:p>
          </table:table-cell>
          <table:table-cell office:value-type="float" office:value="44927" calcext:value-type="float">
            <text:p>44927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5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Nicht sehr wahrscheinlich</text:p>
          </table:table-cell>
          <table:table-cell office:value-type="float" office:value="44928" calcext:value-type="float">
            <text:p>44928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5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Wahrscheinlich</text:p>
          </table:table-cell>
          <table:table-cell office:value-type="float" office:value="44929" calcext:value-type="float">
            <text:p>44929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5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44930" calcext:value-type="float">
            <text:p>44930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5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(Weiß nicht)</text:p>
          </table:table-cell>
          <table:table-cell office:value-type="float" office:value="44931" calcext:value-type="float">
            <text:p>44931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6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Überhaupt nicht wahrscheinlich</text:p>
          </table:table-cell>
          <table:table-cell office:value-type="float" office:value="44927" calcext:value-type="float">
            <text:p>44927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6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Nicht sehr wahrscheinlich</text:p>
          </table:table-cell>
          <table:table-cell office:value-type="float" office:value="44928" calcext:value-type="float">
            <text:p>44928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6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Wahrscheinlich</text:p>
          </table:table-cell>
          <table:table-cell office:value-type="float" office:value="44929" calcext:value-type="float">
            <text:p>44929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6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44930" calcext:value-type="float">
            <text:p>44930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6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(Weiß nicht)</text:p>
          </table:table-cell>
          <table:table-cell office:value-type="float" office:value="44931" calcext:value-type="float">
            <text:p>44931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7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Überhaupt nicht wahrscheinlich</text:p>
          </table:table-cell>
          <table:table-cell office:value-type="float" office:value="44927" calcext:value-type="float">
            <text:p>44927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7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Nicht sehr wahrscheinlich</text:p>
          </table:table-cell>
          <table:table-cell office:value-type="float" office:value="44928" calcext:value-type="float">
            <text:p>44928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7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Wahrscheinlich</text:p>
          </table:table-cell>
          <table:table-cell office:value-type="float" office:value="44929" calcext:value-type="float">
            <text:p>44929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7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44930" calcext:value-type="float">
            <text:p>44930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7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(Weiß nicht)</text:p>
          </table:table-cell>
          <table:table-cell office:value-type="float" office:value="44931" calcext:value-type="float">
            <text:p>44931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Sehr erfolglos</text:p>
          </table:table-cell>
          <table:table-cell office:value-type="float" office:value="44932" calcext:value-type="float">
            <text:p>44932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Eher erfolglos</text:p>
          </table:table-cell>
          <table:table-cell office:value-type="float" office:value="44933" calcext:value-type="float">
            <text:p>44933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Weder noch</text:p>
          </table:table-cell>
          <table:table-cell office:value-type="float" office:value="44934" calcext:value-type="float">
            <text:p>44934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Eher erfolgreich</text:p>
          </table:table-cell>
          <table:table-cell office:value-type="float" office:value="44935" calcext:value-type="float">
            <text:p>44935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Sehr erfolgreich</text:p>
          </table:table-cell>
          <table:table-cell office:value-type="float" office:value="44936" calcext:value-type="float">
            <text:p>44936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(Weiß nicht)</text:p>
          </table:table-cell>
          <table:table-cell office:value-type="float" office:value="44937" calcext:value-type="float">
            <text:p>44937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Sehr erfolglos</text:p>
          </table:table-cell>
          <table:table-cell office:value-type="float" office:value="44932" calcext:value-type="float">
            <text:p>44932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Eher erfolglos</text:p>
          </table:table-cell>
          <table:table-cell office:value-type="float" office:value="44933" calcext:value-type="float">
            <text:p>44933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Weder noch</text:p>
          </table:table-cell>
          <table:table-cell office:value-type="float" office:value="44934" calcext:value-type="float">
            <text:p>44934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Eher erfolgreich</text:p>
          </table:table-cell>
          <table:table-cell office:value-type="float" office:value="44935" calcext:value-type="float">
            <text:p>44935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Sehr erfolgreich</text:p>
          </table:table-cell>
          <table:table-cell office:value-type="float" office:value="44936" calcext:value-type="float">
            <text:p>44936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(Weiß nicht)</text:p>
          </table:table-cell>
          <table:table-cell office:value-type="float" office:value="44937" calcext:value-type="float">
            <text:p>44937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Sehr langsam</text:p>
          </table:table-cell>
          <table:table-cell office:value-type="float" office:value="44938" calcext:value-type="float">
            <text:p>44938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Eher langsam</text:p>
          </table:table-cell>
          <table:table-cell office:value-type="float" office:value="44939" calcext:value-type="float">
            <text:p>44939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Weder noch</text:p>
          </table:table-cell>
          <table:table-cell office:value-type="float" office:value="44940" calcext:value-type="float">
            <text:p>44940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Eher schnell</text:p>
          </table:table-cell>
          <table:table-cell office:value-type="float" office:value="44941" calcext:value-type="float">
            <text:p>44941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Sehr schnell</text:p>
          </table:table-cell>
          <table:table-cell office:value-type="float" office:value="44942" calcext:value-type="float">
            <text:p>44942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5_2010_GER_DE_250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(Weiß nicht)</text:p>
          </table:table-cell>
          <table:table-cell office:value-type="float" office:value="44943" calcext:value-type="float">
            <text:p>44943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Fast nie</text:p>
          </table:table-cell>
          <table:table-cell office:value-type="float" office:value="44944" calcext:value-type="float">
            <text:p>44944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1" calcext:value-type="float">
            <text:p>1</text:p>
          </table:table-cell>
          <table:table-cell office:value-type="float" office:value="44945" calcext:value-type="float">
            <text:p>4494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2" calcext:value-type="float">
            <text:p>2</text:p>
          </table:table-cell>
          <table:table-cell office:value-type="float" office:value="44946" calcext:value-type="float">
            <text:p>44946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3" calcext:value-type="float">
            <text:p>3</text:p>
          </table:table-cell>
          <table:table-cell office:value-type="float" office:value="44947" calcext:value-type="float">
            <text:p>44947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4" calcext:value-type="float">
            <text:p>4</text:p>
          </table:table-cell>
          <table:table-cell office:value-type="float" office:value="44948" calcext:value-type="float">
            <text:p>44948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5" calcext:value-type="float">
            <text:p>5</text:p>
          </table:table-cell>
          <table:table-cell office:value-type="float" office:value="44949" calcext:value-type="float">
            <text:p>44949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6" calcext:value-type="float">
            <text:p>6</text:p>
          </table:table-cell>
          <table:table-cell office:value-type="float" office:value="44950" calcext:value-type="float">
            <text:p>44950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7" calcext:value-type="float">
            <text:p>7</text:p>
          </table:table-cell>
          <table:table-cell office:value-type="float" office:value="44951" calcext:value-type="float">
            <text:p>4495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8" calcext:value-type="float">
            <text:p>8</text:p>
          </table:table-cell>
          <table:table-cell office:value-type="float" office:value="44952" calcext:value-type="float">
            <text:p>44952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float" office:value="9" calcext:value-type="float">
            <text:p>9</text:p>
          </table:table-cell>
          <table:table-cell office:value-type="float" office:value="44953" calcext:value-type="float">
            <text:p>44953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Fast immer</text:p>
          </table:table-cell>
          <table:table-cell office:value-type="float" office:value="44954" calcext:value-type="float">
            <text:p>44954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(Weiß nicht)</text:p>
          </table:table-cell>
          <table:table-cell office:value-type="float" office:value="44955" calcext:value-type="float">
            <text:p>4495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Fast nie</text:p>
          </table:table-cell>
          <table:table-cell office:value-type="float" office:value="44944" calcext:value-type="float">
            <text:p>44944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1" calcext:value-type="float">
            <text:p>1</text:p>
          </table:table-cell>
          <table:table-cell office:value-type="float" office:value="44945" calcext:value-type="float">
            <text:p>4494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2" calcext:value-type="float">
            <text:p>2</text:p>
          </table:table-cell>
          <table:table-cell office:value-type="float" office:value="44946" calcext:value-type="float">
            <text:p>44946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3" calcext:value-type="float">
            <text:p>3</text:p>
          </table:table-cell>
          <table:table-cell office:value-type="float" office:value="44947" calcext:value-type="float">
            <text:p>44947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4" calcext:value-type="float">
            <text:p>4</text:p>
          </table:table-cell>
          <table:table-cell office:value-type="float" office:value="44948" calcext:value-type="float">
            <text:p>44948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5" calcext:value-type="float">
            <text:p>5</text:p>
          </table:table-cell>
          <table:table-cell office:value-type="float" office:value="44949" calcext:value-type="float">
            <text:p>44949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6" calcext:value-type="float">
            <text:p>6</text:p>
          </table:table-cell>
          <table:table-cell office:value-type="float" office:value="44950" calcext:value-type="float">
            <text:p>44950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7" calcext:value-type="float">
            <text:p>7</text:p>
          </table:table-cell>
          <table:table-cell office:value-type="float" office:value="44951" calcext:value-type="float">
            <text:p>4495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8" calcext:value-type="float">
            <text:p>8</text:p>
          </table:table-cell>
          <table:table-cell office:value-type="float" office:value="44952" calcext:value-type="float">
            <text:p>44952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float" office:value="9" calcext:value-type="float">
            <text:p>9</text:p>
          </table:table-cell>
          <table:table-cell office:value-type="float" office:value="44953" calcext:value-type="float">
            <text:p>44953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Fast immer</text:p>
          </table:table-cell>
          <table:table-cell office:value-type="float" office:value="44954" calcext:value-type="float">
            <text:p>44954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(Weiß nicht)</text:p>
          </table:table-cell>
          <table:table-cell office:value-type="float" office:value="44955" calcext:value-type="float">
            <text:p>4495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Fast nie</text:p>
          </table:table-cell>
          <table:table-cell office:value-type="float" office:value="44944" calcext:value-type="float">
            <text:p>44944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1" calcext:value-type="float">
            <text:p>1</text:p>
          </table:table-cell>
          <table:table-cell office:value-type="float" office:value="44945" calcext:value-type="float">
            <text:p>4494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2" calcext:value-type="float">
            <text:p>2</text:p>
          </table:table-cell>
          <table:table-cell office:value-type="float" office:value="44946" calcext:value-type="float">
            <text:p>44946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3" calcext:value-type="float">
            <text:p>3</text:p>
          </table:table-cell>
          <table:table-cell office:value-type="float" office:value="44947" calcext:value-type="float">
            <text:p>44947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4" calcext:value-type="float">
            <text:p>4</text:p>
          </table:table-cell>
          <table:table-cell office:value-type="float" office:value="44948" calcext:value-type="float">
            <text:p>44948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5" calcext:value-type="float">
            <text:p>5</text:p>
          </table:table-cell>
          <table:table-cell office:value-type="float" office:value="44949" calcext:value-type="float">
            <text:p>44949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6" calcext:value-type="float">
            <text:p>6</text:p>
          </table:table-cell>
          <table:table-cell office:value-type="float" office:value="44950" calcext:value-type="float">
            <text:p>44950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7" calcext:value-type="float">
            <text:p>7</text:p>
          </table:table-cell>
          <table:table-cell office:value-type="float" office:value="44951" calcext:value-type="float">
            <text:p>4495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8" calcext:value-type="float">
            <text:p>8</text:p>
          </table:table-cell>
          <table:table-cell office:value-type="float" office:value="44952" calcext:value-type="float">
            <text:p>44952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float" office:value="9" calcext:value-type="float">
            <text:p>9</text:p>
          </table:table-cell>
          <table:table-cell office:value-type="float" office:value="44953" calcext:value-type="float">
            <text:p>44953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Fast immer</text:p>
          </table:table-cell>
          <table:table-cell office:value-type="float" office:value="44954" calcext:value-type="float">
            <text:p>44954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(Weiß nicht)</text:p>
          </table:table-cell>
          <table:table-cell office:value-type="float" office:value="44955" calcext:value-type="float">
            <text:p>4495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GER_DE_254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Sehr unwahrscheinlich</text:p>
          </table:table-cell>
          <table:table-cell office:value-type="float" office:value="44956" calcext:value-type="float">
            <text:p>44956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4</text:p>
          </table:table-cell>
          <table:table-cell office:value-type="string" calcext:value-type="string">
            <text:p>IF19</text:p>
          </table:table-cell>
          <table:table-cell office:value-type="float" office:value="2" calcext:value-type="float">
            <text:p>2</text:p>
          </table:table-cell>
          <table:table-cell office:value-type="float" office:value="44957" calcext:value-type="float">
            <text:p>44957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4</text:p>
          </table:table-cell>
          <table:table-cell office:value-type="string" calcext:value-type="string">
            <text:p>IF19</text:p>
          </table:table-cell>
          <table:table-cell office:value-type="float" office:value="3" calcext:value-type="float">
            <text:p>3</text:p>
          </table:table-cell>
          <table:table-cell office:value-type="float" office:value="44958" calcext:value-type="float">
            <text:p>44958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4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Sehr wahrscheinlich</text:p>
          </table:table-cell>
          <table:table-cell office:value-type="float" office:value="44959" calcext:value-type="float">
            <text:p>44959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4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(Weiß nicht)</text:p>
          </table:table-cell>
          <table:table-cell office:value-type="float" office:value="44960" calcext:value-type="float">
            <text:p>44960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5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Sehr unwahrscheinlich</text:p>
          </table:table-cell>
          <table:table-cell office:value-type="float" office:value="44956" calcext:value-type="float">
            <text:p>44956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5</text:p>
          </table:table-cell>
          <table:table-cell office:value-type="string" calcext:value-type="string">
            <text:p>IF20</text:p>
          </table:table-cell>
          <table:table-cell office:value-type="float" office:value="2" calcext:value-type="float">
            <text:p>2</text:p>
          </table:table-cell>
          <table:table-cell office:value-type="float" office:value="44957" calcext:value-type="float">
            <text:p>44957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5</text:p>
          </table:table-cell>
          <table:table-cell office:value-type="string" calcext:value-type="string">
            <text:p>IF20</text:p>
          </table:table-cell>
          <table:table-cell office:value-type="float" office:value="3" calcext:value-type="float">
            <text:p>3</text:p>
          </table:table-cell>
          <table:table-cell office:value-type="float" office:value="44958" calcext:value-type="float">
            <text:p>44958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5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Sehr wahrscheinlich</text:p>
          </table:table-cell>
          <table:table-cell office:value-type="float" office:value="44959" calcext:value-type="float">
            <text:p>44959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5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(Weiß nicht)</text:p>
          </table:table-cell>
          <table:table-cell office:value-type="float" office:value="44960" calcext:value-type="float">
            <text:p>44960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6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Sehr unwahrscheinlich</text:p>
          </table:table-cell>
          <table:table-cell office:value-type="float" office:value="44956" calcext:value-type="float">
            <text:p>44956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6</text:p>
          </table:table-cell>
          <table:table-cell office:value-type="string" calcext:value-type="string">
            <text:p>IF21</text:p>
          </table:table-cell>
          <table:table-cell office:value-type="float" office:value="2" calcext:value-type="float">
            <text:p>2</text:p>
          </table:table-cell>
          <table:table-cell office:value-type="float" office:value="44957" calcext:value-type="float">
            <text:p>44957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6</text:p>
          </table:table-cell>
          <table:table-cell office:value-type="string" calcext:value-type="string">
            <text:p>IF21</text:p>
          </table:table-cell>
          <table:table-cell office:value-type="float" office:value="3" calcext:value-type="float">
            <text:p>3</text:p>
          </table:table-cell>
          <table:table-cell office:value-type="float" office:value="44958" calcext:value-type="float">
            <text:p>44958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6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Sehr wahrscheinlich</text:p>
          </table:table-cell>
          <table:table-cell office:value-type="float" office:value="44959" calcext:value-type="float">
            <text:p>44959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6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(Weiß nicht)</text:p>
          </table:table-cell>
          <table:table-cell office:value-type="float" office:value="44960" calcext:value-type="float">
            <text:p>44960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Äußerst erfolglos</text:p>
          </table:table-cell>
          <table:table-cell office:value-type="float" office:value="44961" calcext:value-type="float">
            <text:p>44961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Sehr erfolglos</text:p>
          </table:table-cell>
          <table:table-cell office:value-type="float" office:value="44962" calcext:value-type="float">
            <text:p>44962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Eher erfolglos</text:p>
          </table:table-cell>
          <table:table-cell office:value-type="float" office:value="44963" calcext:value-type="float">
            <text:p>44963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Weder noch</text:p>
          </table:table-cell>
          <table:table-cell office:value-type="float" office:value="44964" calcext:value-type="float">
            <text:p>44964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Eher erfolgreich</text:p>
          </table:table-cell>
          <table:table-cell office:value-type="float" office:value="44965" calcext:value-type="float">
            <text:p>44965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Sehr erfolgreich</text:p>
          </table:table-cell>
          <table:table-cell office:value-type="float" office:value="44966" calcext:value-type="float">
            <text:p>44966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Äußerst erfolgreich</text:p>
          </table:table-cell>
          <table:table-cell office:value-type="float" office:value="44967" calcext:value-type="float">
            <text:p>44967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(Weiß nicht)</text:p>
          </table:table-cell>
          <table:table-cell office:value-type="float" office:value="44968" calcext:value-type="float">
            <text:p>4496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Äußerst erfolglos</text:p>
          </table:table-cell>
          <table:table-cell office:value-type="float" office:value="44961" calcext:value-type="float">
            <text:p>44961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Sehr erfolglos</text:p>
          </table:table-cell>
          <table:table-cell office:value-type="float" office:value="44962" calcext:value-type="float">
            <text:p>44962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Eher erfolglos</text:p>
          </table:table-cell>
          <table:table-cell office:value-type="float" office:value="44963" calcext:value-type="float">
            <text:p>44963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Weder noch</text:p>
          </table:table-cell>
          <table:table-cell office:value-type="float" office:value="44964" calcext:value-type="float">
            <text:p>44964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Eher erfolgreich</text:p>
          </table:table-cell>
          <table:table-cell office:value-type="float" office:value="44965" calcext:value-type="float">
            <text:p>44965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Sehr erfolgreich</text:p>
          </table:table-cell>
          <table:table-cell office:value-type="float" office:value="44966" calcext:value-type="float">
            <text:p>44966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Äußerst erfolgreich</text:p>
          </table:table-cell>
          <table:table-cell office:value-type="float" office:value="44967" calcext:value-type="float">
            <text:p>44967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(Weiß nicht)</text:p>
          </table:table-cell>
          <table:table-cell office:value-type="float" office:value="44968" calcext:value-type="float">
            <text:p>4496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Äußerst langsam</text:p>
          </table:table-cell>
          <table:table-cell office:value-type="float" office:value="44969" calcext:value-type="float">
            <text:p>44969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Sehr langsam</text:p>
          </table:table-cell>
          <table:table-cell office:value-type="float" office:value="44970" calcext:value-type="float">
            <text:p>44970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Eher langsam</text:p>
          </table:table-cell>
          <table:table-cell office:value-type="float" office:value="44971" calcext:value-type="float">
            <text:p>44971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Weder noch</text:p>
          </table:table-cell>
          <table:table-cell office:value-type="float" office:value="44972" calcext:value-type="float">
            <text:p>44972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Eher schnell</text:p>
          </table:table-cell>
          <table:table-cell office:value-type="float" office:value="44973" calcext:value-type="float">
            <text:p>44973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Sehr schnell</text:p>
          </table:table-cell>
          <table:table-cell office:value-type="float" office:value="44974" calcext:value-type="float">
            <text:p>44974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Äußerst schnell</text:p>
          </table:table-cell>
          <table:table-cell office:value-type="float" office:value="44975" calcext:value-type="float">
            <text:p>44975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(Weiß nicht)</text:p>
          </table:table-cell>
          <table:table-cell office:value-type="float" office:value="44976" calcext:value-type="float">
            <text:p>44976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GER_DE_260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Nie fast nie selten gelegentlich manchmal in der</text:p>
          </table:table-cell>
          <table:table-cell office:value-type="float" office:value="44977" calcext:value-type="float">
            <text:p>44977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0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Hälfte der</text:p>
          </table:table-cell>
          <table:table-cell office:value-type="float" office:value="44978" calcext:value-type="float">
            <text:p>44978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0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Fälle eher schon oft sehr oft fast immer immer</text:p>
          </table:table-cell>
          <table:table-cell office:value-type="float" office:value="44979" calcext:value-type="float">
            <text:p>44979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0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(Weiß nicht)</text:p>
          </table:table-cell>
          <table:table-cell office:value-type="float" office:value="44980" calcext:value-type="float">
            <text:p>44980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1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Nie fast nie selten gelegentlich manchmal in der</text:p>
          </table:table-cell>
          <table:table-cell office:value-type="float" office:value="44977" calcext:value-type="float">
            <text:p>44977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1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Hälfte der</text:p>
          </table:table-cell>
          <table:table-cell office:value-type="float" office:value="44978" calcext:value-type="float">
            <text:p>44978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1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Fälle eher schon oft sehr oft fast immer immer</text:p>
          </table:table-cell>
          <table:table-cell office:value-type="float" office:value="44979" calcext:value-type="float">
            <text:p>44979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1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(Weiß nicht)</text:p>
          </table:table-cell>
          <table:table-cell office:value-type="float" office:value="44980" calcext:value-type="float">
            <text:p>44980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2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Nie fast nie selten gelegentlich manchmal in der</text:p>
          </table:table-cell>
          <table:table-cell office:value-type="float" office:value="44977" calcext:value-type="float">
            <text:p>44977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2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Hälfte der</text:p>
          </table:table-cell>
          <table:table-cell office:value-type="float" office:value="44978" calcext:value-type="float">
            <text:p>44978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2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Fälle eher schon oft sehr oft fast immer immer</text:p>
          </table:table-cell>
          <table:table-cell office:value-type="float" office:value="44979" calcext:value-type="float">
            <text:p>44979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GER_DE_262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(Weiß nicht)</text:p>
          </table:table-cell>
          <table:table-cell office:value-type="float" office:value="44980" calcext:value-type="float">
            <text:p>44980</text:p>
          </table:table-cell>
          <table:table-cell office:value-type="float" office:value="5484" calcext:value-type="float">
            <text:p>5484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GER_DE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un möchten wir Ihnen einige Fragen über Staat und Politik stellen.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5_2010_GER_DE_5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Und nun möchte ich Ihnen ein paar Fragen zu Ihrer Person und zu Ihrem Leben stellen.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5_2010_GER_DE_12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tzt möchte ich Ihnen einige Fragen über Sie und andere Personen in Ihrem Haushalt stellen.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5_2010_GER_DE_23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der Politik spricht man manchmal von „links“ und „rechts“.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n ein paar Fragen dazu, wie die Polizei mit Straftaten wie Einbruch und körperlicher Gewalt umgeht.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5_2010_GER_DE_23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Zu den nächsten Fragen gibt es keine Liste.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ESS_R05_2010_GER_DE_2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un stellen Sie sich vor, Sie würden folgende Dinge in Deutschland tun.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ESS_R05_2010_GER_DE_245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Nun stellen Sie sich vor, Sie würden folgende Dinge in Deutschland tun.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ESS_R05_2010_GER_DE_248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Die ersten Fragen beziehen sich auf die Polizei in Deutschland.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ESS_R05_2010_GER_DE_251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un ein paar Fragen dazu, wie die Polizei mit Straftaten wie Einbruch und körperlicher Gewalt umgeht.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5_2010_GER_DE_254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Nun stellen Sie sich vor, Sie würden folgende Dinge in Deutschland tun.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Die folgenden Fragen beziehen sich auf die Polizei in Deutschland.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ESS_R05_2010_GER_DE_260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Nun ein paar Fragen dazu, wie die Polizei mit Straftaten wie Einbruch und körperlicher Gewalt umgeht.</text:p>
          </table:table-cell>
          <table:table-cell office:value-type="float" office:value="477" calcext:value-type="float">
            <text:p>477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itte sagen Sie es mir anhand von Liste 1.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ESS_R05_2010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itte benutzen Sie dazu wieder die Liste 1.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string" calcext:value-type="string">
            <text:p>ESS_R05_2010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agen Sie es mir bitte wieder anhand von Liste 1.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ESS_R05_2010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itte sagen Sie es mir nochmals anhand von Liste 1.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ESS_R05_2010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itte benutzen Sie wieder Liste 1.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ESS_R05_2010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itte sagen Sie es mir nochmals anhand von Liste 1.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tte benutzen Sie jetzt Liste 3.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ESS_R05_2010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tte sagen Sie es mir anhand dieser Skala von 0 bis 10.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ESS_R05_2010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itte benutzen Sie Liste 4.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ESS_R05_2010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itte benutzen Sie dafür Liste 5.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ESS_R05_2010_GER_D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itte antworten sie anhand von Liste 10.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ESS_R05_2010_GER_D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enutzen Sie bitte wieder Liste 10.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ESS_R05_2010_GER_D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itte benutzen Sie noch einmal Liste 10.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ESS_R05_2010_GER_D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itte sagen Sie es mir noch einmal anhand von Liste 10.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ESS_R05_2010_GER_DE_4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Bitte benutzen Sie Liste 14.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ESS_R05_2010_GER_DE_4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Bitte benutzen Sie wieder Liste 14.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ESS_R05_2010_GER_DE_4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Bitte benutzen Sie nochmals Liste 14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ESS_R05_2010_GER_DE_4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Bitte benutzen Sie Liste 15.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ESS_R05_2010_GER_DE_5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Bitte benutzen Sie Liste 17.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ESS_R05_2010_GER_DE_5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itte sagen Sie es mir anhand von Liste 18.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string" calcext:value-type="string">
            <text:p>ESS_R05_2010_GER_DE_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itte benutzen Sie Liste 19.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ESS_R05_2010_GER_DE_5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tte sagen Sie es mir anhand von Liste 20.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ESS_R05_2010_GER_DE_5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itte benutzen Sie für Ihre Antwort Liste 21.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string" calcext:value-type="string">
            <text:p>ESS_R05_2010_GER_DE_69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Bitte benutzen Sie Liste 23 für Ihre Antwort.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string" calcext:value-type="string">
            <text:p>ESS_R05_2010_GER_DE_70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Benutzen Sie bitte die Liste 24.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string" calcext:value-type="string">
            <text:p>ESS_R05_2010_GER_DE_7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Bitte benutzen Sie dazu wieder Liste 24.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ESS_R05_2010_GER_DE_8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8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ählen Sie ihre Antwort aus Liste 27 aus.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ESS_R05_2010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ählen Sie Ihre Antwort aus Liste 28 aus.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ESS_R05_2010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Wählen Sie Ihre Antwort aus Liste 29 aus.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string" calcext:value-type="string">
            <text:p>ESS_R05_2010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Wählen Sie Ihre Antwort aus Liste 30 aus.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string" calcext:value-type="string">
            <text:p>ESS_R05_2010_GER_DE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enutzen Sie Liste 33.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string" calcext:value-type="string">
            <text:p>ESS_R05_2010_GER_DE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Wählen Sie Ihre Antwort aus Liste 36 aus.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string" calcext:value-type="string">
            <text:p>ESS_R05_2010_GER_DE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Wählen Sie eine Antwort aus Liste 38.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string" calcext:value-type="string">
            <text:p>ESS_R05_2010_GER_DE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Wählen Sie eine Antwort aus Liste 39 aus.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string" calcext:value-type="string">
            <text:p>ESS_R05_2010_GER_DE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Bitte benutzen Sie für ihre Antwort Liste 40.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SS_R05_2010_GER_DE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Benutzen Sie Liste 42.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ESS_R05_2010_GER_DE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: BITTE VORLESEN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string" calcext:value-type="string">
            <text:p>ESS_R05_2010_GER_DE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itte benutzen Sie Liste 45.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ESS_R05_2010_GER_DE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itte sagen Sie es mir anhand von Liste 49.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ESS_R05_2010_GER_DE_141</text:p>
          </table:table-cell>
          <table:table-cell office:value-type="string" calcext:value-type="string">
            <text:p>F15a</text:p>
          </table:table-cell>
          <table:table-cell office:value-type="string" calcext:value-type="string">
            <text:p>Bitte sagen Sie es mir anhand von Liste 49a.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string" calcext:value-type="string">
            <text:p>ESS_R05_2010_GER_DE_17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Bitte sagen Sie es mir anhand von Liste 54.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ESS_R05_2010_GER_DE_173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Bitte benutzen Sie Liste 57.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ESS_R05_2010_GER_DE_174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Bitte benutzen Sie Liste 57.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ESS_R05_2010_GER_DE_175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Bitte benutzen Sie Liste 57.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ESS_R05_2010_GER_DE_176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Bitte benutzen Sie Liste 56.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ESS_R05_2010_GER_DE_17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Bitte benutzen Sie Liste 58.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ESS_R05_2010_GER_DE_17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itte sagen Sie es mir anhand von Liste 59.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ESS_R05_2010_GER_DE_180</text:p>
          </table:table-cell>
          <table:table-cell office:value-type="string" calcext:value-type="string">
            <text:p>F45a</text:p>
          </table:table-cell>
          <table:table-cell office:value-type="string" calcext:value-type="string">
            <text:p>Bitte sagen Sie es mir anhand von Liste 59a.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ESS_R05_2010_GER_DE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itte sagen Sie es mir anhand von Liste 61.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ESS_R05_2010_GER_DE_194</text:p>
          </table:table-cell>
          <table:table-cell office:value-type="string" calcext:value-type="string">
            <text:p>F58a</text:p>
          </table:table-cell>
          <table:table-cell office:value-type="string" calcext:value-type="string">
            <text:p>Bitte sagen Sie es mir anhand von Liste 61a.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string" calcext:value-type="string">
            <text:p>ESS_R05_2010_GER_DE_20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itte sagen Sie es mir anhand von Liste 63.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string" calcext:value-type="string">
            <text:p>ESS_R05_2010_GER_DE_202</text:p>
          </table:table-cell>
          <table:table-cell office:value-type="string" calcext:value-type="string">
            <text:p>F64A</text:p>
          </table:table-cell>
          <table:table-cell office:value-type="string" calcext:value-type="string">
            <text:p>Bitte sagen Sie es mir anhand von Liste 63a.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string" calcext:value-type="string">
            <text:p>ESS_R05_2010_GER_DE_211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Bitte be-nutzen Sie Liste 65.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ESS_R05_2010_GER_DE_212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Bitte benutzen Sie Liste 66.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ESS_R05_2010_GER_DE_21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Bitte benutzen Sie diese Liste um zu antworten.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ESS_R05_2010_GER_DE_214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15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16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Bitte benutzen Sie für Ihre Antwort Liste K.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ESS_R05_2010_GER_DE_217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Bitte benutzen Sie für Ihre Antwort Liste L.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string" calcext:value-type="string">
            <text:p>ESS_R05_2010_GER_DE_218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Bitte benutzen Sie für Ihre Antwort Liste M.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string" calcext:value-type="string">
            <text:p>ESS_R05_2010_GER_DE_219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Bitte benutzen Sie für Ihre Antwort Liste N.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string" calcext:value-type="string">
            <text:p>ESS_R05_2010_GER_DE_220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Bitte benutzen Sie diese Liste um zu antworten.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ESS_R05_2010_GER_DE_221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Bitte benutzen Sie dazu wieder die Liste O.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ESS_R05_2010_GER_DE_222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23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Bitte sagen Sie es mir nochmals anhand von Liste O.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ESS_R05_2010_GER_DE_224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Bitte benutzen Sie Liste P.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ESS_R05_2010_GER_DE_225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Bitte sagen Sie es mir nochmals anhand von Liste P.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ESS_R05_2010_GER_DE_226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Bitte benutzen Sie Liste Q um zu antworten.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ESS_R05_2010_GER_DE_227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Bitte benutzen Sie dazu wieder die Liste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ESS_R05_2010_GER_DE_228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29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Bitte benutzen Sie dazu wieder die Liste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ESS_R05_2010_GER_DE_230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Bitte benutzen Sie Liste R.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string" calcext:value-type="string">
            <text:p>ESS_R05_2010_GER_DE_231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Bitte sagen Sie es mir nochmals anhand von Liste R.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ESS_R05_2010_GER_DE_232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Benutzen Sie bitte Liste S.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string" calcext:value-type="string">
            <text:p>ESS_R05_2010_GER_DE_233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Bitte sagen Sie es mir nochmals anhand von Liste S.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string" calcext:value-type="string">
            <text:p>ESS_R05_2010_GER_DE_235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itte sagen Sie es mir noch einmal anhand von Liste 10.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ESS_R05_2010_GER_DE_23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49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52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Bitte benutzen Sie dieselbe Liste.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ESS_R05_2010_GER_DE_253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Bitte benutzen Sie dieselbe Liste.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ESS_R05_2010_GER_DE_257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Bitte benutzen Sie diese Liste.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ESS_R05_2010_GER_DE_258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59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Benutzen Sie bitte Liste D.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ESS_R05_2010_GER_DE_260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Bitte benutzen Sie diese Liste.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ESS_R05_2010_GER_DE_261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ESS_R05_2010_GER_DE_262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Benutzen Sie dieselbe Liste.</text:p>
          </table:table-cell>
          <table:table-cell office:value-type="float" office:value="2830" calcext:value-type="float">
            <text:p>28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6:08:56.343979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6:09:28.475150267</dc:date>
    <meta:editing-duration>PT1M28S</meta:editing-duration>
    <meta:editing-cycles>2</meta:editing-cycles>
    <meta:generator>LibreOffice/6.0.7.3$Linux_X86_64 LibreOffice_project/00m0$Build-3</meta:generator>
    <meta:document-statistic meta:table-count="4" meta:cell-count="10822" meta:object-count="0"/>
  </office:meta>
</office:document-meta>
</file>